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bb6" officeooo:paragraph-rsid="001bfbb6"/>
    </style:style>
    <style:style style:name="P2" style:family="paragraph" style:parent-style-name="Standard">
      <style:text-properties officeooo:rsid="001bfbb6" officeooo:paragraph-rsid="001bfbb6"/>
    </style:style>
    <style:style style:name="P3" style:family="paragraph" style:parent-style-name="Standard">
      <style:text-properties officeooo:rsid="001bfbb6" officeooo:paragraph-rsid="001e1ff2"/>
    </style:style>
    <style:style style:name="P4" style:family="paragraph" style:parent-style-name="Standard">
      <style:text-properties officeooo:rsid="001e1ff2" officeooo:paragraph-rsid="001e1ff2"/>
    </style:style>
    <style:style style:name="P5" style:family="paragraph" style:parent-style-name="Standard">
      <style:text-properties style:font-name="Linux Biolinum G" officeooo:rsid="0017d1b2" officeooo:paragraph-rsid="0017d1b2"/>
    </style:style>
    <style:style style:name="P6" style:family="paragraph" style:parent-style-name="Standard">
      <style:text-properties style:font-name="Linux Biolinum G" officeooo:rsid="0017d1b2" officeooo:paragraph-rsid="00198aac"/>
    </style:style>
    <style:style style:name="P7" style:family="paragraph" style:parent-style-name="Standard">
      <style:text-properties style:font-name="Linux Biolinum G" officeooo:rsid="00198aac" officeooo:paragraph-rsid="001a34d0"/>
    </style:style>
    <style:style style:name="P8" style:family="paragraph" style:parent-style-name="Standard">
      <style:text-properties style:font-name="Linux Biolinum G" officeooo:rsid="00198aac" officeooo:paragraph-rsid="00198aac"/>
    </style:style>
    <style:style style:name="P9" style:family="paragraph" style:parent-style-name="Standard">
      <style:text-properties style:font-name="Linux Biolinum G" officeooo:rsid="0019beb8" officeooo:paragraph-rsid="001a34d0"/>
    </style:style>
    <style:style style:name="P10" style:family="paragraph" style:parent-style-name="Standard">
      <style:text-properties style:font-name="Linux Biolinum G" officeooo:rsid="001bfbb6" officeooo:paragraph-rsid="001bfbb6"/>
    </style:style>
    <style:style style:name="P11" style:family="paragraph" style:parent-style-name="Standard">
      <style:text-properties style:font-name="Linux Biolinum G" officeooo:rsid="001bfbb6" officeooo:paragraph-rsid="001e1ff2"/>
    </style:style>
    <style:style style:name="P12" style:family="paragraph" style:parent-style-name="Standard">
      <style:text-properties style:font-name="Linux Biolinum G" officeooo:rsid="001bfbb6" officeooo:paragraph-rsid="00219b5c"/>
    </style:style>
    <style:style style:name="P13" style:family="paragraph" style:parent-style-name="Standard">
      <style:text-properties style:font-name="Linux Biolinum G" officeooo:rsid="00219b5c" officeooo:paragraph-rsid="00219b5c"/>
    </style:style>
    <style:style style:name="P14" style:family="paragraph" style:parent-style-name="Standard">
      <style:text-properties style:font-name="Linux Biolinum G" officeooo:rsid="001e1ff2" officeooo:paragraph-rsid="001e1ff2"/>
    </style:style>
    <style:style style:name="P15" style:family="paragraph" style:parent-style-name="Standard">
      <style:text-properties style:font-name="Linux Biolinum G" officeooo:rsid="001e1ff2" officeooo:paragraph-rsid="001fa300"/>
    </style:style>
    <style:style style:name="P16" style:family="paragraph" style:parent-style-name="Standard">
      <style:text-properties style:font-name="Linux Biolinum G" officeooo:rsid="001fa300" officeooo:paragraph-rsid="001fa300"/>
    </style:style>
    <style:style style:name="P17" style:family="paragraph" style:parent-style-name="Standard">
      <style:text-properties style:font-name="Linux Biolinum G" officeooo:rsid="001fa300" officeooo:paragraph-rsid="00227bec"/>
    </style:style>
    <style:style style:name="P18" style:family="paragraph" style:parent-style-name="Standard">
      <style:text-properties style:font-name="Linux Biolinum G" style:text-underline-style="solid" style:text-underline-type="double" style:text-underline-width="auto" style:text-underline-color="#ff0000" officeooo:rsid="0017d1b2" officeooo:paragraph-rsid="0017d1b2"/>
    </style:style>
    <style:style style:name="P19" style:family="paragraph" style:parent-style-name="Standard">
      <style:text-properties style:font-name="Linux Biolinum G" style:text-underline-style="solid" style:text-underline-width="bold" style:text-underline-color="#ff0000" officeooo:rsid="00198aac" officeooo:paragraph-rsid="001e1ff2"/>
    </style:style>
    <style:style style:name="P20" style:family="paragraph" style:parent-style-name="Standard">
      <style:text-properties style:font-name="Linux Biolinum G" style:text-underline-style="solid" style:text-underline-width="bold" style:text-underline-color="#ff0000" officeooo:rsid="00198aac" officeooo:paragraph-rsid="001fa300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beb8"/>
    </style:style>
    <style:style style:name="T2" style:family="text">
      <style:text-properties officeooo:rsid="001cce52"/>
    </style:style>
    <style:style style:name="T3" style:family="text">
      <style:text-properties officeooo:rsid="001e1ff2"/>
    </style:style>
    <style:style style:name="T4" style:family="text">
      <style:text-properties officeooo:rsid="001fa300"/>
    </style:style>
    <style:style style:name="T5" style:family="text">
      <style:text-properties style:text-underline-style="solid" style:text-underline-width="bold" style:text-underline-color="#ff0000"/>
    </style:style>
    <style:style style:name="T6" style:family="text">
      <style:text-properties style:text-underline-style="solid" style:text-underline-width="bold" style:text-underline-color="#ff0000" officeooo:rsid="00198aac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juster des équations de réaction – Méthode algébrique</text:p>
      <text:p text:style-name="P5"/>
      <text:p text:style-name="P5">Il faut juste créer un ensemble d'équations algébriques exprimant le nombre d'atomes de chaque élément impliqué dans la réaction puis <text:s/>le résoudre.</text:p>
      <text:p text:style-name="P5"/>
      <text:p text:style-name="P6">Exemple avec l’équation : <draw:g text:anchor-type="as-char" svg:y="-0.3cm" draw:z-index="0" draw:name="Forme1" draw:style-name="gr90"><svg:title>TexMaths</svg:title><svg:desc>12§display§Na_3PO_4 + FeCl_2 \rightarrow NaCl + Fe_3P_2O_8§svg§600§FALSE§</svg:desc><draw:g draw:style-name="gr2"><draw:path draw:style-name="gr91" draw:text-style-name="P21" svg:width="7.173cm" svg:height="0.32cm" svg:x="0.004cm" svg:y="0.021cm" svg:viewBox="0 0 7174 321" svg:d="M3588 321c-1197 0-2392 0-3588 0 0-107 0-214 0-321 2391 0 4783 0 7174 0 0 107 0 214 0 321-1195 0-2391 0-3586 0z"><text:p/></draw:path><draw:path draw:style-name="gr92" draw:text-style-name="P23" svg:width="0.354cm" svg:height="0.284cm" svg:x="-0.001cm" svg:y="0.009cm" svg:viewBox="0 0 355 285" svg:d="M302 44c4-16 12-30 46-31 2 0 7-1 7-8 0-1 0-5-6-5-13 0-29 1-42 1-14 0-29-1-43-1-2 0-7 0-7 8 0 5 3 5 7 5 24 0 29 9 29 18 0 1-1 9-1 10-16 62-33 124-48 185-32-72-62-145-93-218-3-8-3-8-14-8-19 0-37 0-57 0-8 0-12 0-12 8 0 5 4 5 12 5 3 0 29 0 29 4-19 74-37 149-56 224-5 16-12 30-46 31-2 0-7 1-7 8 0 4 2 5 6 5 13 0 28-1 42-1s29 1 43 1c3 0 7 0 7-8 0-4-3-5-8-5-24 0-28-10-28-18 0-2 0-5 2-10 19-73 37-147 56-220 1 2 1 4 4 7 34 83 69 165 104 247 4 7 5 7 8 7 5 0 5-1 8-8 19-78 39-155 58-233z"><text:p/></draw:path><draw:path draw:style-name="gr92" draw:text-style-name="P23" svg:width="0.192cm" svg:height="0.189cm" svg:x="0.384cm" svg:y="0.109cm" svg:viewBox="0 0 193 190" svg:d="M140 28c-7-16-20-28-38-28-49 0-102 62-102 123 0 40 23 67 56 67 9 0 29-1 54-31 4 18 18 31 39 31 15 0 25-9 31-22 7-16 13-41 13-42 0-4-3-4-5-4-4 0-4 1-6 7-7 28-15 52-32 52-11 0-12-11-12-19 0-9 0-12 5-31 5-17 6-22 9-38 5-20 10-39 15-58 3-12 3-13 3-15 0-7-4-12-12-12-10 0-16 10-18 20zM113 137c-3 7-3 8-9 15-18 23-36 29-48 29-20 0-26-23-26-38 0-22 13-74 23-93 13-25 32-40 49-40 28 0 34 34 34 37 0 2-2 5-2 7-7 27-14 55-21 83z"><text:p/></draw:path><draw:path draw:style-name="gr92" draw:text-style-name="P23" svg:width="0.135cm" svg:height="0.199cm" svg:x="0.606cm" svg:y="0.163cm" svg:viewBox="0 0 136 200" svg:d="M65 97c23 0 39 16 39 47 0 37-21 48-38 48-12 0-38-4-50-21 14-1 16-11 16-17 0-9-7-15-15-15-9 0-17 5-17 17 0 27 31 44 66 44 41 0 70-26 70-56 0-23-20-46-52-52 31-12 42-33 42-51 0-24-26-41-59-41s-57 16-57 40c0 9 6 15 14 15 10 0 16-7 16-15 0-9-6-15-16-15 11-13 31-17 42-17 13 0 32 6 32 33 0 12-4 25-12 34-9 11-18 12-33 14-7 0-7 0-9 0-1 0-3 1-3 4 0 4 2 4 8 4 5 0 11 0 16 0z"><text:p/></draw:path><draw:path draw:style-name="gr92" draw:text-style-name="P23" svg:width="0.3cm" svg:height="0.284cm" svg:x="0.796cm" svg:y="0.009cm" svg:viewBox="0 0 301 285" svg:d="M112 154c24 0 48 0 72 0 58 0 117-44 117-91 0-32-27-63-83-63-45 0-91 0-136 0-8 0-12 0-12 8 0 5 3 5 12 5 4 0 13 0 18 0 7 1 9 3 9 7 0 2-1 4-2 9-19 74-37 149-57 224-3 16-4 19-38 19-7 0-12 0-12 8 0 5 6 5 7 5 11 0 41-1 53-1 10 0 18 1 28 1 8 0 18 0 27 0 3 0 9 0 9-8 0-5-5-5-12-5-16 0-28 0-28-7 0-3 1-5 1-8 9-34 18-68 27-103zM142 29c3-15 4-16 22-16 14 0 28 0 41 0 35 0 58 11 58 40 0 16-9 52-25 68-22 19-47 22-65 22-21 0-40 0-60 0 9-39 19-77 29-114z"><text:p/></draw:path><draw:path draw:style-name="gr92" draw:text-style-name="P23" svg:width="0.291cm" svg:height="0.303cm" svg:x="1.129cm" svg:y="-0.001cm" svg:viewBox="0 0 292 304" svg:d="M292 113c0-67-45-113-108-113-92 0-184 96-184 193 0 69 47 111 108 111 89 0 184-92 184-191zM110 293c-42 0-70-33-70-89 0-17 6-78 38-127 29-45 70-66 103-66 35 0 73 24 73 86 0 30-12 96-54 146-20 25-54 50-90 50z"><text:p/></draw:path><draw:path draw:style-name="gr92" draw:text-style-name="P23" svg:width="0.144cm" svg:height="0.197cm" svg:x="1.441cm" svg:y="0.161cm" svg:viewBox="0 0 145 198" svg:d="M145 150c0-4 0-7 0-11-11 0-21 0-32 0 0-44 0-88 0-132 0-6 0-7-7-7-4 0-5 0-8 4-32 45-66 89-98 135 0 4 0 7 0 11 29 0 59 0 88 0 0 7 0 15 0 24s0 13-24 13c-3 0-6 0-9 0 0 3 0 7 0 11 15-2 34-2 45-2 10 0 30 0 44 2 0-4 0-8 0-11-2 0-5 0-7 0-24 0-24-4-24-13s0-17 0-24c11 0 21 0 32 0zM89 31c0 36 0 72 0 108-25 0-52 0-77 0 25-36 52-72 77-108z"><text:p/></draw:path><draw:path draw:style-name="gr92" draw:text-style-name="P23" svg:width="0.28cm" svg:height="0.277cm" svg:x="1.736cm" svg:y="0.049cm" svg:viewBox="0 0 281 278" svg:d="M149 149c39 0 78 0 117 0 6 0 15 0 15-9 0-8-9-8-15-8-39 0-78 0-117 0 0-40 0-78 0-118 0-6 0-14-9-14-8 0-8 8-8 14 0 40 0 78 0 118-40 0-78 0-118 0-6 0-14 0-14 8 0 9 8 9 14 9 40 0 78 0 118 0 0 38 0 77 0 116 0 6 0 13 8 13 9 0 9-7 9-13 0-39 0-78 0-116z"><text:p/></draw:path><draw:path draw:style-name="gr92" draw:text-style-name="P23" svg:width="0.299cm" svg:height="0.283cm" svg:x="2.15cm" svg:y="0.01cm" svg:viewBox="0 0 300 284" svg:d="M112 149c14 0 27 0 42 0 31 0 34 7 34 19 0 3 0 8-3 20 0 2-1 2-1 5s2 5 4 5c5 0 5-2 8-9 7-31 15-61 22-91 2-5 2-6 2-7-2-1-2-4-5-4-5 0-5 2-6 9-10 32-19 41-55 41-14 0-26 0-39 0 10-36 18-72 28-108 3-15 3-16 23-16 18 0 37 0 55 0 51 0 61 13 61 46 0 9 0 12-1 22 0 6 0 8 0 9s1 5 5 5 4-3 6-11c2-24 6-49 8-73 1-11-1-11-12-11-68 0-138 0-206 0-9 0-12 0-12 8 0 5 3 5 10 5 16 0 28 0 28 7 0 3 0 3-1 11-19 73-37 147-57 221-3 16-4 19-38 19-7 0-12 0-12 8 0 5 6 5 7 5 12 0 43-1 55-1 15 0 50 1 63 1 5 0 9 0 9-7 0-4-1-3-2-5-1-1-2-1-12-1s-12 0-22 0c-13-2-14-4-14-9 0-1 0-3 2-9 9-35 17-70 26-104z"><text:p/></draw:path><draw:path draw:style-name="gr92" draw:text-style-name="P23" svg:width="0.161cm" svg:height="0.189cm" svg:x="2.484cm" svg:y="0.109cm" svg:viewBox="0 0 162 190" svg:d="M59 89c13 0 44 0 65-10 30-12 32-37 32-43 0-18-17-36-46-36-46 0-110 41-110 115 0 42 25 75 66 75 60 0 96-44 96-49 0-2-2-6-5-6-2 0-3 2-6 5-33 41-79 41-84 41-33 0-37-35-37-48 0-5 1-18 7-44 7 0 15 0 22 0zM40 80c16-64 60-70 70-70 21 0 32 12 32 26 0 44-68 44-86 44-6 0-10 0-16 0z"><text:p/></draw:path><draw:path draw:style-name="gr92" draw:text-style-name="P23" svg:width="0.298cm" svg:height="0.303cm" svg:x="2.682cm" svg:y="-0.001cm" svg:viewBox="0 0 299 304" svg:d="M299 5c0-1 0-5-4-5-1 0-2 1-7 5-10 11-19 21-29 32-3-6-24-37-71-37-93 0-188 93-188 190 0 69 49 114 114 114 37 0 68-17 91-36 40-34 47-72 47-73 0-3-4-2-5-3-3 0-5 0-6 3-3 11-13 41-43 66-29 23-55 30-77 30-38 0-83-22-83-87 0-23 9-91 51-141 26-28 66-50 103-50 43 0 68 33 68 82 0 16-1 16-1 21 0 4 5 4 6 4 6 0 6-1 7-9 9-36 18-70 27-106z"><text:p/></draw:path><draw:path draw:style-name="gr92" draw:text-style-name="P23" svg:width="0.089cm" svg:height="0.294cm" svg:x="3.011cm" svg:y="0.004cm" svg:viewBox="0 0 90 295" svg:d="M90 5c-1-1 0-5-5-5-9 0-41 4-51 5-4 0-9 0-9 8 0 5 5 5 11 5 20 0 20 4 20 7s-1 6-1 9c-18 69-35 138-53 208-1 5-2 7-2 14 0 24 19 39 38 39 15 0 26-9 33-23 7-17 12-41 12-42 0-4-4-4-5-4-5 0-5 2-6 8-7 27-16 51-32 51-12 0-12-13-12-19 0-10 0-12 2-19 20-81 40-162 60-242z"><text:p/></draw:path><draw:path draw:style-name="gr92" draw:text-style-name="P23" svg:width="0.13cm" svg:height="0.194cm" svg:x="3.137cm" svg:y="0.163cm" svg:viewBox="0 0 131 195" svg:d="M131 141c-4 0-7 0-11 0 0 8-4 24-7 28-3 1-25 1-29 1-18 0-37 0-55 0 31-27 42-36 60-49 21-18 42-36 42-64 0-35-31-57-70-57-36 0-61 25-61 53 0 14 13 16 16 16 7 0 15-6 15-15 0-6-2-16-17-16 9-21 29-27 44-27 28 0 44 23 44 46 0 26-18 46-28 57-24 23-46 45-70 69-4 4-4 4-4 12 41 0 80 0 121 0 4-18 6-36 10-54z"><text:p/></draw:path><draw:path draw:style-name="gr92" draw:text-style-name="P23" svg:width="0.373cm" svg:height="0.217cm" svg:x="3.447cm" svg:y="0.079cm" svg:viewBox="0 0 374 218" svg:d="M329 119c-23 16-35 34-39 39-19 30-14 37-21 55 0 5 5 5 8 5 7 0 7-1 9-8 10-40 34-76 82-95 5-1 6-2 6-5s-2-5-3-5c-18-7-70-28-85-99-2-5-2-6-9-6-3 0-8 0-8 5 0 1 3 27 21 56 9 12 21 26 39 41-105 0-209 0-313 0-9 0-16 0-16 8 0 9 7 9 16 9 104 0 208 0 313 0z"><text:p/></draw:path><draw:path draw:style-name="gr92" draw:text-style-name="P23" svg:width="0.353cm" svg:height="0.284cm" svg:x="3.979cm" svg:y="0.009cm" svg:viewBox="0 0 354 285" svg:d="M302 44c4-16 11-30 46-31 1 0 6-1 6-8 0-1 0-5-5-5-14 0-29 1-43 1s-29-1-42-1c-4 0-8 0-8 8 0 5 4 5 8 5 24 0 28 9 28 18 0 1 0 9-2 10-15 62-31 124-46 185-32-72-63-145-94-218-2-8-4-8-13-8-19 0-37 0-57 0-8 0-12 0-12 8 0 5 4 5 12 5 2 0 29 0 29 4-19 74-37 149-56 224-5 16-12 30-46 31-3 0-7 1-7 8 0 4 1 5 5 5 13 0 29-1 42-1 14 0 30 1 43 1 2 0 8 0 8-8 0-4-3-5-8-5-25 0-28-10-28-18 0-2 0-5 2-10 18-73 37-147 55-220 2 2 2 4 5 7 34 83 69 165 104 247 4 7 5 7 8 7 5 0 5-1 6-8 21-78 40-155 60-233z"><text:p/></draw:path><draw:path draw:style-name="gr92" draw:text-style-name="P23" svg:width="0.192cm" svg:height="0.189cm" svg:x="4.364cm" svg:y="0.109cm" svg:viewBox="0 0 193 190" svg:d="M140 28c-8-16-20-28-39-28-49 0-101 62-101 123 0 40 23 67 55 67 9 0 30-1 55-31 4 18 18 31 39 31 14 0 24-9 31-22 7-16 13-41 13-42 0-4-5-4-6-4-3 0-5 1-6 7-7 28-14 52-31 52-12 0-13-11-13-19 0-9 1-12 6-31 5-17 5-22 8-38 5-20 11-39 16-58 3-12 3-13 3-15 0-7-6-12-13-12-9 0-15 10-17 20zM113 137c-3 7-3 8-9 15-19 23-36 29-48 29-21 0-26-23-26-38 0-22 13-74 23-93 13-25 32-40 49-40 28 0 32 34 32 37 0 2 0 5-1 7-7 27-13 55-20 83z"><text:p/></draw:path><draw:path draw:style-name="gr92" draw:text-style-name="P23" svg:width="0.298cm" svg:height="0.303cm" svg:x="4.591cm" svg:y="-0.001cm" svg:viewBox="0 0 299 304" svg:d="M299 5c0-1 0-5-4-5-2 0-2 1-7 5-10 11-19 21-29 32-5-6-24-37-71-37-93 0-188 93-188 190 0 69 49 114 114 114 37 0 68-17 91-36 40-34 47-72 47-73 0-3-5-3-6-3-2 0-4 0-5 3-3 11-13 41-43 66-29 23-55 30-77 30-38 0-83-22-83-87 0-23 9-91 51-141 26-28 66-50 103-50 43 0 68 33 68 82 0 16-1 16-1 21 0 4 5 4 6 4 6 0 6-1 7-9 9-36 18-70 27-106z"><text:p/></draw:path><draw:path draw:style-name="gr92" draw:text-style-name="P23" svg:width="0.089cm" svg:height="0.294cm" svg:x="4.92cm" svg:y="0.004cm" svg:viewBox="0 0 90 295" svg:d="M90 5c-1-1 0-5-5-5-9 0-41 4-51 5-4 0-9 0-9 8 0 5 5 5 11 5 20 0 20 4 20 7s-1 6-1 9c-18 69-35 138-53 208-1 5-2 7-2 14 0 24 19 39 38 39 15 0 24-9 32-23 8-17 13-41 13-42 0-4-4-4-5-4-5 0-5 2-6 8-7 27-16 51-32 51-12 0-12-13-12-19 0-10 0-12 2-19 20-81 40-162 60-242z"><text:p/></draw:path><draw:path draw:style-name="gr92" draw:text-style-name="P23" svg:width="0.28cm" svg:height="0.277cm" svg:x="5.152cm" svg:y="0.049cm" svg:viewBox="0 0 281 278" svg:d="M149 149c39 0 78 0 117 0 6 0 15 0 15-9 0-8-9-8-15-8-39 0-78 0-117 0 0-40 0-78 0-118 0-6 0-14-9-14-8 0-8 8-8 14 0 40 0 78 0 118-40 0-78 0-118 0-6 0-14 0-14 8 0 9 8 9 14 9 40 0 78 0 118 0 0 38 0 77 0 116 0 6 0 13 8 13 9 0 9-7 9-13 0-39 0-78 0-116z"><text:p/></draw:path><draw:path draw:style-name="gr92" draw:text-style-name="P23" svg:width="0.299cm" svg:height="0.283cm" svg:x="5.566cm" svg:y="0.01cm" svg:viewBox="0 0 300 284" svg:d="M112 149c13 0 27 0 40 0 33 0 36 7 36 19 0 3 0 8-3 20-1 2-1 2-1 5s2 5 4 5c5 0 5-2 8-9 7-31 15-61 22-91 2-5 2-6 2-7-2-1-2-4-5-4-5 0-5 2-6 9-10 32-19 41-55 41-14 0-26 0-39 0 10-36 18-72 28-108 3-15 3-16 23-16 18 0 37 0 55 0 51 0 61 13 61 46 0 9 0 12-1 22 0 6 0 8 0 9s1 5 5 5 4-3 6-11c2-24 6-49 8-73 1-11-1-11-12-11-68 0-138 0-206 0-9 0-12 0-12 8 0 5 3 5 10 5 16 0 28 0 28 7 0 3 0 3-2 11-18 73-38 147-56 221-3 16-4 19-38 19-7 0-12 0-12 8 0 5 5 5 7 5 12 0 43-1 55-1 15 0 50 1 63 1 3 0 9 0 9-7 0-4-1-3-2-5-1-1-2-1-12-1s-12 0-23 0c-12-2-13-4-13-9 0-1 0-3 2-9 9-35 17-70 26-104z"><text:p/></draw:path><draw:path draw:style-name="gr92" draw:text-style-name="P23" svg:width="0.161cm" svg:height="0.189cm" svg:x="5.9cm" svg:y="0.109cm" svg:viewBox="0 0 162 190" svg:d="M59 89c13 0 44 0 65-10 30-12 32-37 32-43 0-18-17-36-46-36-46 0-110 41-110 115 0 42 25 75 66 75 60 0 96-44 96-49 0-2-2-6-5-6-2 0-3 2-6 5-33 41-79 41-84 41-33 0-37-35-37-48 0-5 1-18 7-44 7 0 15 0 22 0zM40 80c16-64 60-70 70-70 20 0 32 12 32 26 0 44-68 44-86 44-6 0-10 0-16 0z"><text:p/></draw:path><draw:path draw:style-name="gr92" draw:text-style-name="P23" svg:width="0.135cm" svg:height="0.199cm" svg:x="6.093cm" svg:y="0.163cm" svg:viewBox="0 0 136 200" svg:d="M65 97c23 0 38 16 38 47 0 37-20 48-38 48-11 0-37-4-49-21 13-1 16-11 16-17 0-9-7-15-16-15-8 0-16 5-16 17 0 27 30 44 66 44 41 0 70-26 70-56 0-23-20-46-52-52 31-12 42-33 42-51 0-24-28-41-60-41-34 0-58 16-58 40 0 9 8 15 16 15 10 0 16-7 16-15 0-9-6-15-16-15 11-13 31-17 42-17 13 0 31 6 31 33 0 12-3 25-12 34-9 11-18 12-32 14-7 0-7 0-10 0-1 1-2 1-2 4 0 4 2 4 7 4 6 0 11 0 17 0z"><text:p/></draw:path><draw:path draw:style-name="gr92" draw:text-style-name="P23" svg:width="0.3cm" svg:height="0.284cm" svg:x="6.283cm" svg:y="0.009cm" svg:viewBox="0 0 301 285" svg:d="M110 154c24 0 48 0 72 0 60 0 119-44 119-91 0-32-27-63-83-63-45 0-91 0-136 0-9 0-14 0-14 8 0 5 4 5 14 5 4 0 12 0 18 0 6 1 8 3 8 7 0 2 0 4-1 9-19 74-37 149-57 224-4 16-4 19-38 19-7 0-12 0-12 8 0 5 5 5 6 5 12 0 42-1 54-1 8 0 18 1 26 1 10 0 20 0 28 0 4 0 8 0 8-8 0-5-3-5-12-5-15 0-26 0-26-7 0-3 0-5 1-8 9-34 17-68 25-103zM142 29c3-15 4-16 22-16 14 0 27 0 40 0 36 0 58 11 58 40 0 16-9 52-24 68-22 19-47 22-66 22-20 0-40 0-59 0 9-39 19-77 29-114z"><text:p/></draw:path><draw:path draw:style-name="gr92" draw:text-style-name="P23" svg:width="0.13cm" svg:height="0.194cm" svg:x="6.555cm" svg:y="0.163cm" svg:viewBox="0 0 131 195" svg:d="M131 141c-4 0-7 0-11 0 0 8-4 24-7 28-3 1-25 1-29 1-18 0-37 0-55 0 31-27 42-36 60-49 21-18 42-36 42-64 0-35-31-57-70-57-36 0-61 25-61 53 0 14 13 16 16 16 7 0 15-6 15-15 0-6-2-16-17-16 9-21 29-27 44-27 28 0 44 23 44 46 0 26-18 46-28 57-24 23-46 45-70 69-4 4-4 4-4 12 41 0 80 0 121 0 4-18 6-36 10-54z"><text:p/></draw:path><draw:path draw:style-name="gr92" draw:text-style-name="P23" svg:width="0.291cm" svg:height="0.303cm" svg:x="6.746cm" svg:y="-0.001cm" svg:viewBox="0 0 292 304" svg:d="M292 113c0-67-45-113-107-113-91 0-185 96-185 193 0 69 48 111 108 111 90 0 184-92 184-191zM112 293c-42 0-72-33-72-89 0-17 6-78 38-127 29-45 71-66 104-66 34 0 72 24 72 86 0 30-10 96-52 146-21 25-56 50-90 50z"><text:p/></draw:path><draw:path draw:style-name="gr92" draw:text-style-name="P23" svg:width="0.135cm" svg:height="0.199cm" svg:x="7.064cm" svg:y="0.163cm" svg:viewBox="0 0 136 200" svg:d="M89 89c23-11 37-26 37-45 0-28-30-44-59-44-32 0-59 22-59 49 0 13 8 24 12 30 6 6 8 7 26 17-17 7-46 24-46 54 0 33 34 50 67 50 37 0 69-23 69-55 0-19-12-36-29-46-4-2-15-8-18-10zM41 61c-9-5-17-12-17-23 0-19 22-30 43-30 23 0 43 15 43 36 0 25-30 39-31 39-1-2-1 0-3-2-12-7-23-14-35-20zM55 102c13 7 27 14 40 23 8 4 23 14 23 31 0 21-24 36-51 36-26 0-50-18-50-42 0-22 17-39 38-48z"><text:p/></draw:path></draw:g></draw:g></text:p>
      <text:p text:style-name="P6"/>
      <text:p text:style-name="P7"><text:span text:style-name="T5">1. On introduit les coefficient inconnus </text:span>: On obtient <draw:g text:anchor-type="as-char" svg:y="-0.279cm" draw:z-index="1" draw:name="Forme2" draw:style-name="gr90"><svg:title>TexMaths</svg:title><svg:desc>12§display§x_1 \: Na_3PO_4 + x_2 \: FeCl_2 \rightarrow x_3 \: NaCl + x_4 \: Fe_3P_2O_8§svg§600§FALSE§</svg:desc><draw:g draw:style-name="gr2"><draw:path draw:style-name="gr91" draw:text-style-name="P21" svg:width="9.269cm" svg:height="0.32cm" svg:x="0.008cm" svg:y="0.022cm" svg:viewBox="0 0 9270 321" svg:d="M4636 321c-1546 0-3090 0-4636 0 0-107 0-214 0-321 3090 0 6180 0 9270 0 0 107 0 214 0 321-1544 0-3090 0-4634 0z"><text:p/></draw:path><draw:path draw:style-name="gr92" draw:text-style-name="P23" svg:width="0.209cm" svg:height="0.189cm" svg:x="-0.001cm" svg:y="0.109cm" svg:viewBox="0 0 210 190" svg:d="M130 59c2-11 12-49 40-49 3 0 14 0 22 6-12 1-20 12-20 22 0 6 4 15 15 15 10 0 23-7 23-24 0-23-24-29-38-29-26 0-40 23-45 32-11-27-33-32-45-32-45 0-69 55-69 65 0 4 5 4 6 4 3 0 4-1 5-4 14-45 42-55 56-55 9 0 23 3 23 28 0 12-7 41-23 100-6 26-21 43-39 43-3 0-12 0-22-5 11-2 21-11 21-23 0-10-10-14-16-14-13 0-24 11-24 24 0 19 22 27 40 27 28 0 43-28 44-31 6 16 20 31 46 31 43 0 68-53 68-64 0-4-5-4-6-4-4 0-5 1-5 5-14 44-43 54-56 54-17 0-23-13-23-28 0-8 2-18 7-37s10-38 15-57z"><text:p/></draw:path><draw:path draw:style-name="gr92" draw:text-style-name="P23" svg:width="0.106cm" svg:height="0.194cm" svg:x="0.26cm" svg:y="0.164cm" svg:viewBox="0 0 107 195" svg:d="M66 8c0-8 0-8-8-8-20 18-46 19-58 19 0 4 0 7 0 11 7 0 26 0 43-8 0 49 0 99 0 149 0 10 0 13-30 13-3 0-7 0-11 0 0 4 0 8 0 11 5 0 41-1 52-1 10 0 47 1 53 1 0-3 0-7 0-11-4 0-7 0-11 0-30 0-30-3-30-13 0-55 0-109 0-163z"><text:p/></draw:path><draw:path draw:style-name="gr92" draw:text-style-name="P23" svg:width="0.353cm" svg:height="0.284cm" svg:x="0.528cm" svg:y="0.01cm" svg:viewBox="0 0 354 285" svg:d="M301 44c5-16 12-30 46-31 2 0 7-1 7-8 0-1 0-5-5-5-14 0-29 1-43 1s-29-1-43-1c-3 0-7 0-7 8 0 5 4 5 7 5 25 0 29 9 29 18 0 1 0 9-2 10-15 62-31 124-46 185-32-72-63-145-94-218-4-8-4-8-13-8-19 0-37 0-57 0-8 0-12 0-12 8 0 5 4 5 12 5 2 0 29 0 29 4-19 74-38 149-57 224-4 16-11 30-46 31-2 0-6 1-6 8 0 4 1 5 5 5 13 0 29-1 42-1 14 0 30 1 43 1 2 0 8 0 8-8 0-4-3-5-8-5-25 0-28-10-28-18 0-2 0-5 2-10 18-73 37-147 55-220 2 2 2 4 3 7 35 83 71 165 106 247 2 7 4 7 8 7 5 0 5-1 6-8 20-78 40-155 59-233z"><text:p/></draw:path><draw:path draw:style-name="gr92" draw:text-style-name="P23" svg:width="0.191cm" svg:height="0.189cm" svg:x="0.913cm" svg:y="0.109cm" svg:viewBox="0 0 192 190" svg:d="M140 28c-8-16-20-28-39-28-49 0-101 62-101 123 0 40 23 67 55 67 9 0 30-1 55-31 4 18 18 31 39 31 14 0 24-9 31-22 7-16 12-41 12-42 0-4-4-4-5-4-3 0-5 1-6 7-7 28-14 52-31 52-12 0-13-11-13-19 0-9 1-12 6-31 5-17 5-22 8-38 5-20 11-39 16-58 2-12 2-13 2-15 0-7-5-12-12-12-9 0-15 10-17 20zM113 137c-3 7-3 8-9 15-19 23-36 29-48 29-21 0-27-23-27-38 0-22 14-74 24-93 13-25 32-40 49-40 26 0 32 34 32 37 0 2 0 5-1 7-7 27-13 55-20 83z"><text:p/></draw:path><draw:path draw:style-name="gr92" draw:text-style-name="P23" svg:width="0.136cm" svg:height="0.199cm" svg:x="1.134cm" svg:y="0.164cm" svg:viewBox="0 0 137 200" svg:d="M65 97c24 0 39 16 39 47 0 37-20 48-38 48-11 0-37-4-49-21 13-1 17-11 17-16 0-10-8-16-17-16s-17 5-17 17c0 27 31 44 67 44 41 0 70-26 70-56 0-23-19-46-52-52 31-12 42-33 42-51 0-24-27-41-60-41s-57 16-57 40c0 9 7 15 15 15 10 0 15-7 15-15 0-9-5-15-15-15 11-13 30-17 42-17 13 0 31 6 31 33 0 12-3 25-12 34-9 11-18 12-32 14-7 0-8 0-10 0-1 1-2 1-2 4 0 4 2 4 7 4s11 0 16 0z"><text:p/></draw:path><draw:path draw:style-name="gr92" draw:text-style-name="P23" svg:width="0.3cm" svg:height="0.284cm" svg:x="1.325cm" svg:y="0.01cm" svg:viewBox="0 0 301 285" svg:d="M110 154c24 0 48 0 72 0 60 0 119-44 119-91 0-32-27-63-83-63-45 0-91 0-136 0-9 0-14 0-14 8 0 5 4 5 12 5 6 0 14 0 18 0 8 1 10 3 10 7 0 2 0 4-1 9-19 74-37 149-57 224-4 16-4 19-38 19-7 0-12 0-12 8 0 5 5 5 6 5 12 0 42-1 54-1 8 0 18 1 26 1 10 0 20 0 28 0 4 0 8 0 8-8 0-5-3-5-12-5-15 0-27 0-27-7 0-3 1-5 2-7 9-35 17-69 25-104zM142 29c3-15 4-16 22-16 14 0 27 0 40 0 36 0 58 11 58 40 0 16-9 52-26 68-20 19-45 22-64 22-20 0-40 0-59 0 9-39 19-77 29-114z"><text:p/></draw:path><draw:path draw:style-name="gr92" draw:text-style-name="P23" svg:width="0.291cm" svg:height="0.303cm" svg:x="1.657cm" svg:y="0cm" svg:viewBox="0 0 292 304" svg:d="M292 113c0-67-45-113-107-113-91 0-185 96-185 193 0 69 48 111 108 111 90 0 184-92 184-191zM112 293c-42 0-72-33-72-89 0-17 6-78 38-127 29-45 71-66 104-66 34 0 72 24 72 86 0 30-10 96-52 146-21 25-56 50-90 50z"><text:p/></draw:path><draw:path draw:style-name="gr92" draw:text-style-name="P23" svg:width="0.143cm" svg:height="0.197cm" svg:x="1.971cm" svg:y="0.162cm" svg:viewBox="0 0 144 198" svg:d="M144 150c0-4 0-7 0-11-11 0-22 0-32 0 0-44 0-88 0-132 0-6 0-7-6-7-4 0-5 0-9 4-32 45-65 89-97 135 0 4 0 7 0 11 29 0 58 0 86 0 0 7 0 15 0 24s0 13-24 13c-2 0-4 0-7 0 0 3 0 7 0 11 15-2 34-2 45-2 10 0 28 0 44 2 0-4 0-8 0-11-2 0-6 0-8 0-24 0-24-4-24-13s0-17 0-24c10 0 21 0 32 0zM89 31c0 36 0 72 0 108-27 0-52 0-78 0 26-36 51-72 78-108z"><text:p/></draw:path><draw:path draw:style-name="gr92" draw:text-style-name="P23" svg:width="0.279cm" svg:height="0.277cm" svg:x="2.266cm" svg:y="0.05cm" svg:viewBox="0 0 280 278" svg:d="M149 149c39 0 78 0 117 0 6 0 14 0 14-9 0-8-8-8-14-8-39 0-78 0-117 0 0-40 0-78 0-118 0-6 0-14-9-14-8 0-8 8-8 14 0 40 0 78 0 118-40 0-79 0-119 0-6 0-13 0-13 8 0 9 7 9 13 9 40 0 79 0 119 0 0 38 0 77 0 116 0 6 0 13 8 13 9 0 9-7 9-13 0-39 0-78 0-116z"><text:p/></draw:path><draw:path draw:style-name="gr92" draw:text-style-name="P23" svg:width="0.209cm" svg:height="0.189cm" svg:x="2.676cm" svg:y="0.109cm" svg:viewBox="0 0 210 190" svg:d="M128 59c3-11 12-49 42-49 2 0 12 0 21 6-12 1-21 12-21 22 0 6 5 15 17 15 9 0 23-7 23-24 0-23-25-29-40-29-24 0-39 23-44 32-11-27-34-32-46-32-43 0-67 55-67 65 0 4 4 4 5 4 4 0 5-1 5-4 14-45 42-55 56-55 9 0 23 3 23 28 0 12-7 41-23 100-6 26-21 43-39 43-3 0-12 0-22-5 11-2 20-11 20-23 0-10-9-14-15-14-13 0-23 11-23 24 0 19 20 27 40 27 27 0 43-28 44-31 5 16 19 31 46 31 43 0 67-53 67-64 0-4-4-4-5-4-5 0-5 1-6 5-14 44-43 54-56 54-16 0-23-13-23-28 0-8 2-18 7-37s10-38 14-57z"><text:p/></draw:path><draw:path draw:style-name="gr92" draw:text-style-name="P23" svg:width="0.13cm" svg:height="0.194cm" svg:x="2.923cm" svg:y="0.164cm" svg:viewBox="0 0 131 195" svg:d="M131 141c-4 0-7 0-11 0-1 8-4 24-7 28-3 1-25 1-30 1-18 0-36 0-54 0 31-27 42-36 59-49 22-18 43-36 43-64 0-35-33-57-70-57s-61 25-61 53c0 14 12 16 16 16 7 0 15-6 15-15 0-6-2-16-18-16 10-21 30-27 43-27 30 0 46 23 46 46 0 26-19 46-28 57-24 23-48 45-72 69-2 4-2 4-2 12 41 0 80 0 121 0 4-18 6-36 10-54z"><text:p/></draw:path><draw:path draw:style-name="gr92" draw:text-style-name="P23" svg:width="0.299cm" svg:height="0.283cm" svg:x="3.203cm" svg:y="0.011cm" svg:viewBox="0 0 300 284" svg:d="M113 149c13 0 27 0 41 0 31 0 34 7 34 19 0 3 0 8-3 20 0 2-1 2-1 5s2 5 4 5c5 0 5-2 8-9 7-31 15-61 22-91 2-5 2-6 2-7-2-1-2-4-5-4-5 0-5 2-6 9-10 32-19 41-55 41-14 0-26 0-39 0 10-36 18-72 28-108 3-15 3-16 23-16 18 0 37 0 55 0 51 0 61 13 61 46 0 9 0 12-1 22 0 6 0 8 0 9s1 5 5 5 4-3 6-11c2-24 6-49 8-73 1-11-1-11-12-11-68 0-138 0-206 0-9 0-12 0-12 8 0 5 3 5 12 5 15 0 26 0 26 7 0 3 0 3-1 11-19 73-37 147-57 221-3 16-4 19-38 19-7 0-12 0-12 8 0 5 6 5 7 5 12 0 43-1 55-1 15 0 50 1 63 1 5 0 9 0 9-7 0-4-1-3-2-5-1-1-2-1-12-1s-12 0-22 0c-13-2-14-4-14-9 0-1 0-3 2-9 9-35 18-70 27-104z"><text:p/></draw:path><draw:path draw:style-name="gr92" draw:text-style-name="P23" svg:width="0.161cm" svg:height="0.189cm" svg:x="3.537cm" svg:y="0.109cm" svg:viewBox="0 0 162 190" svg:d="M60 89c12 0 43 0 64-10 30-12 32-37 32-43 0-18-17-36-46-36-46 0-110 41-110 115 0 42 25 75 66 75 60 0 96-44 96-49 0-2-2-6-5-6-2 0-3 2-6 5-33 41-79 41-84 41-33 0-37-35-37-48 0-5 1-18 7-44 7 0 16 0 23 0zM40 80c16-64 60-70 70-70 21 0 32 12 32 26 0 44-68 44-86 44-6 0-10 0-16 0z"><text:p/></draw:path><draw:path draw:style-name="gr92" draw:text-style-name="P23" svg:width="0.299cm" svg:height="0.303cm" svg:x="3.735cm" svg:y="0cm" svg:viewBox="0 0 300 304" svg:d="M300 5c0-1-1-5-5-5-1 0-2 1-7 5-10 11-19 21-29 32-3-6-24-37-71-37-93 0-188 93-188 190 0 69 49 114 114 114 37 0 70-17 91-36 40-34 47-72 47-73 0-3-4-2-5-3-3 0-5 0-6 3-3 11-13 41-42 66-30 23-56 30-78 30-38 0-83-22-83-87 0-23 9-91 52-141 25-28 65-50 102-50 43 0 68 33 68 82 0 16-1 16-1 21 0 4 5 4 6 4 6 0 6-1 7-9 10-36 18-70 28-106z"><text:p/></draw:path><draw:path draw:style-name="gr92" draw:text-style-name="P23" svg:width="0.089cm" svg:height="0.294cm" svg:x="4.063cm" svg:y="0.005cm" svg:viewBox="0 0 90 295" svg:d="M90 5c-1-1 0-5-5-5-9 0-41 4-51 5-4 0-9 0-9 8 0 5 5 5 11 5 20 0 20 4 20 7s-1 6-1 9c-18 69-35 138-53 208-1 5-2 7-2 14 0 24 19 39 38 39 15 0 26-9 33-23 7-17 12-41 12-42 0-4-4-4-5-4-5 0-5 2-6 8-7 27-16 51-32 51-12 0-12-13-12-19 0-10 0-12 2-19 20-81 40-162 60-242z"><text:p/></draw:path><draw:path draw:style-name="gr92" draw:text-style-name="P23" svg:width="0.13cm" svg:height="0.194cm" svg:x="4.189cm" svg:y="0.164cm" svg:viewBox="0 0 131 195" svg:d="M131 141c-4 0-7 0-11 0 0 8-4 24-7 28-3 1-25 1-29 1-18 0-37 0-55 0 31-27 42-36 60-49 21-18 42-36 42-64 0-35-31-57-70-57-36 0-61 25-61 53 0 14 13 16 16 16 7 0 15-6 15-15 0-6-2-16-17-16 9-21 29-27 44-27 28 0 44 23 44 46 0 26-18 46-28 57-24 23-46 45-70 69-4 4-4 4-4 12 41 0 80 0 121 0 4-18 6-36 10-54z"><text:p/></draw:path><draw:path draw:style-name="gr92" draw:text-style-name="P23" svg:width="0.373cm" svg:height="0.217cm" svg:x="4.5cm" svg:y="0.08cm" svg:viewBox="0 0 374 218" svg:d="M329 119c-23 16-35 34-39 39-19 30-14 37-21 55 0 5 5 5 8 5 7 0 7-1 9-8 10-40 34-76 82-95 5-1 6-2 6-5s-2-5-3-5c-18-7-70-28-85-99-2-5-2-6-9-6-3 0-8 0-8 5 0 1 3 27 21 56 9 12 21 26 39 41-105 0-209 0-313 0-9 0-16 0-16 8 0 9 7 9 16 9 104 0 208 0 313 0z"><text:p/></draw:path><draw:path draw:style-name="gr92" draw:text-style-name="P23" svg:width="0.209cm" svg:height="0.189cm" svg:x="5.027cm" svg:y="0.109cm" svg:viewBox="0 0 210 190" svg:d="M128 59c3-11 12-49 42-49 3 0 12 0 22 6-12 1-20 12-20 22 0 6 4 15 15 15 10 0 23-7 23-24 0-23-25-29-40-29-24 0-38 23-44 32-10-27-32-32-44-32-45 0-69 55-69 65 0 4 4 4 5 4 4 0 5-1 6-4 14-45 42-55 56-55 9 0 23 3 23 28 0 12-7 41-23 100-7 26-21 43-40 43-3 0-12 0-21-5 11-2 19-11 19-23 0-10-8-14-15-14-12 0-23 11-23 24 0 19 22 27 40 27 27 0 43-28 44-31 5 16 20 31 46 31 43 0 67-53 67-64 0-4-4-4-5-4-4 0-5 1-6 5-13 44-42 54-55 54-17 0-24-13-24-28 0-8 2-18 7-37s10-38 14-57z"><text:p/></draw:path><draw:path draw:style-name="gr92" draw:text-style-name="P23" svg:width="0.135cm" svg:height="0.199cm" svg:x="5.272cm" svg:y="0.164cm" svg:viewBox="0 0 136 200" svg:d="M65 97c23 0 39 16 39 47 0 37-21 48-38 48-12 0-38-4-50-21 14-1 16-11 16-16 0-10-7-16-15-16-9 0-17 5-17 17 0 27 31 44 66 44 42 0 70-26 70-56 0-23-20-46-52-52 31-12 43-33 43-51 0-24-27-41-60-41-32 0-57 16-57 40 0 9 6 15 14 15 10 0 16-7 16-15 0-9-6-15-16-15 11-13 31-17 42-17 13 0 32 6 32 33 0 12-4 25-12 34-9 11-18 12-32 14-8 0-8 0-10 0-1 0-3 1-3 4 0 4 2 4 8 4 5 0 11 0 16 0z"><text:p/></draw:path><draw:path draw:style-name="gr92" draw:text-style-name="P23" svg:width="0.354cm" svg:height="0.284cm" svg:x="5.555cm" svg:y="0.01cm" svg:viewBox="0 0 355 285" svg:d="M302 44c5-16 12-30 46-31 2 0 7-1 7-8 0-1 0-5-6-5-13 0-27 1-42 1-14 0-29-1-43-1-2 0-7 0-7 8 0 5 3 5 7 5 24 0 29 9 29 18 0 1-1 9-1 10-16 62-32 124-47 185-31-72-63-145-94-218-3-8-3-8-13-8-19 0-37 0-56 0-9 0-14 0-14 8 0 5 5 5 12 5 3 0 29 0 29 4-19 74-37 149-56 224-4 16-11 30-46 31-2 0-7 1-7 8 0 4 2 5 6 5 13 0 28-1 42-1s29 1 43 1c3 0 7 0 7-8 0-4-3-5-8-5-24 0-28-10-28-18 0-2 2-5 3-10 18-73 37-147 55-220 1 2 1 4 4 7 34 83 70 165 105 247 3 7 4 7 7 7 5 0 5-1 8-8 19-78 39-155 58-233z"><text:p/></draw:path><draw:path draw:style-name="gr92" draw:text-style-name="P23" svg:width="0.192cm" svg:height="0.189cm" svg:x="5.94cm" svg:y="0.109cm" svg:viewBox="0 0 193 190" svg:d="M140 28c-7-16-19-28-38-28-49 0-102 62-102 123 0 40 23 67 56 67 9 0 29-1 56-31 2 18 18 31 38 31 14 0 24-9 31-22 7-16 12-41 12-42 0-4-3-4-5-4-4 0-4 1-6 7-7 28-14 52-32 52-11 0-12-11-12-19 0-9 0-12 5-31 5-17 6-22 9-38 5-20 11-39 16-58 2-12 2-13 2-15 0-7-4-12-12-12-9 0-16 10-18 20zM113 137c-1 7-1 8-9 15-18 23-36 29-46 29-22 0-28-23-28-38 0-22 13-74 23-93 13-25 32-40 49-40 28 0 34 34 34 37 0 2-2 5-2 7-7 27-14 55-21 83z"><text:p/></draw:path><draw:path draw:style-name="gr92" draw:text-style-name="P23" svg:width="0.299cm" svg:height="0.303cm" svg:x="6.167cm" svg:y="0cm" svg:viewBox="0 0 300 304" svg:d="M300 5c0-1-1-5-5-5-1 0-1 1-6 5-9 11-20 21-30 32-3-6-23-37-69-37-95 0-190 93-190 190 0 69 50 114 115 114 36 0 69-17 91-36 39-34 46-72 46-73 0-3-4-3-5-3-2 0-5 0-6 3-3 11-13 41-42 66-29 23-55 30-78 30-37 0-83-22-83-87 0-23 10-91 52-141 25-28 65-50 103-50 43 0 67 33 67 82 0 16-1 16-1 21 0 4 5 4 6 4 6 0 6-1 9-9 8-36 18-70 26-106z"><text:p/></draw:path><draw:path draw:style-name="gr92" draw:text-style-name="P23" svg:width="0.089cm" svg:height="0.294cm" svg:x="6.497cm" svg:y="0.005cm" svg:viewBox="0 0 90 295" svg:d="M90 5c-2-1 0-5-6-5-10 0-40 4-52 5-2 0-7 0-7 8 0 5 4 5 10 5 20 0 21 4 21 7s-1 6-1 9c-18 69-36 138-54 208-1 5-1 7-1 14 0 24 18 39 38 39 14 0 24-9 32-23 7-17 12-41 12-42 0-4-4-4-5-4-4 0-5 2-6 8-7 27-15 51-31 51-14 0-14-13-14-19 0-10 0-12 3-19 20-81 41-162 61-242z"><text:p/></draw:path><draw:path draw:style-name="gr92" draw:text-style-name="P23" svg:width="0.279cm" svg:height="0.277cm" svg:x="6.73cm" svg:y="0.05cm" svg:viewBox="0 0 280 278" svg:d="M149 149c39 0 78 0 117 0 6 0 14 0 14-9 0-8-8-8-14-8-39 0-78 0-117 0 0-40 0-78 0-118 0-6 0-14-9-14-8 0-8 8-8 14 0 40 0 78 0 118-40 0-79 0-119 0-6 0-13 0-13 8 0 9 7 9 13 9 40 0 79 0 119 0 0 38 0 77 0 116 0 6 0 13 8 13 9 0 9-7 9-13 0-39 0-78 0-116z"><text:p/></draw:path><draw:path draw:style-name="gr92" draw:text-style-name="P23" svg:width="0.209cm" svg:height="0.189cm" svg:x="7.14cm" svg:y="0.109cm" svg:viewBox="0 0 210 190" svg:d="M128 59c3-11 12-49 42-49 2 0 12 0 21 6-12 1-21 12-21 22 0 6 5 15 17 15 9 0 23-7 23-24 0-23-25-29-40-29-24 0-39 23-44 32-11-27-34-32-46-32-43 0-68 55-68 65 0 4 5 4 6 4 4 0 5-1 5-4 14-45 42-55 56-55 9 0 23 3 23 28 0 12-7 41-23 100-6 26-21 43-39 43-3 0-12 0-22-5 11-2 20-11 20-23 0-10-9-14-15-14-13 0-23 11-23 24 0 19 20 27 40 27 27 0 42-28 44-31 5 16 19 31 44 31 45 0 69-53 69-64 0-4-4-4-6-4-4 0-4 1-5 5-14 44-43 54-56 54-17 0-23-13-23-28 0-8 2-18 7-37s10-38 14-57z"><text:p/></draw:path><draw:path draw:style-name="gr92" draw:text-style-name="P23" svg:width="0.143cm" svg:height="0.197cm" svg:x="7.38cm" svg:y="0.162cm" svg:viewBox="0 0 144 198" svg:d="M144 150c0-4 0-7 0-11-11 0-22 0-32 0 0-44 0-88 0-132 0-6 0-7-6-7-4 0-5 0-9 4-32 45-65 89-97 135 0 4 0 7 0 11 29 0 58 0 86 0 0 7 0 15 0 24s0 13-24 13c-2 0-4 0-7 0 0 3 0 7 0 11 15-2 34-2 43-2 12 0 30 0 46 2 0-4 0-8 0-11-2 0-6 0-8 0-24 0-24-4-24-13s0-17 0-24c10 0 21 0 32 0zM89 31c0 36 0 72 0 108-27 0-52 0-78 0 26-36 51-72 78-108z"><text:p/></draw:path><draw:path draw:style-name="gr92" draw:text-style-name="P23" svg:width="0.299cm" svg:height="0.283cm" svg:x="7.667cm" svg:y="0.011cm" svg:viewBox="0 0 300 284" svg:d="M112 149c14 0 27 0 42 0 31 0 34 7 34 19 0 3 0 8-3 20 0 2-1 2-1 5s2 5 4 5c5 0 5-2 8-9 7-31 15-61 22-91 2-5 2-6 2-7-2-1-2-4-5-4-5 0-5 2-6 9-10 32-19 41-55 41-14 0-26 0-39 0 10-36 18-72 28-108 3-15 3-16 23-16 18 0 37 0 55 0 51 0 61 13 61 46 0 9 0 12-1 22 0 6 0 8 0 9s1 5 5 5 4-3 6-11c2-24 6-49 8-73 1-11-1-11-12-11-68 0-138 0-206 0-9 0-12 0-12 8 0 5 3 5 10 5 16 0 28 0 28 7 0 3 0 3-1 11-19 73-37 147-57 221-3 16-4 19-38 19-7 0-12 0-12 8 0 5 6 5 7 5 12 0 43-1 55-1 15 0 50 1 63 1 5 0 9 0 9-7 0-4-1-3-2-5-1-1-2-1-12-1s-12 0-22 0c-13-2-14-4-14-9 0-1 0-3 2-9 9-35 17-70 26-104z"><text:p/></draw:path><draw:path draw:style-name="gr92" draw:text-style-name="P23" svg:width="0.161cm" svg:height="0.189cm" svg:x="8.001cm" svg:y="0.109cm" svg:viewBox="0 0 162 190" svg:d="M59 89c13 0 44 0 65-10 30-12 32-37 32-43 0-18-17-36-46-36-46 0-110 41-110 115 0 42 25 75 66 75 60 0 96-44 96-49 0-2-2-6-5-6-2 0-3 2-6 5-33 41-79 41-84 41-33 0-37-35-37-48 0-5 1-18 7-44 7 0 15 0 22 0zM40 80c16-64 60-70 70-70 21 0 32 12 32 26 0 44-68 44-86 44-6 0-10 0-16 0z"><text:p/></draw:path><draw:path draw:style-name="gr92" draw:text-style-name="P23" svg:width="0.135cm" svg:height="0.199cm" svg:x="8.194cm" svg:y="0.164cm" svg:viewBox="0 0 136 200" svg:d="M65 97c23 0 39 16 39 47 0 37-21 48-38 48-12 0-38-4-50-21 13-1 16-11 16-16 0-10-7-16-16-16-8 0-16 5-16 17 0 27 30 44 66 44 41 0 70-26 70-56 0-23-20-46-52-52 31-12 42-33 42-51 0-24-26-41-59-41s-59 16-59 40c0 9 8 15 16 15 10 0 16-7 16-15 0-9-6-15-16-15 11-13 31-17 42-17 13 0 31 6 31 33 0 12-3 25-11 34-10 11-19 12-33 14-7 0-7 0-10 0-1 1-2 1-2 4 0 4 2 4 7 4 6 0 11 0 17 0z"><text:p/></draw:path><draw:path draw:style-name="gr92" draw:text-style-name="P23" svg:width="0.3cm" svg:height="0.284cm" svg:x="8.384cm" svg:y="0.01cm" svg:viewBox="0 0 301 285" svg:d="M112 154c24 0 46 0 70 0 60 0 119-44 119-91 0-32-27-63-83-63-45 0-91 0-136 0-9 0-14 0-14 8 0 5 5 5 14 5 4 0 12 0 18 0 6 1 8 3 8 7 0 2 0 4-1 9-19 74-37 149-57 224-4 16-4 19-38 19-7 0-12 0-12 8 0 5 5 5 6 5 12 0 42-1 54-1 8 0 18 1 26 1 10 0 20 0 28 0 4 0 8 0 8-8 0-5-3-5-10-5-16 0-28 0-28-7 0-3 0-5 1-7 9-35 18-69 27-104zM142 29c3-15 4-16 22-16 14 0 28 0 41 0 35 0 57 11 57 40 0 16-9 52-24 68-22 19-47 22-66 22-20 0-40 0-59 0 9-39 19-77 29-114z"><text:p/></draw:path><draw:path draw:style-name="gr92" draw:text-style-name="P23" svg:width="0.13cm" svg:height="0.194cm" svg:x="8.656cm" svg:y="0.164cm" svg:viewBox="0 0 131 195" svg:d="M131 141c-4 0-6 0-10 0-1 8-5 24-8 28-3 1-25 1-29 1-18 0-37 0-55 0 31-27 42-36 60-49 21-18 42-36 42-64 0-35-31-57-70-57-36 0-61 25-61 53 0 14 13 16 16 16 7 0 15-6 15-15 0-6-2-16-17-16 9-21 29-27 44-27 28 0 44 23 44 46 0 26-18 46-28 57-24 23-46 45-70 69-4 4-4 4-4 12 41 0 80 0 121 0 4-18 6-36 10-54z"><text:p/></draw:path><draw:path draw:style-name="gr92" draw:text-style-name="P23" svg:width="0.289cm" svg:height="0.303cm" svg:x="8.848cm" svg:y="0cm" svg:viewBox="0 0 290 304" svg:d="M290 113c0-67-44-113-106-113-92 0-184 96-184 193 0 69 47 111 107 111 90 0 183-92 183-191zM110 293c-42 0-72-33-72-89 0-17 6-78 39-127 29-45 71-66 104-66 34 0 72 24 72 86 0 30-11 96-53 146-20 25-55 50-90 50z"><text:p/></draw:path><draw:path draw:style-name="gr92" draw:text-style-name="P23" svg:width="0.135cm" svg:height="0.199cm" svg:x="9.165cm" svg:y="0.164cm" svg:viewBox="0 0 136 200" svg:d="M89 89c23-11 37-26 37-45 0-28-30-44-59-44-32 0-59 22-59 49 0 13 8 24 12 30 6 6 8 7 26 17-17 7-46 24-46 54 0 33 34 50 67 50 37 0 69-23 69-55 0-19-12-36-29-46-4-2-15-8-18-10zM41 61c-9-5-17-12-17-23 0-19 22-30 43-30 23 0 43 15 43 36 0 25-30 39-31 39-1-2-1 0-3-2-12-7-23-14-35-20zM55 102c13 7 27 14 40 23 8 4 23 14 23 31 0 21-24 36-51 36-26 0-50-18-50-42 0-22 17-39 38-48z"><text:p/></draw:path></draw:g></draw:g></text:p>
      <text:p text:style-name="P8"/>
      <text:p text:style-name="P8"><text:span text:style-name="T5">2. On écrit les équations équilibrées pour chaque éléments présents dans la réaction.</text:span> On obtient donc :</text:p>
      <text:p text:style-name="P8"/>
      <text:p text:style-name="P7">Pour <text:span text:style-name="T1">Na : </text:span><text:span text:style-name="T1"><draw:g text:anchor-type="as-char" svg:y="-0.28cm" draw:z-index="5" draw:name="Forme3" draw:style-name="gr90"><svg:title>TexMaths</svg:title><svg:desc>12§display§x_1 \times 3 =1 \times x_3§svg§600§FALSE§</svg:desc><draw:g draw:style-name="gr2"><draw:path draw:style-name="gr91" draw:text-style-name="P21" svg:width="2.793cm" svg:height="0.304cm" svg:x="0.008cm" svg:y="0.024cm" svg:viewBox="0 0 2794 305" svg:d="M1398 305c-467 0-932 0-1398 0 0-102 0-203 0-305 931 0 1863 0 2794 0 0 102 0 203 0 305-466 0-931 0-1396 0z"><text:p/></draw:path><draw:path draw:style-name="gr92" draw:text-style-name="P23" svg:width="0.209cm" svg:height="0.189cm" svg:x="-0.001cm" svg:y="0.095cm" svg:viewBox="0 0 210 190" svg:d="M130 59c2-11 12-51 40-51 3 0 14 0 22 6-12 3-20 12-20 23 0 6 4 15 15 15 10 0 23-8 23-24 0-22-24-28-38-28-26 0-40 22-45 31-11-27-33-31-45-31-45 0-69 54-69 65 0 3 5 3 6 3 3 0 4-1 5-4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92" draw:text-style-name="P23" svg:width="0.106cm" svg:height="0.194cm" svg:x="0.26cm" svg:y="0.148cm" svg:viewBox="0 0 107 195" svg:d="M66 8c0-8 0-8-8-8-20 19-46 19-58 19 0 4 0 7 0 11 7 0 26 0 43-8 0 49 0 99 0 150 0 9 0 13-30 13-3 0-7 0-11 0 0 4 0 6 0 10 5 0 41-2 52-2 10 0 47 2 53 2 0-4 0-6 0-10-4 0-7 0-11 0-30 0-30-4-30-13 0-55 0-110 0-164z"><text:p/></draw:path><draw:path draw:style-name="gr92" draw:text-style-name="P23" svg:width="0.203cm" svg:height="0.201cm" svg:x="0.573cm" svg:y="0.074cm" svg:viewBox="0 0 204 202" svg:d="M102 90c-28-28-56-56-84-84-5-5-6-6-10-6-3 0-8 5-8 8 0 4 1 5 6 9 28 29 56 56 84 85-28 28-56 55-84 84-5 4-6 5-6 7 0 5 5 9 8 9 4 0 5 0 10-6 28-27 56-54 84-82 29 29 59 58 88 85 1 0 3 3 6 3 4 0 8-4 8-9 0-1 0-2-1-3-30-30-67-66-89-88 26-26 52-52 78-77 1-2 8-8 10-11 1-1 2-2 2-6 0-3-4-8-8-8s-5 2-10 7c-28 28-56 55-84 83z"><text:p/></draw:path><draw:path draw:style-name="gr92" draw:text-style-name="P23" svg:width="0.174cm" svg:height="0.287cm" svg:x="0.951cm" svg:y="0cm" svg:viewBox="0 0 175 288" svg:d="M104 132c35-11 59-41 59-73 0-35-37-59-77-59-43 0-75 25-75 58 0 13 9 21 21 21 14 0 22-9 22-21 0-21-19-21-26-21 13-21 42-26 56-26 18 0 41 9 41 47 0 4-1 30-12 48-12 20-27 21-37 21-4 2-14 2-17 2-4 1-6 1-6 6 0 3 2 3 9 3 6 0 14 0 20 0 34 0 50 29 50 70 0 56-30 68-48 68s-50-7-65-31c15 1 28-7 28-24 0-14-11-23-23-23-11 0-24 6-24 24 0 39 40 66 85 66 52 0 90-38 90-80 0-34-26-67-71-76z"><text:p/></draw:path><draw:path draw:style-name="gr92" draw:text-style-name="P23" svg:width="0.28cm" svg:height="0.098cm" svg:x="1.284cm" svg:y="0.127cm" svg:viewBox="0 0 281 99" svg:d="M266 17c6 0 15 0 15-9 0-8-9-8-15-8-84 0-168 0-252 0-6 0-14 0-14 8 0 9 8 9 14 9 84 0 168 0 252 0zM266 99c6 0 15-1 15-9s-9-8-15-8c-84 0-168 0-252 0-6 0-14 0-14 8s8 9 14 9c84 0 168 0 252 0z"><text:p/></draw:path><draw:path draw:style-name="gr92" draw:text-style-name="P23" svg:width="0.138cm" svg:height="0.278cm" svg:x="1.743cm" svg:y="0cm" svg:viewBox="0 0 139 279" svg:d="M86 11c0-10 0-11-9-11-27 28-64 28-77 28 0 3 0 8 0 12 8 0 32 0 55-11 0 72 0 145 0 217 0 15-1 21-39 21-5 0-9 0-14 0 0 4 0 8 0 12 15-2 52-2 69-2s53 0 68 2c0-4 0-8 0-12-5 0-9 0-14 0-37 0-39-5-39-21 0-78 0-157 0-235z"><text:p/></draw:path><draw:path draw:style-name="gr92" draw:text-style-name="P23" svg:width="0.203cm" svg:height="0.201cm" svg:x="2.072cm" svg:y="0.074cm" svg:viewBox="0 0 204 202" svg:d="M102 90c-28-28-56-56-84-84-6-5-6-6-10-6s-8 5-8 8c0 4 0 5 5 9 29 29 56 56 85 85-29 28-56 55-85 84-5 4-5 5-5 7 0 5 4 9 8 9s4 0 10-6c28-27 55-54 83-82 29 29 59 58 87 85 2 0 4 3 6 3 6 0 10-4 10-9-1-1 0-2-2-3-29-30-68-66-88-88 25-26 52-52 77-77 2-2 8-8 11-11 0-1 2-2 2-6 0-3-4-8-10-8-2 0-4 2-9 7-28 28-55 55-83 83z"><text:p/></draw:path><draw:path draw:style-name="gr92" draw:text-style-name="P23" svg:width="0.209cm" svg:height="0.189cm" svg:x="2.444cm" svg:y="0.095cm" svg:viewBox="0 0 210 190" svg:d="M128 59c3-11 12-51 42-51 2 0 12 0 21 6-12 3-21 12-21 23 0 6 5 15 17 15 9 0 23-8 23-24 0-22-25-28-40-28-24 0-39 22-44 31-11-27-34-31-46-31-43 0-67 54-67 65 0 3 4 3 5 3 4 0 5-1 5-4 14-45 43-56 56-56 9 0 23 4 23 29 0 13-7 41-23 100-6 26-20 44-39 44-3 0-12 0-21-6 10-2 19-10 19-22 0-11-9-15-15-15-13 0-23 11-23 24 0 19 20 28 40 28 27 0 43-29 44-31 5 15 20 31 46 31 43 0 67-54 67-65 0-4-4-4-5-4-5 0-5 2-6 5-14 45-42 55-56 55-16 0-23-14-23-28 0-9 2-18 7-36 5-20 10-39 14-58z"><text:p/></draw:path><draw:path draw:style-name="gr92" draw:text-style-name="P23" svg:width="0.135cm" svg:height="0.2cm" svg:x="2.688cm" svg:y="0.148cm" svg:viewBox="0 0 136 201" svg:d="M64 97c24 0 39 16 39 48 0 36-20 46-38 46-11 0-37-2-49-19 13-1 16-11 16-17 0-10-7-16-16-16-8 0-16 5-16 17 0 28 30 45 66 45 41 0 70-27 70-56 0-24-20-47-52-53 31-12 42-33 42-51 0-23-28-41-60-41-34 0-58 16-58 40 0 9 8 15 16 15 10 0 16-7 16-15 0-9-6-15-16-15 11-13 31-17 42-17 13 0 31 8 31 33 0 12-3 26-12 35-9 10-18 12-32 13-7 0-7 0-10 0-1 1-2 1-2 5 0 3 2 3 7 3s11 0 16 0z"><text:p/></draw:path></draw:g></draw:g></text:span></text:p>
      <text:p text:style-name="P9">Pour P : <draw:g text:anchor-type="as-char" svg:y="-0.277cm" draw:z-index="6" draw:name="Forme4" draw:style-name="gr90"><svg:title>TexMaths</svg:title><svg:desc>12§display§x_1 \times 1 = 2 \times x_4§svg§600§FALSE§</svg:desc><draw:g draw:style-name="gr2"><draw:path draw:style-name="gr91" draw:text-style-name="P21" svg:width="2.796cm" svg:height="0.297cm" svg:x="0.008cm" svg:y="0.02cm" svg:viewBox="0 0 2797 298" svg:d="M1399 298c-467 0-932 0-1399 0 0-99 0-199 0-298 932 0 1865 0 2797 0 0 99 0 199 0 298-466 0-932 0-1398 0z"><text:p/></draw:path><draw:path draw:style-name="gr92" draw:text-style-name="P23" svg:width="0.209cm" svg:height="0.187cm" svg:x="-0.001cm" svg:y="0.093cm" svg:viewBox="0 0 210 188" svg:d="M130 59c2-12 12-51 40-51 3 0 14 0 22 6-12 3-20 12-20 23 0 6 4 15 15 15 10 0 23-8 23-24 0-23-24-28-38-28-26 0-40 22-45 31-11-27-33-31-45-31-45 0-69 54-69 64 0 4 5 4 6 4 3 0 4-1 5-4 14-45 42-56 56-56 9 0 23 4 23 29 0 13-7 41-23 100-6 26-21 43-39 43-3 0-12 0-22-5 11-2 21-11 21-23 0-11-10-14-16-14-13 0-24 11-24 24 0 19 22 26 40 26 28 0 43-27 44-30 6 16 20 30 46 30 43 0 67-53 67-63 0-4-4-4-5-4-4 0-5 1-5 5-14 44-43 54-56 54-17 0-23-13-23-28 0-8 2-18 7-36 5-19 10-38 15-57z"><text:p/></draw:path><draw:path draw:style-name="gr92" draw:text-style-name="P23" svg:width="0.106cm" svg:height="0.193cm" svg:x="0.26cm" svg:y="0.146cm" svg:viewBox="0 0 107 194" svg:d="M66 8c0-8 0-8-8-8-20 19-46 19-58 19 0 4 0 7 0 11 7 0 26 0 42-8 0 49 0 99 0 149 0 10 0 14-29 14-3 0-7 0-11 0 0 2 0 6 0 9 5 0 41-1 52-1 10 0 47 1 53 1 0-3 0-7 0-9-4 0-7 0-11 0-30 0-30-4-30-14 0-55 0-109 0-163z"><text:p/></draw:path><draw:path draw:style-name="gr92" draw:text-style-name="P23" svg:width="0.203cm" svg:height="0.2cm" svg:x="0.572cm" svg:y="0.072cm" svg:viewBox="0 0 204 201" svg:d="M102 90c-28-28-56-56-84-84-5-5-6-6-10-6-3 0-8 5-8 8 0 4 1 5 6 9 28 29 56 56 84 85-28 27-56 55-84 84-5 3-6 5-6 7 0 5 5 8 8 8 4 0 5-1 10-6 28-26 56-54 84-81 29 29 59 57 88 85 2 1 3 2 6 2 4 0 8-3 8-8 0-1 0-2-1-5-30-29-67-65-89-86 25-26 52-52 77-77 2-2 8-8 11-11 1-1 2-2 2-6 0-3-4-8-8-8s-5 2-10 7c-28 28-56 55-84 83z"><text:p/></draw:path><draw:path draw:style-name="gr92" draw:text-style-name="P23" svg:width="0.138cm" svg:height="0.277cm" svg:x="0.97cm" svg:y="-0.001cm" svg:viewBox="0 0 139 278" svg:d="M86 11c0-10 0-11-9-11-27 28-64 28-77 28 0 3 0 8 0 12 8 0 34 0 55-11 0 72 0 145 0 217 0 14-1 19-38 19-5 0-10 0-15 0 0 5 0 10 0 13 16-1 52-1 69-1s54 0 68 1c0-3 0-8 0-13-5 0-8 0-13 0-38 0-40-4-40-19 0-78 0-157 0-235z"><text:p/></draw:path><draw:path draw:style-name="gr92" draw:text-style-name="P23" svg:width="0.279cm" svg:height="0.097cm" svg:x="1.284cm" svg:y="0.125cm" svg:viewBox="0 0 280 98" svg:d="M265 17c7 0 15 0 15-9 0-8-8-8-14-8-84 0-169 0-253 0-6 0-13 0-13 8 0 9 7 9 14 9 84 0 167 0 251 0zM266 98c6 0 14 0 14-8s-8-8-15-8c-84 0-167 0-251 0-7 0-14 0-14 8s7 8 13 8c84 0 169 0 253 0z"><text:p/></draw:path><draw:path draw:style-name="gr92" draw:text-style-name="P23" svg:width="0.167cm" svg:height="0.277cm" svg:x="1.725cm" svg:y="-0.001cm" svg:viewBox="0 0 168 278" svg:d="M32 246c15-15 30-29 45-43 66-57 91-80 91-121 0-48-38-82-90-82-47 0-78 38-78 77 0 22 20 22 22 22 7 0 21-4 21-21 0-12-7-23-21-23-4 0-5 0-6 1 9-27 32-43 57-43 39 0 57 34 57 69 0 33-22 67-45 92-27 29-54 59-81 89-4 4-4 6-4 15 52 0 104 0 156 0 4-24 8-48 12-73-4 0-7 0-11 0-2 13-5 31-9 38-3 3-30 3-40 3-25 0-50 0-76 0z"><text:p/></draw:path><draw:path draw:style-name="gr92" draw:text-style-name="P23" svg:width="0.203cm" svg:height="0.2cm" svg:x="2.07cm" svg:y="0.072cm" svg:viewBox="0 0 204 201" svg:d="M102 90c-28-28-56-56-84-84-5-5-6-6-10-6-3 0-8 5-8 8 0 4 1 5 6 9 28 29 56 56 84 85-28 27-56 55-84 84-5 3-6 5-6 7 0 5 5 8 8 8 4 0 5-1 10-6 28-26 56-54 84-81 29 29 59 57 88 85 2 1 3 2 6 2 4 0 8-3 8-8 0-1 0-2-1-5-30-29-67-65-89-86 25-26 52-52 77-77 2-2 8-8 11-11 1-1 2-2 2-6 0-3-4-8-8-8s-5 2-10 7c-28 28-56 55-84 83z"><text:p/></draw:path><draw:path draw:style-name="gr92" draw:text-style-name="P23" svg:width="0.209cm" svg:height="0.187cm" svg:x="2.442cm" svg:y="0.093cm" svg:viewBox="0 0 210 188" svg:d="M128 59c3-12 12-51 42-51 3 0 12 0 22 6-12 3-20 12-20 23 0 6 4 15 15 15 10 0 23-8 23-24 0-23-25-28-40-28-24 0-38 22-43 31-11-27-33-31-45-31-45 0-69 54-69 64 0 4 4 2 5 4 4 0 5-1 6-4 14-45 42-56 56-56 9 0 23 4 23 29 0 13-7 41-23 100-7 26-21 43-40 43-3 0-12 0-21-5 11-2 19-11 19-23 0-11-8-14-15-14-12 0-23 11-23 24 0 19 22 26 40 26 27 0 43-27 44-30 5 16 20 30 46 30 43 0 67-53 67-63 0-4-4-4-5-4-4 0-5 1-6 5-13 44-42 54-55 54-17 0-24-13-24-28 0-8 2-18 7-36 5-19 10-38 14-57z"><text:p/></draw:path><draw:path draw:style-name="gr92" draw:text-style-name="P23" svg:width="0.144cm" svg:height="0.196cm" svg:x="2.682cm" svg:y="0.144cm" svg:viewBox="0 0 145 197" svg:d="M145 150c0-4 0-7 0-11-11 0-23 0-33 0 0-44 0-87 0-131 0-7 0-8-6-8-4 0-5 0-8 4-32 45-66 90-98 135 0 4 0 7 0 11 29 0 59 0 88 0 0 7 0 15 0 24s0 13-24 13c-3 0-6 0-9 0 0 2 0 6 0 10 15-2 34-2 45-2 10 0 30 0 44 2 0-4 0-8 0-10-2 0-6 0-8 0-24 0-24-4-24-13s0-17 0-24c10 0 22 0 33 0zM89 31c0 36 0 72 0 108-27 0-52 0-78 0 26-36 51-72 78-108z"><text:p/></draw:path></draw:g></draw:g></text:p>
      <text:p text:style-name="P9">Pour O : <draw:g text:anchor-type="as-char" svg:y="-0.28cm" draw:z-index="2" draw:name="Forme5" draw:style-name="gr90"><svg:title>TexMaths</svg:title><svg:desc>12§display§x_1 \times 4 = 8 \times x_4§svg§600§FALSE§</svg:desc><draw:g draw:style-name="gr2"><draw:path draw:style-name="gr91" draw:text-style-name="P21" svg:width="2.796cm" svg:height="0.303cm" svg:x="0.008cm" svg:y="0.024cm" svg:viewBox="0 0 2797 304" svg:d="M1399 304c-467 0-932 0-1399 0 0-101 0-203 0-304 932 0 1865 0 2797 0 0 101 0 203 0 304-466 0-932 0-1398 0z"><text:p/></draw:path><draw:path draw:style-name="gr92" draw:text-style-name="P23" svg:width="0.209cm" svg:height="0.189cm" svg:x="-0.001cm" svg:y="0.101cm" svg:viewBox="0 0 210 190" svg:d="M130 60c2-12 12-50 40-50 3 0 14 0 22 6-12 1-20 12-20 22 0 6 4 15 15 15 10 0 23-7 23-24 0-23-24-29-38-29-26 0-40 23-45 32-11-27-33-32-45-32-45 0-69 55-69 65 0 5 5 5 6 5 3 0 4-1 5-5 14-45 42-55 56-55 9 0 23 3 23 28 0 14-7 41-23 100-6 27-21 44-39 44-3 0-12 0-22-5 11-3 21-11 21-23 0-11-10-15-16-15-13 0-24 11-24 25 0 19 22 26 40 26 28 0 43-28 44-30 6 14 20 30 46 30 43 0 67-53 67-64 0-3-4-3-5-3-4 0-5 1-5 4-14 45-43 55-56 55-17 0-23-14-23-28 0-9 2-18 7-37 5-20 10-39 15-57z"><text:p/></draw:path><draw:path draw:style-name="gr92" draw:text-style-name="P23" svg:width="0.106cm" svg:height="0.194cm" svg:x="0.26cm" svg:y="0.153cm" svg:viewBox="0 0 107 195" svg:d="M66 8c0-8 0-8-8-8-20 18-46 19-58 19 0 4 0 7 0 11 7 0 26 0 42-8 0 49 0 99 0 150 0 10 0 13-29 13-3 0-7 0-11 0 0 4 0 6 0 10 5 0 41-1 52-1 10 0 47 1 53 1 0-4 0-6 0-10-4 0-7 0-11 0-30 0-30-3-30-13 0-55 0-109 0-164z"><text:p/></draw:path><draw:path draw:style-name="gr92" draw:text-style-name="P23" svg:width="0.203cm" svg:height="0.201cm" svg:x="0.572cm" svg:y="0.079cm" svg:viewBox="0 0 204 202" svg:d="M102 90c-28-27-56-56-84-84-5-5-6-6-10-6-3 0-8 4-8 8s1 4 6 9c28 29 56 56 84 85-28 28-56 56-84 84-5 4-6 5-6 8 0 4 5 8 8 8 4 0 5-1 10-6 28-26 56-54 84-82 29 29 59 58 88 86 2 1 3 2 6 2 4 0 8-4 8-8 0-2 0-3-1-4-30-30-67-66-89-88 25-26 52-51 77-77 2-2 8-8 11-11 1-1 2-2 2-6s-4-8-8-8-5 2-10 7c-28 28-56 56-84 83z"><text:p/></draw:path><draw:path draw:style-name="gr92" draw:text-style-name="P23" svg:width="0.185cm" svg:height="0.283cm" svg:x="0.944cm" svg:y="0cm" svg:viewBox="0 0 186 284" svg:d="M112 214c0 13 0 25 0 37 0 16 0 20-32 20-3 0-6 0-9 0 0 4 0 9 0 13 18-1 39-1 57-1 17 0 40 0 57 1 0-4 0-9 0-13-3 0-6 0-9 0-31 0-32-4-32-20 0-12 0-24 0-37 14 0 28 0 42 0 0-4 0-7 0-12-14 0-28 0-42 0 0-64 0-127 0-191 0-9 0-11-6-11-5 0-6 0-8 5-44 66-87 132-130 197 0 5 0 8 0 12 37 0 74 0 112 0zM114 202c-34 0-68 0-102 0 34-52 68-105 102-156 0 51 0 104 0 156z"><text:p/></draw:path><draw:path draw:style-name="gr92" draw:text-style-name="P23" svg:width="0.279cm" svg:height="0.098cm" svg:x="1.284cm" svg:y="0.132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92" draw:text-style-name="P23" svg:width="0.173cm" svg:height="0.288cm" svg:x="1.722cm" svg:y="0.005cm" svg:viewBox="0 0 174 289" svg:d="M50 88c-19-12-20-27-20-34 0-25 26-43 56-43 32 0 59 21 59 52 0 24-17 44-42 58-18-12-35-22-53-33zM112 129c31-16 51-39 51-66 0-39-37-63-75-63-42 0-77 31-77 71 0 7 1 26 19 46 5 4 19 15 30 22-24 13-60 37-60 76 0 46 43 74 86 74 48 0 88-35 88-81 0-14-4-32-20-50-8-9-15-13-42-29zM70 145c18 11 34 22 52 34 11 7 32 19 32 45 0 31-32 53-66 53-36 0-68-27-68-62 0-24 15-49 50-70z"><text:p/></draw:path><draw:path draw:style-name="gr92" draw:text-style-name="P23" svg:width="0.203cm" svg:height="0.201cm" svg:x="2.07cm" svg:y="0.079cm" svg:viewBox="0 0 204 202" svg:d="M102 90c-28-27-56-56-84-84-5-5-6-6-10-6-3 0-8 4-8 8s1 4 6 9c28 29 56 56 84 85-28 28-56 56-84 84-5 4-6 5-6 8 0 4 5 8 8 8 4 0 5-1 10-6 28-26 56-54 84-82 29 29 59 58 88 86 2 1 3 2 6 2 4 0 8-4 8-8 0-2 0-3-1-4-30-30-67-66-89-88 25-26 52-51 77-77 2-2 8-8 11-11 1-1 2-2 2-6s-4-8-8-8-5 2-10 7c-28 28-56 56-84 83z"><text:p/></draw:path><draw:path draw:style-name="gr92" draw:text-style-name="P23" svg:width="0.209cm" svg:height="0.189cm" svg:x="2.442cm" svg:y="0.101cm" svg:viewBox="0 0 210 190" svg:d="M128 60c3-12 12-50 42-50 3 0 12 0 22 6-12 1-20 12-20 22 0 6 4 15 15 15 10 0 23-7 23-24 0-23-25-29-40-29-24 0-38 23-43 32-11-27-33-32-45-32-45 0-69 55-69 65 0 5 4 2 5 5 4 0 5-1 6-5 14-45 42-55 56-55 9 0 23 3 23 28 0 14-7 41-23 100-7 27-21 44-40 44-3 0-12 0-21-5 11-3 19-11 19-23 0-11-8-15-15-15-12 0-23 11-23 25 0 19 22 26 40 26 27 0 43-28 44-30 5 14 20 30 46 30 43 0 67-53 67-64 0-3-4-3-5-3-4 0-5 1-6 4-13 45-42 55-55 55-17 0-24-14-24-28 0-9 2-18 7-37 5-20 10-39 14-57z"><text:p/></draw:path><draw:path draw:style-name="gr92" draw:text-style-name="P23" svg:width="0.144cm" svg:height="0.196cm" svg:x="2.682cm" svg:y="0.153cm" svg:viewBox="0 0 145 197" svg:d="M145 150c0-3 0-7 0-11-11 0-23 0-33 0 0-44 0-87 0-132 0-6 0-7-6-7-4 0-5 0-8 4-32 45-66 90-98 135 0 4 0 8 0 11 29 0 59 0 88 0 0 8 0 16 0 24 0 10 0 14-24 14-3 0-6 0-9 0 0 2 0 6 0 9 15-1 34-1 45-1 10 0 30 0 44 1 0-3 0-7 0-9-2 0-6 0-8 0-24 0-24-4-24-14 0-8 0-16 0-24 10 0 22 0 33 0zM89 31c0 36 0 72 0 108-27 0-52 0-78 0 26-36 51-72 78-108z"><text:p/></draw:path></draw:g></draw:g></text:p>
      <text:p text:style-name="P9">Pour Fe : <draw:g text:anchor-type="as-char" svg:y="-0.277cm" draw:z-index="3" draw:name="Forme6" draw:style-name="gr90"><svg:title>TexMaths</svg:title><svg:desc>12§display§x_2 \times 1 = 3 \times x_4§svg§600§FALSE§</svg:desc><draw:g draw:style-name="gr2"><draw:path draw:style-name="gr91" draw:text-style-name="P21" svg:width="2.796cm" svg:height="0.297cm" svg:x="0.008cm" svg:y="0.02cm" svg:viewBox="0 0 2797 298" svg:d="M1399 298c-467 0-932 0-1399 0 0-99 0-199 0-298 932 0 1865 0 2797 0 0 99 0 199 0 298-466 0-932 0-1398 0z"><text:p/></draw:path><draw:path draw:style-name="gr92" draw:text-style-name="P23" svg:width="0.209cm" svg:height="0.187cm" svg:x="-0.001cm" svg:y="0.093cm" svg:viewBox="0 0 210 188" svg:d="M130 59c2-12 12-51 40-51 3 0 14 0 22 6-12 3-20 12-20 23 0 6 4 15 15 15 10 0 23-8 23-24 0-23-24-28-38-28-26 0-40 22-45 31-11-27-33-31-45-31-45 0-69 54-69 64 0 4 5 4 6 4 3 0 4-1 5-4 14-45 42-56 56-56 9 0 23 4 23 29 0 13-7 41-23 100-6 26-21 43-39 43-3 0-12 0-22-5 11-2 21-11 21-23 0-11-10-14-16-14-13 0-24 11-24 24 0 19 22 26 40 26 28 0 43-27 44-30 6 16 20 30 46 30 43 0 67-53 67-63 0-4-4-4-5-4-4 0-5 1-5 5-14 44-43 54-56 54-17 0-23-13-23-28 0-8 2-18 7-36 5-19 10-38 15-57z"><text:p/></draw:path><draw:path draw:style-name="gr92" draw:text-style-name="P23" svg:width="0.13cm" svg:height="0.193cm" svg:x="0.246cm" svg:y="0.146cm" svg:viewBox="0 0 131 194" svg:d="M131 141c-4 0-6 0-10 0-1 8-3 24-8 28-3 1-24 1-29 1-18 0-36 0-54 0 31-27 41-36 59-49 21-18 42-36 42-63 0-36-31-58-69-58-37 0-62 25-62 53 0 14 13 17 17 17 6 0 15-5 15-16 0-6-2-16-18-16 10-21 29-27 44-27 30 0 44 23 44 47 0 25-18 45-28 56-24 23-46 45-70 69-4 3-4 4-4 11 41 0 82 0 122 0 3-17 6-35 9-53z"><text:p/></draw:path><draw:path draw:style-name="gr92" draw:text-style-name="P23" svg:width="0.203cm" svg:height="0.2cm" svg:x="0.572cm" svg:y="0.072cm" svg:viewBox="0 0 204 201" svg:d="M102 90c-28-28-56-56-84-84-5-5-6-6-10-6-3 0-8 5-8 8 0 4 1 5 6 9 28 29 56 56 84 85-28 27-56 55-84 84-5 3-6 5-6 7 0 5 5 8 8 8 4 0 5-1 10-6 28-26 56-54 84-81 29 29 59 57 88 85 2 1 3 2 6 2 4 0 8-3 8-8 0-1 0-2-1-5-30-29-67-65-89-86 25-26 52-52 77-77 2-2 8-8 11-11 1-1 2-2 2-6 0-3-4-8-8-8s-5 2-10 7c-28 28-56 55-84 83z"><text:p/></draw:path><draw:path draw:style-name="gr92" draw:text-style-name="P23" svg:width="0.138cm" svg:height="0.277cm" svg:x="0.97cm" svg:y="-0.001cm" svg:viewBox="0 0 139 278" svg:d="M86 11c0-10 0-11-9-11-27 28-64 28-77 28 0 3 0 8 0 12 8 0 34 0 55-11 0 72 0 145 0 217 0 14-1 19-38 19-5 0-10 0-15 0 0 5 0 10 0 13 16-1 52-1 69-1s54 0 68 1c0-3 0-8 0-13-5 0-8 0-13 0-38 0-40-4-40-19 0-78 0-157 0-235z"><text:p/></draw:path><draw:path draw:style-name="gr92" draw:text-style-name="P23" svg:width="0.279cm" svg:height="0.097cm" svg:x="1.284cm" svg:y="0.125cm" svg:viewBox="0 0 280 98" svg:d="M265 17c7 0 15 0 15-9 0-8-8-8-14-8-84 0-169 0-253 0-6 0-13 0-13 8 0 9 7 9 14 9 84 0 167 0 251 0zM266 98c6 0 14 0 14-8s-8-8-15-8c-84 0-167 0-251 0-7 0-14 0-14 8s7 8 13 8c84 0 169 0 253 0z"><text:p/></draw:path><draw:path draw:style-name="gr92" draw:text-style-name="P23" svg:width="0.173cm" svg:height="0.287cm" svg:x="1.722cm" svg:y="-0.001cm" svg:viewBox="0 0 174 288" svg:d="M104 132c35-11 59-41 59-74 0-34-37-58-78-58-42 0-74 25-74 58 0 13 9 21 21 21 14 0 22-9 22-21 0-21-19-21-26-21 13-21 40-26 56-26 17 0 41 9 41 47 0 4-1 30-12 47-13 21-28 22-37 22-4 1-15 1-17 1-4 1-6 1-6 5 0 5 2 5 9 5 6 0 12 0 18 0 35 0 51 29 51 68 0 58-29 70-47 70-19 0-50-7-65-31 15 1 28-8 28-24 0-15-11-23-24-23-10 0-23 6-23 24 0 38 38 66 85 66 52 0 89-39 89-82 0-32-26-66-70-74z"><text:p/></draw:path><draw:path draw:style-name="gr92" draw:text-style-name="P23" svg:width="0.203cm" svg:height="0.2cm" svg:x="2.07cm" svg:y="0.072cm" svg:viewBox="0 0 204 201" svg:d="M102 90c-28-28-56-56-84-84-5-5-6-6-10-6-3 0-8 5-8 8 0 4 1 5 6 9 28 29 56 56 84 85-28 27-56 55-84 84-5 3-6 5-6 7 0 5 5 8 8 8 4 0 5-1 10-6 28-26 56-54 84-81 29 29 59 57 88 85 2 1 3 2 6 2 4 0 8-3 8-8 0-1 0-2-1-5-30-29-67-65-89-86 25-26 52-52 77-77 2-2 8-8 11-11 1-1 2-2 2-6 0-3-4-8-8-8s-5 2-10 7c-28 28-56 55-84 83z"><text:p/></draw:path><draw:path draw:style-name="gr92" draw:text-style-name="P23" svg:width="0.209cm" svg:height="0.187cm" svg:x="2.442cm" svg:y="0.093cm" svg:viewBox="0 0 210 188" svg:d="M128 59c3-12 12-51 42-51 3 0 12 0 22 6-12 3-20 12-20 23 0 6 4 15 15 15 10 0 23-8 23-24 0-23-25-28-40-28-24 0-38 22-43 31-11-27-33-31-45-31-45 0-69 54-69 64 0 4 4 2 5 4 4 0 5-1 6-4 14-45 42-56 56-56 9 0 23 4 23 29 0 13-7 41-23 100-7 26-21 43-40 43-3 0-12 0-21-5 11-2 19-11 19-23 0-11-8-14-15-14-12 0-23 11-23 24 0 19 22 26 40 26 27 0 43-27 44-30 5 16 20 30 46 30 43 0 67-53 67-63 0-4-4-4-5-4-4 0-5 1-6 5-13 44-42 54-55 54-17 0-24-13-24-28 0-8 2-18 7-36 5-19 10-38 14-57z"><text:p/></draw:path><draw:path draw:style-name="gr92" draw:text-style-name="P23" svg:width="0.144cm" svg:height="0.196cm" svg:x="2.682cm" svg:y="0.144cm" svg:viewBox="0 0 145 197" svg:d="M145 150c0-4 0-7 0-11-11 0-23 0-33 0 0-44 0-87 0-131 0-7 0-8-6-8-4 0-5 0-8 4-32 45-66 90-98 135 0 4 0 7 0 11 29 0 59 0 88 0 0 7 0 15 0 24s0 13-24 13c-3 0-6 0-9 0 0 2 0 6 0 10 15-2 34-2 45-2 10 0 30 0 44 2 0-4 0-8 0-10-2 0-6 0-8 0-24 0-24-4-24-13s0-17 0-24c10 0 22 0 33 0zM89 31c0 36 0 72 0 108-27 0-52 0-78 0 26-36 51-72 78-108z"><text:p/></draw:path></draw:g></draw:g></text:p>
      <text:p text:style-name="P9">Pour Cl : <draw:g text:anchor-type="as-char" svg:y="-0.28cm" draw:z-index="4" draw:name="Forme7" draw:style-name="gr90"><svg:title>TexMaths</svg:title><svg:desc>12§display§x_2 \times 2 = 1 \times x_3§svg§600§FALSE§</svg:desc><draw:g draw:style-name="gr2"><draw:path draw:style-name="gr91" draw:text-style-name="P21" svg:width="2.793cm" svg:height="0.304cm" svg:x="0.008cm" svg:y="0.024cm" svg:viewBox="0 0 2794 305" svg:d="M1398 305c-467 0-932 0-1398 0 0-102 0-203 0-305 931 0 1863 0 2794 0 0 102 0 203 0 305-466 0-931 0-1396 0z"><text:p/></draw:path><draw:path draw:style-name="gr92" draw:text-style-name="P23" svg:width="0.209cm" svg:height="0.189cm" svg:x="-0.001cm" svg:y="0.095cm" svg:viewBox="0 0 210 190" svg:d="M130 59c2-11 12-51 40-51 3 0 14 0 22 6-12 3-20 12-20 23 0 6 4 15 15 15 10 0 23-8 23-24 0-22-24-28-38-28-26 0-40 22-45 31-11-27-33-31-45-31-45 0-69 54-69 65 0 3 5 3 6 3 3 0 4-1 5-4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92" draw:text-style-name="P23" svg:width="0.129cm" svg:height="0.194cm" svg:x="0.247cm" svg:y="0.148cm" svg:viewBox="0 0 130 195" svg:d="M130 142c-4 0-6 0-10 0-1 7-4 24-7 27-3 2-25 2-30 2-18 0-36 0-54 0 31-28 41-36 59-50 21-18 42-36 42-63 0-36-32-58-69-58s-61 25-61 53c0 15 12 17 16 17 6 0 15-5 15-16 0-6-2-16-18-16 10-21 29-27 43-27 30 0 45 23 45 47 0 25-18 45-28 56-24 23-47 46-71 70-2 3-2 3-2 11 41 0 80 0 121 0 3-17 6-35 9-53z"><text:p/></draw:path><draw:path draw:style-name="gr92" draw:text-style-name="P23" svg:width="0.203cm" svg:height="0.201cm" svg:x="0.573cm" svg:y="0.074cm" svg:viewBox="0 0 204 202" svg:d="M102 90c-28-28-56-56-84-84-5-5-6-6-10-6-3 0-8 5-8 8 0 4 1 5 6 9 28 29 56 56 84 85-28 28-56 55-84 84-5 4-6 5-6 7 0 5 5 9 8 9 4 0 5 0 10-6 28-27 56-54 84-82 29 29 59 58 88 85 1 0 3 3 6 3 4 0 8-4 8-9 0-1 0-2-1-3-30-30-67-66-89-88 26-26 52-52 78-77 1-2 8-8 10-11 1-1 2-2 2-6 0-3-4-8-8-8s-5 2-10 7c-28 28-56 55-84 83z"><text:p/></draw:path><draw:path draw:style-name="gr92" draw:text-style-name="P23" svg:width="0.167cm" svg:height="0.278cm" svg:x="0.954cm" svg:y="0cm" svg:viewBox="0 0 168 279" svg:d="M32 246c15-14 30-29 45-43 66-56 91-79 91-121 0-48-38-82-90-82-47 0-78 38-78 77 0 23 20 23 22 23 7 0 22-5 22-22 0-11-8-23-22-23-4 0-5 0-6 1 10-27 32-43 57-43 39 0 57 34 57 69 0 33-22 67-45 93-26 29-54 59-80 88-5 5-5 6-5 16 52 0 104 0 156 0 4-24 8-48 12-74-4 0-7 0-11 0-2 14-5 32-9 39-3 2-30 2-40 2-25 0-50 0-76 0z"><text:p/></draw:path><draw:path draw:style-name="gr92" draw:text-style-name="P23" svg:width="0.28cm" svg:height="0.098cm" svg:x="1.284cm" svg:y="0.127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92" draw:text-style-name="P23" svg:width="0.138cm" svg:height="0.278cm" svg:x="1.743cm" svg:y="0cm" svg:viewBox="0 0 139 279" svg:d="M86 11c0-10 0-11-9-11-27 28-64 28-77 28 0 3 0 8 0 12 8 0 32 0 55-11 0 72 0 145 0 217 0 15-1 21-39 21-5 0-9 0-14 0 0 4 0 8 0 12 15-2 52-2 69-2s53 0 68 2c0-4 0-8 0-12-5 0-9 0-14 0-37 0-39-5-39-21 0-78 0-157 0-235z"><text:p/></draw:path><draw:path draw:style-name="gr92" draw:text-style-name="P23" svg:width="0.203cm" svg:height="0.201cm" svg:x="2.072cm" svg:y="0.074cm" svg:viewBox="0 0 204 202" svg:d="M102 90c-28-28-56-56-84-84-6-5-6-6-10-6s-8 5-8 8c0 4 0 5 5 9 29 29 56 56 85 85-29 28-56 55-85 84-5 4-5 5-5 7 0 5 4 9 8 9s4 0 10-6c28-27 55-54 83-82 29 29 59 58 87 85 2 0 4 3 6 3 6 0 10-4 10-9-1-1 0-2-2-3-29-30-68-66-88-88 25-26 52-52 77-77 2-2 8-8 11-11 0-1 2-2 2-6 0-3-4-8-10-8-2 0-4 2-9 7-28 28-55 55-83 83z"><text:p/></draw:path><draw:path draw:style-name="gr92" draw:text-style-name="P23" svg:width="0.209cm" svg:height="0.189cm" svg:x="2.444cm" svg:y="0.095cm" svg:viewBox="0 0 210 190" svg:d="M128 59c3-11 12-51 42-51 2 0 12 0 21 6-12 3-21 12-21 23 0 6 5 15 17 15 9 0 23-8 23-24 0-22-25-28-40-28-24 0-39 22-44 31-11-27-34-31-46-31-43 0-67 54-67 65 0 3 4 3 5 3 4 0 5-1 5-4 14-45 43-56 56-56 9 0 23 4 23 29 0 13-7 41-23 100-6 26-20 44-39 44-3 0-12 0-21-6 10-2 19-10 19-22 0-11-9-15-15-15-13 0-23 11-23 24 0 19 20 28 40 28 27 0 43-29 44-31 5 15 20 31 46 31 43 0 67-54 67-65 0-4-4-4-5-4-5 0-5 2-6 5-14 45-42 55-56 55-16 0-23-14-23-28 0-9 2-18 7-36 5-20 10-39 14-58z"><text:p/></draw:path><draw:path draw:style-name="gr92" draw:text-style-name="P23" svg:width="0.135cm" svg:height="0.2cm" svg:x="2.688cm" svg:y="0.148cm" svg:viewBox="0 0 136 201" svg:d="M64 97c24 0 39 16 39 48 0 36-20 46-38 46-11 0-37-2-49-19 13-1 16-11 16-17 0-10-7-16-16-16-8 0-16 5-16 17 0 28 30 45 66 45 41 0 70-27 70-56 0-24-20-47-52-53 31-12 42-33 42-51 0-23-28-41-60-41-34 0-58 16-58 40 0 9 8 15 16 15 10 0 16-7 16-15 0-9-6-15-16-15 11-13 31-17 42-17 13 0 31 8 31 33 0 12-3 26-12 35-9 10-18 12-32 13-7 0-7 0-10 0-1 1-2 1-2 5 0 3 2 3 7 3s11 0 16 0z"><text:p/></draw:path></draw:g></draw:g></text:p>
      <text:p text:style-name="P9"/>
      <text:p text:style-name="P10"><text:span text:style-name="T6">3. On obtient alors un système d’équation linéaire</text:span> <text:span text:style-name="T2">tels que :</text:span></text:p>
      <text:p text:style-name="P10"/>
      <text:p text:style-name="P11"><draw:g text:anchor-type="as-char" svg:y="-0.28cm" draw:z-index="7" draw:name="Forme 1" draw:style-name="gr90"><svg:title>TexMaths</svg:title><svg:desc>12§display§x_1 \times 3 =1 \times x_3§svg§600§FALSE§</svg:desc><draw:g draw:style-name="gr2"><draw:path draw:style-name="gr91" draw:text-style-name="P21" svg:width="2.793cm" svg:height="0.304cm" svg:x="0.008cm" svg:y="0.024cm" svg:viewBox="0 0 2794 305" svg:d="M1398 305c-467 0-932 0-1398 0 0-102 0-203 0-305 931 0 1863 0 2794 0 0 102 0 203 0 305-466 0-931 0-1396 0z"><text:p/></draw:path><draw:path draw:style-name="gr92" draw:text-style-name="P23" svg:width="0.209cm" svg:height="0.189cm" svg:x="-0.001cm" svg:y="0.095cm" svg:viewBox="0 0 210 190" svg:d="M130 59c2-11 12-51 40-51 3 0 14 0 22 6-12 3-20 12-20 23 0 6 4 15 15 15 10 0 23-8 23-24 0-22-24-28-38-28-26 0-40 22-45 31-11-27-33-31-45-31-45 0-69 54-69 65 0 3 5 3 6 3 3 0 4-1 5-4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92" draw:text-style-name="P23" svg:width="0.106cm" svg:height="0.194cm" svg:x="0.26cm" svg:y="0.148cm" svg:viewBox="0 0 107 195" svg:d="M66 8c0-8 0-8-8-8-20 19-46 19-58 19 0 4 0 7 0 11 7 0 26 0 43-8 0 49 0 99 0 150 0 9 0 13-30 13-3 0-7 0-11 0 0 4 0 6 0 10 5 0 41-2 52-2 10 0 47 2 53 2 0-4 0-6 0-10-4 0-7 0-11 0-30 0-30-4-30-13 0-55 0-110 0-164z"><text:p/></draw:path><draw:path draw:style-name="gr92" draw:text-style-name="P23" svg:width="0.203cm" svg:height="0.201cm" svg:x="0.573cm" svg:y="0.074cm" svg:viewBox="0 0 204 202" svg:d="M102 90c-28-28-56-56-84-84-5-5-6-6-10-6-3 0-8 5-8 8 0 4 1 5 6 9 28 29 56 56 84 85-28 28-56 55-84 84-5 4-6 5-6 7 0 5 5 9 8 9 4 0 5 0 10-6 28-27 56-54 84-82 29 29 59 58 88 85 1 0 3 3 6 3 4 0 8-4 8-9 0-1 0-2-1-3-30-30-67-66-89-88 26-26 52-52 78-77 1-2 8-8 10-11 1-1 2-2 2-6 0-3-4-8-8-8s-5 2-10 7c-28 28-56 55-84 83z"><text:p/></draw:path><draw:path draw:style-name="gr92" draw:text-style-name="P23" svg:width="0.174cm" svg:height="0.287cm" svg:x="0.951cm" svg:y="0cm" svg:viewBox="0 0 175 288" svg:d="M104 132c35-11 59-41 59-73 0-35-37-59-77-59-43 0-75 25-75 58 0 13 9 21 21 21 14 0 22-9 22-21 0-21-19-21-26-21 13-21 42-26 56-26 18 0 41 9 41 47 0 4-1 30-12 48-12 20-27 21-37 21-4 2-14 2-17 2-4 1-6 1-6 6 0 3 2 3 9 3 6 0 14 0 20 0 34 0 50 29 50 70 0 56-30 68-48 68s-50-7-65-31c15 1 28-7 28-24 0-14-11-23-23-23-11 0-24 6-24 24 0 39 40 66 85 66 52 0 90-38 90-80 0-34-26-67-71-76z"><text:p/></draw:path><draw:path draw:style-name="gr92" draw:text-style-name="P23" svg:width="0.28cm" svg:height="0.098cm" svg:x="1.284cm" svg:y="0.127cm" svg:viewBox="0 0 281 99" svg:d="M266 17c6 0 15 0 15-9 0-8-9-8-15-8-84 0-168 0-252 0-6 0-14 0-14 8 0 9 8 9 14 9 84 0 168 0 252 0zM266 99c6 0 15-1 15-9s-9-8-15-8c-84 0-168 0-252 0-6 0-14 0-14 8s8 9 14 9c84 0 168 0 252 0z"><text:p/></draw:path><draw:path draw:style-name="gr92" draw:text-style-name="P23" svg:width="0.138cm" svg:height="0.278cm" svg:x="1.743cm" svg:y="0cm" svg:viewBox="0 0 139 279" svg:d="M86 11c0-10 0-11-9-11-27 28-64 28-77 28 0 3 0 8 0 12 8 0 32 0 55-11 0 72 0 145 0 217 0 15-1 21-39 21-5 0-9 0-14 0 0 4 0 8 0 12 15-2 52-2 69-2s53 0 68 2c0-4 0-8 0-12-5 0-9 0-14 0-37 0-39-5-39-21 0-78 0-157 0-235z"><text:p/></draw:path><draw:path draw:style-name="gr92" draw:text-style-name="P23" svg:width="0.203cm" svg:height="0.201cm" svg:x="2.072cm" svg:y="0.074cm" svg:viewBox="0 0 204 202" svg:d="M102 90c-28-28-56-56-84-84-6-5-6-6-10-6s-8 5-8 8c0 4 0 5 5 9 29 29 56 56 85 85-29 28-56 55-85 84-5 4-5 5-5 7 0 5 4 9 8 9s4 0 10-6c28-27 55-54 83-82 29 29 59 58 87 85 2 0 4 3 6 3 6 0 10-4 10-9-1-1 0-2-2-3-29-30-68-66-88-88 25-26 52-52 77-77 2-2 8-8 11-11 0-1 2-2 2-6 0-3-4-8-10-8-2 0-4 2-9 7-28 28-55 55-83 83z"><text:p/></draw:path><draw:path draw:style-name="gr92" draw:text-style-name="P23" svg:width="0.209cm" svg:height="0.189cm" svg:x="2.444cm" svg:y="0.095cm" svg:viewBox="0 0 210 190" svg:d="M128 59c3-11 12-51 42-51 2 0 12 0 21 6-12 3-21 12-21 23 0 6 5 15 17 15 9 0 23-8 23-24 0-22-25-28-40-28-24 0-39 22-44 31-11-27-34-31-46-31-43 0-67 54-67 65 0 3 4 3 5 3 4 0 5-1 5-4 14-45 43-56 56-56 9 0 23 4 23 29 0 13-7 41-23 100-6 26-20 44-39 44-3 0-12 0-21-6 10-2 19-10 19-22 0-11-9-15-15-15-13 0-23 11-23 24 0 19 20 28 40 28 27 0 43-29 44-31 5 15 20 31 46 31 43 0 67-54 67-65 0-4-4-4-5-4-5 0-5 2-6 5-14 45-42 55-56 55-16 0-23-14-23-28 0-9 2-18 7-36 5-20 10-39 14-58z"><text:p/></draw:path><draw:path draw:style-name="gr92" draw:text-style-name="P23" svg:width="0.135cm" svg:height="0.2cm" svg:x="2.688cm" svg:y="0.148cm" svg:viewBox="0 0 136 201" svg:d="M64 97c24 0 39 16 39 48 0 36-20 46-38 46-11 0-37-2-49-19 13-1 16-11 16-17 0-10-7-16-16-16-8 0-16 5-16 17 0 28 30 45 66 45 41 0 70-27 70-56 0-24-20-47-52-53 31-12 42-33 42-51 0-23-28-41-60-41-34 0-58 16-58 40 0 9 8 15 16 15 10 0 16-7 16-15 0-9-6-15-16-15 11-13 31-17 42-17 13 0 31 8 31 33 0 12-3 26-12 35-9 10-18 12-32 13-7 0-7 0-10 0-1 1-2 1-2 5 0 3 2 3 7 3s11 0 16 0z"><text:p/></draw:path></draw:g></draw:g></text:p>
      <text:p text:style-name="P11"><draw:g text:anchor-type="as-char" svg:y="-0.277cm" draw:z-index="8" draw:name="Forme 2" draw:style-name="gr90"><svg:title>TexMaths</svg:title><svg:desc>12§display§x_1 \times 1 = 2 \times x_4§svg§600§FALSE§</svg:desc><draw:g draw:style-name="gr2"><draw:path draw:style-name="gr91" draw:text-style-name="P21" svg:width="2.796cm" svg:height="0.297cm" svg:x="0.008cm" svg:y="0.02cm" svg:viewBox="0 0 2797 298" svg:d="M1399 298c-467 0-932 0-1399 0 0-99 0-199 0-298 932 0 1865 0 2797 0 0 99 0 199 0 298-466 0-932 0-1398 0z"><text:p/></draw:path><draw:path draw:style-name="gr92" draw:text-style-name="P23" svg:width="0.209cm" svg:height="0.187cm" svg:x="-0.001cm" svg:y="0.093cm" svg:viewBox="0 0 210 188" svg:d="M130 59c2-12 12-51 40-51 3 0 14 0 22 6-12 3-20 12-20 23 0 6 4 15 15 15 10 0 23-8 23-24 0-23-24-28-38-28-26 0-40 22-45 31-11-27-33-31-45-31-45 0-69 54-69 64 0 4 5 4 6 4 3 0 4-1 5-4 14-45 42-56 56-56 9 0 23 4 23 29 0 13-7 41-23 100-6 26-21 43-39 43-3 0-12 0-22-5 11-2 21-11 21-23 0-11-10-14-16-14-13 0-24 11-24 24 0 19 22 26 40 26 28 0 43-27 44-30 6 16 20 30 46 30 43 0 67-53 67-63 0-4-4-4-5-4-4 0-5 1-5 5-14 44-43 54-56 54-17 0-23-13-23-28 0-8 2-18 7-36 5-19 10-38 15-57z"><text:p/></draw:path><draw:path draw:style-name="gr92" draw:text-style-name="P23" svg:width="0.106cm" svg:height="0.193cm" svg:x="0.26cm" svg:y="0.146cm" svg:viewBox="0 0 107 194" svg:d="M66 8c0-8 0-8-8-8-20 19-46 19-58 19 0 4 0 7 0 11 7 0 26 0 42-8 0 49 0 99 0 149 0 10 0 14-29 14-3 0-7 0-11 0 0 2 0 6 0 9 5 0 41-1 52-1 10 0 47 1 53 1 0-3 0-7 0-9-4 0-7 0-11 0-30 0-30-4-30-14 0-55 0-109 0-163z"><text:p/></draw:path><draw:path draw:style-name="gr92" draw:text-style-name="P23" svg:width="0.203cm" svg:height="0.2cm" svg:x="0.572cm" svg:y="0.072cm" svg:viewBox="0 0 204 201" svg:d="M102 90c-28-28-56-56-84-84-5-5-6-6-10-6-3 0-8 5-8 8 0 4 1 5 6 9 28 29 56 56 84 85-28 27-56 55-84 84-5 3-6 5-6 7 0 5 5 8 8 8 4 0 5-1 10-6 28-26 56-54 84-81 29 29 59 57 88 85 2 1 3 2 6 2 4 0 8-3 8-8 0-1 0-2-1-5-30-29-67-65-89-86 25-26 52-52 77-77 2-2 8-8 11-11 1-1 2-2 2-6 0-3-4-8-8-8s-5 2-10 7c-28 28-56 55-84 83z"><text:p/></draw:path><draw:path draw:style-name="gr92" draw:text-style-name="P23" svg:width="0.138cm" svg:height="0.277cm" svg:x="0.97cm" svg:y="-0.001cm" svg:viewBox="0 0 139 278" svg:d="M86 11c0-10 0-11-9-11-27 28-64 28-77 28 0 3 0 8 0 12 8 0 34 0 55-11 0 72 0 145 0 217 0 14-1 19-38 19-5 0-10 0-15 0 0 5 0 10 0 13 16-1 52-1 69-1s54 0 68 1c0-3 0-8 0-13-5 0-8 0-13 0-38 0-40-4-40-19 0-78 0-157 0-235z"><text:p/></draw:path><draw:path draw:style-name="gr92" draw:text-style-name="P23" svg:width="0.279cm" svg:height="0.097cm" svg:x="1.284cm" svg:y="0.125cm" svg:viewBox="0 0 280 98" svg:d="M265 17c7 0 15 0 15-9 0-8-8-8-14-8-84 0-169 0-253 0-6 0-13 0-13 8 0 9 7 9 14 9 84 0 167 0 251 0zM266 98c6 0 14 0 14-8s-8-8-15-8c-84 0-167 0-251 0-7 0-14 0-14 8s7 8 13 8c84 0 169 0 253 0z"><text:p/></draw:path><draw:path draw:style-name="gr92" draw:text-style-name="P23" svg:width="0.167cm" svg:height="0.277cm" svg:x="1.725cm" svg:y="-0.001cm" svg:viewBox="0 0 168 278" svg:d="M32 246c15-15 30-29 45-43 66-57 91-80 91-121 0-48-38-82-90-82-47 0-78 38-78 77 0 22 20 22 22 22 7 0 21-4 21-21 0-12-7-23-21-23-4 0-5 0-6 1 9-27 32-43 57-43 39 0 57 34 57 69 0 33-22 67-45 92-27 29-54 59-81 89-4 4-4 6-4 15 52 0 104 0 156 0 4-24 8-48 12-73-4 0-7 0-11 0-2 13-5 31-9 38-3 3-30 3-40 3-25 0-50 0-76 0z"><text:p/></draw:path><draw:path draw:style-name="gr92" draw:text-style-name="P23" svg:width="0.203cm" svg:height="0.2cm" svg:x="2.07cm" svg:y="0.072cm" svg:viewBox="0 0 204 201" svg:d="M102 90c-28-28-56-56-84-84-5-5-6-6-10-6-3 0-8 5-8 8 0 4 1 5 6 9 28 29 56 56 84 85-28 27-56 55-84 84-5 3-6 5-6 7 0 5 5 8 8 8 4 0 5-1 10-6 28-26 56-54 84-81 29 29 59 57 88 85 2 1 3 2 6 2 4 0 8-3 8-8 0-1 0-2-1-5-30-29-67-65-89-86 25-26 52-52 77-77 2-2 8-8 11-11 1-1 2-2 2-6 0-3-4-8-8-8s-5 2-10 7c-28 28-56 55-84 83z"><text:p/></draw:path><draw:path draw:style-name="gr92" draw:text-style-name="P23" svg:width="0.209cm" svg:height="0.187cm" svg:x="2.442cm" svg:y="0.093cm" svg:viewBox="0 0 210 188" svg:d="M128 59c3-12 12-51 42-51 3 0 12 0 22 6-12 3-20 12-20 23 0 6 4 15 15 15 10 0 23-8 23-24 0-23-25-28-40-28-24 0-38 22-43 31-11-27-33-31-45-31-45 0-69 54-69 64 0 4 4 2 5 4 4 0 5-1 6-4 14-45 42-56 56-56 9 0 23 4 23 29 0 13-7 41-23 100-7 26-21 43-40 43-3 0-12 0-21-5 11-2 19-11 19-23 0-11-8-14-15-14-12 0-23 11-23 24 0 19 22 26 40 26 27 0 43-27 44-30 5 16 20 30 46 30 43 0 67-53 67-63 0-4-4-4-5-4-4 0-5 1-6 5-13 44-42 54-55 54-17 0-24-13-24-28 0-8 2-18 7-36 5-19 10-38 14-57z"><text:p/></draw:path><draw:path draw:style-name="gr92" draw:text-style-name="P23" svg:width="0.144cm" svg:height="0.196cm" svg:x="2.682cm" svg:y="0.144cm" svg:viewBox="0 0 145 197" svg:d="M145 150c0-4 0-7 0-11-11 0-23 0-33 0 0-44 0-87 0-131 0-7 0-8-6-8-4 0-5 0-8 4-32 45-66 90-98 135 0 4 0 7 0 11 29 0 59 0 88 0 0 7 0 15 0 24s0 13-24 13c-3 0-6 0-9 0 0 2 0 6 0 10 15-2 34-2 45-2 10 0 30 0 44 2 0-4 0-8 0-10-2 0-6 0-8 0-24 0-24-4-24-13s0-17 0-24c10 0 22 0 33 0zM89 31c0 36 0 72 0 108-27 0-52 0-78 0 26-36 51-72 78-108z"><text:p/></draw:path></draw:g></draw:g></text:p>
      <text:p text:style-name="P11"><draw:g text:anchor-type="as-char" svg:y="-0.277cm" draw:z-index="9" draw:name="Forme 4" draw:style-name="gr90"><svg:title>TexMaths</svg:title><svg:desc>12§display§x_2 \times 1 = 3 \times x_4§svg§600§FALSE§</svg:desc><draw:g draw:style-name="gr2"><draw:path draw:style-name="gr91" draw:text-style-name="P21" svg:width="2.796cm" svg:height="0.297cm" svg:x="0.008cm" svg:y="0.02cm" svg:viewBox="0 0 2797 298" svg:d="M1399 298c-467 0-932 0-1399 0 0-99 0-199 0-298 932 0 1865 0 2797 0 0 99 0 199 0 298-466 0-932 0-1398 0z"><text:p/></draw:path><draw:path draw:style-name="gr92" draw:text-style-name="P23" svg:width="0.209cm" svg:height="0.187cm" svg:x="-0.001cm" svg:y="0.093cm" svg:viewBox="0 0 210 188" svg:d="M130 59c2-12 12-51 40-51 3 0 14 0 22 6-12 3-20 12-20 23 0 6 4 15 15 15 10 0 23-8 23-24 0-23-24-28-38-28-26 0-40 22-45 31-11-27-33-31-45-31-45 0-69 54-69 64 0 4 5 4 6 4 3 0 4-1 5-4 14-45 42-56 56-56 9 0 23 4 23 29 0 13-7 41-23 100-6 26-21 43-39 43-3 0-12 0-22-5 11-2 21-11 21-23 0-11-10-14-16-14-13 0-24 11-24 24 0 19 22 26 40 26 28 0 43-27 44-30 6 16 20 30 46 30 43 0 67-53 67-63 0-4-4-4-5-4-4 0-5 1-5 5-14 44-43 54-56 54-17 0-23-13-23-28 0-8 2-18 7-36 5-19 10-38 15-57z"><text:p/></draw:path><draw:path draw:style-name="gr92" draw:text-style-name="P23" svg:width="0.13cm" svg:height="0.193cm" svg:x="0.246cm" svg:y="0.146cm" svg:viewBox="0 0 131 194" svg:d="M131 141c-4 0-6 0-10 0-1 8-3 24-8 28-3 1-24 1-29 1-18 0-36 0-54 0 31-27 41-36 59-49 21-18 42-36 42-63 0-36-31-58-69-58-37 0-62 25-62 53 0 14 13 17 17 17 6 0 15-5 15-16 0-6-2-16-18-16 10-21 29-27 44-27 30 0 44 23 44 47 0 25-18 45-28 56-24 23-46 45-70 69-4 3-4 4-4 11 41 0 82 0 122 0 3-17 6-35 9-53z"><text:p/></draw:path><draw:path draw:style-name="gr92" draw:text-style-name="P23" svg:width="0.203cm" svg:height="0.2cm" svg:x="0.572cm" svg:y="0.072cm" svg:viewBox="0 0 204 201" svg:d="M102 90c-28-28-56-56-84-84-5-5-6-6-10-6-3 0-8 5-8 8 0 4 1 5 6 9 28 29 56 56 84 85-28 27-56 55-84 84-5 3-6 5-6 7 0 5 5 8 8 8 4 0 5-1 10-6 28-26 56-54 84-81 29 29 59 57 88 85 2 1 3 2 6 2 4 0 8-3 8-8 0-1 0-2-1-5-30-29-67-65-89-86 25-26 52-52 77-77 2-2 8-8 11-11 1-1 2-2 2-6 0-3-4-8-8-8s-5 2-10 7c-28 28-56 55-84 83z"><text:p/></draw:path><draw:path draw:style-name="gr92" draw:text-style-name="P23" svg:width="0.138cm" svg:height="0.277cm" svg:x="0.97cm" svg:y="-0.001cm" svg:viewBox="0 0 139 278" svg:d="M86 11c0-10 0-11-9-11-27 28-64 28-77 28 0 3 0 8 0 12 8 0 34 0 55-11 0 72 0 145 0 217 0 14-1 19-38 19-5 0-10 0-15 0 0 5 0 10 0 13 16-1 52-1 69-1s54 0 68 1c0-3 0-8 0-13-5 0-8 0-13 0-38 0-40-4-40-19 0-78 0-157 0-235z"><text:p/></draw:path><draw:path draw:style-name="gr92" draw:text-style-name="P23" svg:width="0.279cm" svg:height="0.097cm" svg:x="1.284cm" svg:y="0.125cm" svg:viewBox="0 0 280 98" svg:d="M265 17c7 0 15 0 15-9 0-8-8-8-14-8-84 0-169 0-253 0-6 0-13 0-13 8 0 9 7 9 14 9 84 0 167 0 251 0zM266 98c6 0 14 0 14-8s-8-8-15-8c-84 0-167 0-251 0-7 0-14 0-14 8s7 8 13 8c84 0 169 0 253 0z"><text:p/></draw:path><draw:path draw:style-name="gr92" draw:text-style-name="P23" svg:width="0.173cm" svg:height="0.287cm" svg:x="1.722cm" svg:y="-0.001cm" svg:viewBox="0 0 174 288" svg:d="M104 132c35-11 59-41 59-74 0-34-37-58-78-58-42 0-74 25-74 58 0 13 9 21 21 21 14 0 22-9 22-21 0-21-19-21-26-21 13-21 40-26 56-26 17 0 41 9 41 47 0 4-1 30-12 47-13 21-28 22-37 22-4 1-15 1-17 1-4 1-6 1-6 5 0 5 2 5 9 5 6 0 12 0 18 0 35 0 51 29 51 68 0 58-29 70-47 70-19 0-50-7-65-31 15 1 28-8 28-24 0-15-11-23-24-23-10 0-23 6-23 24 0 38 38 66 85 66 52 0 89-39 89-82 0-32-26-66-70-74z"><text:p/></draw:path><draw:path draw:style-name="gr92" draw:text-style-name="P23" svg:width="0.203cm" svg:height="0.2cm" svg:x="2.07cm" svg:y="0.072cm" svg:viewBox="0 0 204 201" svg:d="M102 90c-28-28-56-56-84-84-5-5-6-6-10-6-3 0-8 5-8 8 0 4 1 5 6 9 28 29 56 56 84 85-28 27-56 55-84 84-5 3-6 5-6 7 0 5 5 8 8 8 4 0 5-1 10-6 28-26 56-54 84-81 29 29 59 57 88 85 2 1 3 2 6 2 4 0 8-3 8-8 0-1 0-2-1-5-30-29-67-65-89-86 25-26 52-52 77-77 2-2 8-8 11-11 1-1 2-2 2-6 0-3-4-8-8-8s-5 2-10 7c-28 28-56 55-84 83z"><text:p/></draw:path><draw:path draw:style-name="gr92" draw:text-style-name="P23" svg:width="0.209cm" svg:height="0.187cm" svg:x="2.442cm" svg:y="0.093cm" svg:viewBox="0 0 210 188" svg:d="M128 59c3-12 12-51 42-51 3 0 12 0 22 6-12 3-20 12-20 23 0 6 4 15 15 15 10 0 23-8 23-24 0-23-25-28-40-28-24 0-38 22-43 31-11-27-33-31-45-31-45 0-69 54-69 64 0 4 4 2 5 4 4 0 5-1 6-4 14-45 42-56 56-56 9 0 23 4 23 29 0 13-7 41-23 100-7 26-21 43-40 43-3 0-12 0-21-5 11-2 19-11 19-23 0-11-8-14-15-14-12 0-23 11-23 24 0 19 22 26 40 26 27 0 43-27 44-30 5 16 20 30 46 30 43 0 67-53 67-63 0-4-4-4-5-4-4 0-5 1-6 5-13 44-42 54-55 54-17 0-24-13-24-28 0-8 2-18 7-36 5-19 10-38 14-57z"><text:p/></draw:path><draw:path draw:style-name="gr92" draw:text-style-name="P23" svg:width="0.144cm" svg:height="0.196cm" svg:x="2.682cm" svg:y="0.144cm" svg:viewBox="0 0 145 197" svg:d="M145 150c0-4 0-7 0-11-11 0-23 0-33 0 0-44 0-87 0-131 0-7 0-8-6-8-4 0-5 0-8 4-32 45-66 90-98 135 0 4 0 7 0 11 29 0 59 0 88 0 0 7 0 15 0 24s0 13-24 13c-3 0-6 0-9 0 0 2 0 6 0 10 15-2 34-2 45-2 10 0 30 0 44 2 0-4 0-8 0-10-2 0-6 0-8 0-24 0-24-4-24-13s0-17 0-24c10 0 22 0 33 0zM89 31c0 36 0 72 0 108-27 0-52 0-78 0 26-36 51-72 78-108z"><text:p/></draw:path></draw:g></draw:g></text:p>
      <text:p text:style-name="P12"><draw:g text:anchor-type="as-char" svg:y="-0.28cm" draw:z-index="23" draw:name="Forme 3" draw:style-name="gr90"><svg:title>TexMaths</svg:title><svg:desc>12§display§x_2 \times 2 = 1 \times x_3§svg§600§FALSE§</svg:desc><draw:g draw:style-name="gr2"><draw:path draw:style-name="gr91" draw:text-style-name="P21" svg:width="2.793cm" svg:height="0.304cm" svg:x="0.008cm" svg:y="0.024cm" svg:viewBox="0 0 2794 305" svg:d="M1398 305c-467 0-932 0-1398 0 0-102 0-203 0-305 931 0 1863 0 2794 0 0 102 0 203 0 305-466 0-931 0-1396 0z"><text:p/></draw:path><draw:path draw:style-name="gr92" draw:text-style-name="P23" svg:width="0.209cm" svg:height="0.189cm" svg:x="-0.001cm" svg:y="0.095cm" svg:viewBox="0 0 210 190" svg:d="M130 59c2-11 12-51 40-51 3 0 14 0 22 6-12 3-20 12-20 23 0 6 4 15 15 15 10 0 23-8 23-24 0-22-24-28-38-28-26 0-40 22-45 31-11-27-33-31-45-31-45 0-69 54-69 65 0 3 5 3 6 3 3 0 4-1 5-4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92" draw:text-style-name="P23" svg:width="0.129cm" svg:height="0.194cm" svg:x="0.247cm" svg:y="0.148cm" svg:viewBox="0 0 130 195" svg:d="M130 142c-4 0-6 0-10 0-1 7-4 24-7 27-3 2-25 2-30 2-18 0-36 0-54 0 31-28 41-36 59-50 21-18 42-36 42-63 0-36-32-58-69-58s-61 25-61 53c0 15 12 17 16 17 6 0 15-5 15-16 0-6-2-16-18-16 10-21 29-27 43-27 30 0 45 23 45 47 0 25-18 45-28 56-24 23-47 46-71 70-2 3-2 3-2 11 41 0 80 0 121 0 3-17 6-35 9-53z"><text:p/></draw:path><draw:path draw:style-name="gr92" draw:text-style-name="P23" svg:width="0.203cm" svg:height="0.201cm" svg:x="0.573cm" svg:y="0.074cm" svg:viewBox="0 0 204 202" svg:d="M102 90c-28-28-56-56-84-84-5-5-6-6-10-6-3 0-8 5-8 8 0 4 1 5 6 9 28 29 56 56 84 85-28 28-56 55-84 84-5 4-6 5-6 7 0 5 5 9 8 9 4 0 5 0 10-6 28-27 56-54 84-82 29 29 59 58 88 85 1 0 3 3 6 3 4 0 8-4 8-9 0-1 0-2-1-3-30-30-67-66-89-88 26-26 52-52 78-77 1-2 8-8 10-11 1-1 2-2 2-6 0-3-4-8-8-8s-5 2-10 7c-28 28-56 55-84 83z"><text:p/></draw:path><draw:path draw:style-name="gr92" draw:text-style-name="P23" svg:width="0.167cm" svg:height="0.278cm" svg:x="0.954cm" svg:y="0cm" svg:viewBox="0 0 168 279" svg:d="M32 246c15-14 30-29 45-43 66-56 91-79 91-121 0-48-38-82-90-82-47 0-78 38-78 77 0 23 20 23 22 23 7 0 22-5 22-22 0-11-8-23-22-23-4 0-5 0-6 1 10-27 32-43 57-43 39 0 57 34 57 69 0 33-22 67-45 93-26 29-54 59-80 88-5 5-5 6-5 16 52 0 104 0 156 0 4-24 8-48 12-74-4 0-7 0-11 0-2 14-5 32-9 39-3 2-30 2-40 2-25 0-50 0-76 0z"><text:p/></draw:path><draw:path draw:style-name="gr92" draw:text-style-name="P23" svg:width="0.28cm" svg:height="0.098cm" svg:x="1.284cm" svg:y="0.127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92" draw:text-style-name="P23" svg:width="0.138cm" svg:height="0.278cm" svg:x="1.743cm" svg:y="0cm" svg:viewBox="0 0 139 279" svg:d="M86 11c0-10 0-11-9-11-27 28-64 28-77 28 0 3 0 8 0 12 8 0 32 0 55-11 0 72 0 145 0 217 0 15-1 21-39 21-5 0-9 0-14 0 0 4 0 8 0 12 15-2 52-2 69-2s53 0 68 2c0-4 0-8 0-12-5 0-9 0-14 0-37 0-39-5-39-21 0-78 0-157 0-235z"><text:p/></draw:path><draw:path draw:style-name="gr92" draw:text-style-name="P23" svg:width="0.203cm" svg:height="0.201cm" svg:x="2.072cm" svg:y="0.074cm" svg:viewBox="0 0 204 202" svg:d="M102 90c-28-28-56-56-84-84-6-5-6-6-10-6s-8 5-8 8c0 4 0 5 5 9 29 29 56 56 85 85-29 28-56 55-85 84-5 4-5 5-5 7 0 5 4 9 8 9s4 0 10-6c28-27 55-54 83-82 29 29 59 58 87 85 2 0 4 3 6 3 6 0 10-4 10-9-1-1 0-2-2-3-29-30-68-66-88-88 25-26 52-52 77-77 2-2 8-8 11-11 0-1 2-2 2-6 0-3-4-8-10-8-2 0-4 2-9 7-28 28-55 55-83 83z"><text:p/></draw:path><draw:path draw:style-name="gr92" draw:text-style-name="P23" svg:width="0.209cm" svg:height="0.189cm" svg:x="2.444cm" svg:y="0.095cm" svg:viewBox="0 0 210 190" svg:d="M128 59c3-11 12-51 42-51 2 0 12 0 21 6-12 3-21 12-21 23 0 6 5 15 17 15 9 0 23-8 23-24 0-22-25-28-40-28-24 0-39 22-44 31-11-27-34-31-46-31-43 0-67 54-67 65 0 3 4 3 5 3 4 0 5-1 5-4 14-45 43-56 56-56 9 0 23 4 23 29 0 13-7 41-23 100-6 26-20 44-39 44-3 0-12 0-21-6 10-2 19-10 19-22 0-11-9-15-15-15-13 0-23 11-23 24 0 19 20 28 40 28 27 0 43-29 44-31 5 15 20 31 46 31 43 0 67-54 67-65 0-4-4-4-5-4-5 0-5 2-6 5-14 45-42 55-56 55-16 0-23-14-23-28 0-9 2-18 7-36 5-20 10-39 14-58z"><text:p/></draw:path><draw:path draw:style-name="gr92" draw:text-style-name="P23" svg:width="0.135cm" svg:height="0.2cm" svg:x="2.688cm" svg:y="0.148cm" svg:viewBox="0 0 136 201" svg:d="M64 97c24 0 39 16 39 48 0 36-20 46-38 46-11 0-37-2-49-19 13-1 16-11 16-17 0-10-7-16-16-16-8 0-16 5-16 17 0 28 30 45 66 45 41 0 70-27 70-56 0-24-20-47-52-53 31-12 42-33 42-51 0-23-28-41-60-41-34 0-58 16-58 40 0 9 8 15 16 15 10 0 16-7 16-15 0-9-6-15-16-15 11-13 31-17 42-17 13 0 31 8 31 33 0 12-3 26-12 35-9 10-18 12-32 13-7 0-7 0-10 0-1 1-2 1-2 5 0 3 2 3 7 3s11 0 16 0z"><text:p/></draw:path></draw:g></draw:g></text:p>
      <text:p text:style-name="P11"/>
      <text:p text:style-name="P13">Remarque : on peut enlever <text:s/><draw:g text:anchor-type="as-char" svg:y="-0.28cm" draw:z-index="21" draw:name="Forme 5" draw:style-name="gr90"><svg:title>TexMaths</svg:title><svg:desc>12§display§x_1 \times 4 = 8 \times x_4§svg§600§FALSE§</svg:desc><draw:g draw:style-name="gr2"><draw:path draw:style-name="gr91" draw:text-style-name="P21" svg:width="2.796cm" svg:height="0.303cm" svg:x="0.008cm" svg:y="0.024cm" svg:viewBox="0 0 2797 304" svg:d="M1399 304c-467 0-932 0-1399 0 0-101 0-203 0-304 932 0 1865 0 2797 0 0 101 0 203 0 304-466 0-932 0-1398 0z"><text:p/></draw:path><draw:path draw:style-name="gr92" draw:text-style-name="P23" svg:width="0.209cm" svg:height="0.189cm" svg:x="-0.001cm" svg:y="0.101cm" svg:viewBox="0 0 210 190" svg:d="M130 60c2-12 12-50 40-50 3 0 14 0 22 6-12 1-20 12-20 22 0 6 4 15 15 15 10 0 23-7 23-24 0-23-24-29-38-29-26 0-40 23-45 32-11-27-33-32-45-32-45 0-69 55-69 65 0 5 5 5 6 5 3 0 4-1 5-5 14-45 42-55 56-55 9 0 23 3 23 28 0 14-7 41-23 100-6 27-21 44-39 44-3 0-12 0-22-5 11-3 21-11 21-23 0-11-10-15-16-15-13 0-24 11-24 25 0 19 22 26 40 26 28 0 43-28 44-30 6 14 20 30 46 30 43 0 67-53 67-64 0-3-4-3-5-3-4 0-5 1-5 4-14 45-43 55-56 55-17 0-23-14-23-28 0-9 2-18 7-37 5-20 10-39 15-57z"><text:p/></draw:path><draw:path draw:style-name="gr92" draw:text-style-name="P23" svg:width="0.106cm" svg:height="0.194cm" svg:x="0.26cm" svg:y="0.153cm" svg:viewBox="0 0 107 195" svg:d="M66 8c0-8 0-8-8-8-20 18-46 19-58 19 0 4 0 7 0 11 7 0 26 0 42-8 0 49 0 99 0 150 0 10 0 13-29 13-3 0-7 0-11 0 0 4 0 6 0 10 5 0 41-1 52-1 10 0 47 1 53 1 0-4 0-6 0-10-4 0-7 0-11 0-30 0-30-3-30-13 0-55 0-109 0-164z"><text:p/></draw:path><draw:path draw:style-name="gr92" draw:text-style-name="P23" svg:width="0.203cm" svg:height="0.201cm" svg:x="0.572cm" svg:y="0.079cm" svg:viewBox="0 0 204 202" svg:d="M102 90c-28-27-56-56-84-84-5-5-6-6-10-6-3 0-8 4-8 8s1 4 6 9c28 29 56 56 84 85-28 28-56 56-84 84-5 4-6 5-6 8 0 4 5 8 8 8 4 0 5-1 10-6 28-26 56-54 84-82 29 29 59 58 88 86 2 1 3 2 6 2 4 0 8-4 8-8 0-2 0-3-1-4-30-30-67-66-89-88 25-26 52-51 77-77 2-2 8-8 11-11 1-1 2-2 2-6s-4-8-8-8-5 2-10 7c-28 28-56 56-84 83z"><text:p/></draw:path><draw:path draw:style-name="gr92" draw:text-style-name="P23" svg:width="0.185cm" svg:height="0.283cm" svg:x="0.944cm" svg:y="0cm" svg:viewBox="0 0 186 284" svg:d="M112 214c0 13 0 25 0 37 0 16 0 20-32 20-3 0-6 0-9 0 0 4 0 9 0 13 18-1 39-1 57-1 17 0 40 0 57 1 0-4 0-9 0-13-3 0-6 0-9 0-31 0-32-4-32-20 0-12 0-24 0-37 14 0 28 0 42 0 0-4 0-7 0-12-14 0-28 0-42 0 0-64 0-127 0-191 0-9 0-11-6-11-5 0-6 0-8 5-44 66-87 132-130 197 0 5 0 8 0 12 37 0 74 0 112 0zM114 202c-34 0-68 0-102 0 34-52 68-105 102-156 0 51 0 104 0 156z"><text:p/></draw:path><draw:path draw:style-name="gr92" draw:text-style-name="P23" svg:width="0.279cm" svg:height="0.098cm" svg:x="1.284cm" svg:y="0.132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92" draw:text-style-name="P23" svg:width="0.173cm" svg:height="0.288cm" svg:x="1.722cm" svg:y="0.005cm" svg:viewBox="0 0 174 289" svg:d="M50 88c-19-12-20-27-20-34 0-25 26-43 56-43 32 0 59 21 59 52 0 24-17 44-42 58-18-12-35-22-53-33zM112 129c31-16 51-39 51-66 0-39-37-63-75-63-42 0-77 31-77 71 0 7 1 26 19 46 5 4 19 15 30 22-24 13-60 37-60 76 0 46 43 74 86 74 48 0 88-35 88-81 0-14-4-32-20-50-8-9-15-13-42-29zM70 145c18 11 34 22 52 34 11 7 32 19 32 45 0 31-32 53-66 53-36 0-68-27-68-62 0-24 15-49 50-70z"><text:p/></draw:path><draw:path draw:style-name="gr92" draw:text-style-name="P23" svg:width="0.203cm" svg:height="0.201cm" svg:x="2.07cm" svg:y="0.079cm" svg:viewBox="0 0 204 202" svg:d="M102 90c-28-27-56-56-84-84-5-5-6-6-10-6-3 0-8 4-8 8s1 4 6 9c28 29 56 56 84 85-28 28-56 56-84 84-5 4-6 5-6 8 0 4 5 8 8 8 4 0 5-1 10-6 28-26 56-54 84-82 29 29 59 58 88 86 2 1 3 2 6 2 4 0 8-4 8-8 0-2 0-3-1-4-30-30-67-66-89-88 25-26 52-51 77-77 2-2 8-8 11-11 1-1 2-2 2-6s-4-8-8-8-5 2-10 7c-28 28-56 56-84 83z"><text:p/></draw:path><draw:path draw:style-name="gr92" draw:text-style-name="P23" svg:width="0.209cm" svg:height="0.189cm" svg:x="2.442cm" svg:y="0.101cm" svg:viewBox="0 0 210 190" svg:d="M128 60c3-12 12-50 42-50 3 0 12 0 22 6-12 1-20 12-20 22 0 6 4 15 15 15 10 0 23-7 23-24 0-23-25-29-40-29-24 0-38 23-43 32-11-27-33-32-45-32-45 0-69 55-69 65 0 5 4 2 5 5 4 0 5-1 6-5 14-45 42-55 56-55 9 0 23 3 23 28 0 14-7 41-23 100-7 27-21 44-40 44-3 0-12 0-21-5 11-3 19-11 19-23 0-11-8-15-15-15-12 0-23 11-23 25 0 19 22 26 40 26 27 0 43-28 44-30 5 14 20 30 46 30 43 0 67-53 67-64 0-3-4-3-5-3-4 0-5 1-6 4-13 45-42 55-55 55-17 0-24-14-24-28 0-9 2-18 7-37 5-20 10-39 14-57z"><text:p/></draw:path><draw:path draw:style-name="gr92" draw:text-style-name="P23" svg:width="0.144cm" svg:height="0.196cm" svg:x="2.682cm" svg:y="0.153cm" svg:viewBox="0 0 145 197" svg:d="M145 150c0-3 0-7 0-11-11 0-23 0-33 0 0-44 0-87 0-132 0-6 0-7-6-7-4 0-5 0-8 4-32 45-66 90-98 135 0 4 0 8 0 11 29 0 59 0 88 0 0 8 0 16 0 24 0 10 0 14-24 14-3 0-6 0-9 0 0 2 0 6 0 9 15-1 34-1 45-1 10 0 30 0 44 1 0-3 0-7 0-9-2 0-6 0-8 0-24 0-24-4-24-14 0-8 0-16 0-24 10 0 22 0 33 0zM89 31c0 36 0 72 0 108-27 0-52 0-78 0 26-36 51-72 78-108z"><text:p/></draw:path></draw:g></draw:g><text:s/>car il y a déjà une formule avec les mêmes inconnues auparavant, en l’occurrence <text:s/><draw:g text:anchor-type="as-char" svg:y="-0.277cm" draw:z-index="22" draw:name="Forme 6" draw:style-name="gr90"><svg:title>TexMaths</svg:title><svg:desc>12§display§x_1 \times 1 = 2 \times x_4§svg§600§FALSE§</svg:desc><draw:g draw:style-name="gr2"><draw:path draw:style-name="gr91" draw:text-style-name="P21" svg:width="2.796cm" svg:height="0.297cm" svg:x="0.008cm" svg:y="0.02cm" svg:viewBox="0 0 2797 298" svg:d="M1399 298c-467 0-932 0-1399 0 0-99 0-199 0-298 932 0 1865 0 2797 0 0 99 0 199 0 298-466 0-932 0-1398 0z"><text:p/></draw:path><draw:path draw:style-name="gr92" draw:text-style-name="P23" svg:width="0.209cm" svg:height="0.187cm" svg:x="-0.001cm" svg:y="0.093cm" svg:viewBox="0 0 210 188" svg:d="M130 59c2-12 12-51 40-51 3 0 14 0 22 6-12 3-20 12-20 23 0 6 4 15 15 15 10 0 23-8 23-24 0-23-24-28-38-28-26 0-40 22-45 31-11-27-33-31-45-31-45 0-69 54-69 64 0 4 5 4 6 4 3 0 4-1 5-4 14-45 42-56 56-56 9 0 23 4 23 29 0 13-7 41-23 100-6 26-21 43-39 43-3 0-12 0-22-5 11-2 21-11 21-23 0-11-10-14-16-14-13 0-24 11-24 24 0 19 22 26 40 26 28 0 43-27 44-30 6 16 20 30 46 30 43 0 67-53 67-63 0-4-4-4-5-4-4 0-5 1-5 5-14 44-43 54-56 54-17 0-23-13-23-28 0-8 2-18 7-36 5-19 10-38 15-57z"><text:p/></draw:path><draw:path draw:style-name="gr92" draw:text-style-name="P23" svg:width="0.106cm" svg:height="0.193cm" svg:x="0.26cm" svg:y="0.146cm" svg:viewBox="0 0 107 194" svg:d="M66 8c0-8 0-8-8-8-20 19-46 19-58 19 0 4 0 7 0 11 7 0 26 0 42-8 0 49 0 99 0 149 0 10 0 14-29 14-3 0-7 0-11 0 0 2 0 6 0 9 5 0 41-1 52-1 10 0 47 1 53 1 0-3 0-7 0-9-4 0-7 0-11 0-30 0-30-4-30-14 0-55 0-109 0-163z"><text:p/></draw:path><draw:path draw:style-name="gr92" draw:text-style-name="P23" svg:width="0.203cm" svg:height="0.2cm" svg:x="0.572cm" svg:y="0.072cm" svg:viewBox="0 0 204 201" svg:d="M102 90c-28-28-56-56-84-84-5-5-6-6-10-6-3 0-8 5-8 8 0 4 1 5 6 9 28 29 56 56 84 85-28 27-56 55-84 84-5 3-6 5-6 7 0 5 5 8 8 8 4 0 5-1 10-6 28-26 56-54 84-81 29 29 59 57 88 85 2 1 3 2 6 2 4 0 8-3 8-8 0-1 0-2-1-5-30-29-67-65-89-86 25-26 52-52 77-77 2-2 8-8 11-11 1-1 2-2 2-6 0-3-4-8-8-8s-5 2-10 7c-28 28-56 55-84 83z"><text:p/></draw:path><draw:path draw:style-name="gr92" draw:text-style-name="P23" svg:width="0.138cm" svg:height="0.277cm" svg:x="0.97cm" svg:y="-0.001cm" svg:viewBox="0 0 139 278" svg:d="M86 11c0-10 0-11-9-11-27 28-64 28-77 28 0 3 0 8 0 12 8 0 34 0 55-11 0 72 0 145 0 217 0 14-1 19-38 19-5 0-10 0-15 0 0 5 0 10 0 13 16-1 52-1 69-1s54 0 68 1c0-3 0-8 0-13-5 0-8 0-13 0-38 0-40-4-40-19 0-78 0-157 0-235z"><text:p/></draw:path><draw:path draw:style-name="gr92" draw:text-style-name="P23" svg:width="0.279cm" svg:height="0.097cm" svg:x="1.284cm" svg:y="0.125cm" svg:viewBox="0 0 280 98" svg:d="M265 17c7 0 15 0 15-9 0-8-8-8-14-8-84 0-169 0-253 0-6 0-13 0-13 8 0 9 7 9 14 9 84 0 167 0 251 0zM266 98c6 0 14 0 14-8s-8-8-15-8c-84 0-167 0-251 0-7 0-14 0-14 8s7 8 13 8c84 0 169 0 253 0z"><text:p/></draw:path><draw:path draw:style-name="gr92" draw:text-style-name="P23" svg:width="0.167cm" svg:height="0.277cm" svg:x="1.725cm" svg:y="-0.001cm" svg:viewBox="0 0 168 278" svg:d="M32 246c15-15 30-29 45-43 66-57 91-80 91-121 0-48-38-82-90-82-47 0-78 38-78 77 0 22 20 22 22 22 7 0 21-4 21-21 0-12-7-23-21-23-4 0-5 0-6 1 9-27 32-43 57-43 39 0 57 34 57 69 0 33-22 67-45 92-27 29-54 59-81 89-4 4-4 6-4 15 52 0 104 0 156 0 4-24 8-48 12-73-4 0-7 0-11 0-2 13-5 31-9 38-3 3-30 3-40 3-25 0-50 0-76 0z"><text:p/></draw:path><draw:path draw:style-name="gr92" draw:text-style-name="P23" svg:width="0.203cm" svg:height="0.2cm" svg:x="2.07cm" svg:y="0.072cm" svg:viewBox="0 0 204 201" svg:d="M102 90c-28-28-56-56-84-84-5-5-6-6-10-6-3 0-8 5-8 8 0 4 1 5 6 9 28 29 56 56 84 85-28 27-56 55-84 84-5 3-6 5-6 7 0 5 5 8 8 8 4 0 5-1 10-6 28-26 56-54 84-81 29 29 59 57 88 85 2 1 3 2 6 2 4 0 8-3 8-8 0-1 0-2-1-5-30-29-67-65-89-86 25-26 52-52 77-77 2-2 8-8 11-11 1-1 2-2 2-6 0-3-4-8-8-8s-5 2-10 7c-28 28-56 55-84 83z"><text:p/></draw:path><draw:path draw:style-name="gr92" draw:text-style-name="P23" svg:width="0.209cm" svg:height="0.187cm" svg:x="2.442cm" svg:y="0.093cm" svg:viewBox="0 0 210 188" svg:d="M128 59c3-12 12-51 42-51 3 0 12 0 22 6-12 3-20 12-20 23 0 6 4 15 15 15 10 0 23-8 23-24 0-23-25-28-40-28-24 0-38 22-43 31-11-27-33-31-45-31-45 0-69 54-69 64 0 4 4 2 5 4 4 0 5-1 6-4 14-45 42-56 56-56 9 0 23 4 23 29 0 13-7 41-23 100-7 26-21 43-40 43-3 0-12 0-21-5 11-2 19-11 19-23 0-11-8-14-15-14-12 0-23 11-23 24 0 19 22 26 40 26 27 0 43-27 44-30 5 16 20 30 46 30 43 0 67-53 67-63 0-4-4-4-5-4-4 0-5 1-6 5-13 44-42 54-55 54-17 0-24-13-24-28 0-8 2-18 7-36 5-19 10-38 14-57z"><text:p/></draw:path><draw:path draw:style-name="gr92" draw:text-style-name="P23" svg:width="0.144cm" svg:height="0.196cm" svg:x="2.682cm" svg:y="0.144cm" svg:viewBox="0 0 145 197" svg:d="M145 150c0-4 0-7 0-11-11 0-23 0-33 0 0-44 0-87 0-131 0-7 0-8-6-8-4 0-5 0-8 4-32 45-66 90-98 135 0 4 0 7 0 11 29 0 59 0 88 0 0 7 0 15 0 24s0 13-24 13c-3 0-6 0-9 0 0 2 0 6 0 10 15-2 34-2 45-2 10 0 30 0 44 2 0-4 0-8 0-10-2 0-6 0-8 0-24 0-24-4-24-13s0-17 0-24c10 0 22 0 33 0zM89 31c0 36 0 72 0 108-27 0-52 0-78 0 26-36 51-72 78-108z"><text:p/></draw:path></draw:g></draw:g></text:p>
      <text:p text:style-name="P14"/>
      <text:p text:style-name="P14">Comme il y a une infinité de solutions, on donne une valeur comme 1 ou 2 à <draw:g text:anchor-type="as-char" svg:y="-0.183cm" draw:z-index="10" draw:style-name="gr1"><svg:title>TexMaths</svg:title><svg:desc>12§display§x_1§svg§600§FALSE§</svg:desc><draw:g draw:style-name="gr2"><draw:path draw:style-name="gr178" draw:text-style-name="P21" svg:width="0.334cm" svg:height="0.204cm" svg:x="0.01cm" svg:y="0.023cm" svg:viewBox="0 0 335 205" svg:d="M168 205c-57 0-112 0-168 0 0-69 0-137 0-205 111 0 224 0 335 0 0 68 0 136 0 205-56 0-112 0-167 0z"><text:p/></draw:path><draw:path draw:style-name="gr179" draw:text-style-name="P23" svg:width="0.207cm" svg:height="0.188cm" svg:x="0.001cm" svg:y="0cm" svg:viewBox="0 0 208 189" svg:d="M128 59c2-11 13-49 42-49 2 0 12 0 21 4-12 3-20 14-20 23 0 7 5 16 16 16 9 0 21-9 21-25 0-22-24-28-38-28-24 0-38 23-43 32-11-27-34-32-46-32-44 0-68 54-68 65 0 4 4 2 5 4 4 0 5-1 6-4 14-45 42-55 56-55 9 0 23 3 23 27 0 13-7 42-23 101-7 25-21 41-39 41-3 0-12 0-22-4 11-3 20-11 20-23s-9-13-15-13c-13 0-24 9-24 23 0 19 22 27 39 27 28 0 44-29 45-32 5 15 20 32 45 32 43 0 67-53 67-63 0-4-3-4-5-4-3 0-4 1-6 4-13 44-41 53-55 53-16 0-24-13-24-27 0-10 4-17 8-36s9-38 14-57z"><text:p/></draw:path><draw:path draw:style-name="gr180" draw:text-style-name="P23" svg:width="0.107cm" svg:height="0.193cm" svg:x="0.259cm" svg:y="0.055cm" svg:viewBox="0 0 108 194" svg:d="M67 8c0-8-1-8-8-8-20 18-47 19-59 19 0 4 0 6 0 10 7 0 28 0 43-9 0 51 0 101 0 150 0 9 0 13-30 13-3 0-7 0-11 0 0 4 0 7 0 11 6 0 42-1 53-1 8 0 46 1 53 1 0-4 0-7 0-11-5 0-9 0-12 0-29 0-29-4-29-13 0-54 0-108 0-162z"><text:p/></draw:path></draw:g></draw:g>. Dans notre cas, on va donner à <draw:g text:anchor-type="as-char" svg:y="-0.183cm" draw:z-index="11" draw:style-name="gr1"><svg:title>TexMaths</svg:title><svg:desc>12§display§x_1§svg§600§FALSE§</svg:desc><draw:g draw:style-name="gr2"><draw:path draw:style-name="gr175" draw:text-style-name="P21" svg:width="0.334cm" svg:height="0.204cm" svg:x="0.01cm" svg:y="0.023cm" svg:viewBox="0 0 335 205" svg:d="M168 205c-57 0-112 0-168 0 0-69 0-137 0-205 111 0 224 0 335 0 0 68 0 136 0 205-56 0-112 0-167 0z"><text:p/></draw:path><draw:path draw:style-name="gr176" draw:text-style-name="P23" svg:width="0.207cm" svg:height="0.188cm" svg:x="0.001cm" svg:y="0cm" svg:viewBox="0 0 208 189" svg:d="M128 59c2-11 13-49 42-49 2 0 12 0 21 4-12 3-20 14-20 23 0 7 5 16 16 16 9 0 21-9 21-25 0-22-24-28-38-28-24 0-38 23-43 32-11-27-34-32-46-32-44 0-68 54-68 65 0 4 4 2 5 4 4 0 5-1 6-4 14-45 42-55 56-55 9 0 23 3 23 27 0 13-7 42-23 101-7 25-21 41-39 41-3 0-12 0-22-4 11-3 20-11 20-23s-9-13-15-13c-13 0-24 9-24 23 0 19 22 27 39 27 28 0 44-29 45-32 5 15 20 32 45 32 43 0 67-53 67-63 0-4-3-4-5-4-3 0-4 1-6 4-13 44-41 53-55 53-16 0-24-13-24-27 0-10 4-17 8-36s9-38 14-57z"><text:p/></draw:path><draw:path draw:style-name="gr177" draw:text-style-name="P23" svg:width="0.107cm" svg:height="0.193cm" svg:x="0.259cm" svg:y="0.055cm" svg:viewBox="0 0 108 194" svg:d="M67 8c0-8-1-8-8-8-20 18-47 19-59 19 0 4 0 6 0 10 7 0 28 0 43-9 0 51 0 101 0 150 0 9 0 13-30 13-3 0-7 0-11 0 0 4 0 7 0 11 6 0 42-1 53-1 8 0 46 1 53 1 0-4 0-7 0-11-5 0-9 0-12 0-29 0-29-4-29-13 0-54 0-108 0-162z"><text:p/></draw:path></draw:g></draw:g><text:s/>la valeur 1.</text:p>
      <text:p text:style-name="P14"/>
      <text:p text:style-name="P14"><draw:g text:anchor-type="as-char" svg:y="-0.183cm" draw:z-index="12" draw:style-name="gr1"><svg:title>TexMaths</svg:title><svg:desc>12§display§x_1§svg§600§FALSE§</svg:desc><draw:g draw:style-name="gr2"><draw:path draw:style-name="gr172" draw:text-style-name="P21" svg:width="0.334cm" svg:height="0.204cm" svg:x="0.01cm" svg:y="0.023cm" svg:viewBox="0 0 335 205" svg:d="M168 205c-57 0-112 0-168 0 0-69 0-137 0-205 111 0 224 0 335 0 0 68 0 136 0 205-56 0-112 0-167 0z"><text:p/></draw:path><draw:path draw:style-name="gr173" draw:text-style-name="P23" svg:width="0.207cm" svg:height="0.188cm" svg:x="0.001cm" svg:y="0cm" svg:viewBox="0 0 208 189" svg:d="M128 59c2-11 13-49 42-49 2 0 12 0 21 4-12 3-20 14-20 23 0 7 5 16 16 16 9 0 21-9 21-25 0-22-24-28-38-28-24 0-38 23-43 32-11-27-34-32-46-32-44 0-68 54-68 65 0 4 4 2 5 4 4 0 5-1 6-4 14-45 42-55 56-55 9 0 23 3 23 27 0 13-7 42-23 101-7 25-21 41-39 41-3 0-12 0-22-4 11-3 20-11 20-23s-9-13-15-13c-13 0-24 9-24 23 0 19 22 27 39 27 28 0 44-29 45-32 5 15 20 32 45 32 43 0 67-53 67-63 0-4-3-4-5-4-3 0-4 1-6 4-13 44-41 53-55 53-16 0-24-13-24-27 0-10 4-17 8-36s9-38 14-57z"><text:p/></draw:path><draw:path draw:style-name="gr174" draw:text-style-name="P23" svg:width="0.107cm" svg:height="0.193cm" svg:x="0.259cm" svg:y="0.055cm" svg:viewBox="0 0 108 194" svg:d="M67 8c0-8-1-8-8-8-20 18-47 19-59 19 0 4 0 6 0 10 7 0 28 0 43-9 0 51 0 101 0 150 0 9 0 13-30 13-3 0-7 0-11 0 0 4 0 7 0 11 6 0 42-1 53-1 8 0 46 1 53 1 0-4 0-7 0-11-5 0-9 0-12 0-29 0-29-4-29-13 0-54 0-108 0-162z"><text:p/></draw:path></draw:g></draw:g><text:s/>vaut donc 1</text:p>
      <text:p text:style-name="P14"/>
      <text:p text:style-name="P19">4. On résout ensuite les équations en remplaçant les x par leur valeur et en simplifiant.</text:p>
      <text:p text:style-name="P14"/>
      <text:p text:style-name="P14"><draw:g text:anchor-type="as-char" svg:y="-0.28cm" draw:z-index="13" draw:style-name="gr1"><svg:title>TexMaths</svg:title><svg:desc>12§display§x_1 \times 3 =1 \times x_3 \Rightarrow 3 =  x_3§svg§600§FALSE§</svg:desc><draw:g draw:style-name="gr2"><draw:path draw:style-name="gr157" draw:text-style-name="P21" svg:width="4.651cm" svg:height="0.304cm" svg:x="0.01cm" svg:y="0.023cm" svg:viewBox="0 0 4652 305" svg:d="M2326 305c-776 0-1551 0-2326 0 0-102 0-203 0-305 1550 0 3102 0 4652 0 0 102 0 203 0 305-775 0-1550 0-2326 0z"><text:p/></draw:path><draw:path draw:style-name="gr158" draw:text-style-name="P23" svg:width="0.209cm" svg:height="0.189cm" svg:x="0.001cm" svg:y="0.095cm" svg:viewBox="0 0 210 190" svg:d="M130 59c2-11 12-51 40-51 3 0 14 0 22 6-12 3-20 12-20 23 0 6 4 15 15 15 10 0 23-8 23-24 0-22-24-28-38-28-26 0-40 22-45 31-11-27-33-31-45-31-45 0-69 54-69 65 0 3 5 3 6 3 3 0 4-1 5-4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159" draw:text-style-name="P23" svg:width="0.106cm" svg:height="0.194cm" svg:x="0.262cm" svg:y="0.148cm" svg:viewBox="0 0 107 195" svg:d="M66 8c0-8 0-8-8-8-20 19-46 19-58 19 0 4 0 7 0 11 7 0 26 0 43-8 0 49 0 99 0 150 0 9 0 13-30 13-3 0-7 0-11 0 0 4 0 6 0 10 5 0 41-2 52-2 10 0 47 2 53 2 0-4 0-6 0-10-4 0-7 0-11 0-30 0-30-4-30-13 0-55 0-110 0-164z"><text:p/></draw:path><draw:path draw:style-name="gr160" draw:text-style-name="P23" svg:width="0.203cm" svg:height="0.201cm" svg:x="0.574cm" svg:y="0.074cm" svg:viewBox="0 0 204 202" svg:d="M102 90c-28-28-56-56-84-84-5-5-6-6-10-6-3 0-8 5-8 8 0 4 1 5 6 9 28 29 56 56 84 85-28 28-56 55-84 84-5 4-6 5-6 7 0 5 5 9 8 9 4 0 5 0 10-6 28-27 56-54 84-82 29 29 59 58 88 85 1 0 3 3 6 3 4 0 8-4 8-9 0-1 0-2-1-3-30-30-67-66-89-88 26-26 52-52 78-77 1-2 8-8 10-11 1-1 2-2 2-6 0-3-4-8-8-8s-5 2-10 7c-28 28-56 55-84 83z"><text:p/></draw:path><draw:path draw:style-name="gr161" draw:text-style-name="P23" svg:width="0.174cm" svg:height="0.287cm" svg:x="0.952cm" svg:y="0cm" svg:viewBox="0 0 175 288" svg:d="M104 132c35-11 59-41 59-73 0-35-37-59-77-59-43 0-75 25-75 58 0 13 9 21 21 21 14 0 22-9 22-21 0-21-19-21-26-21 13-21 40-26 56-26 18 0 41 9 41 47 0 4-1 30-12 48-13 20-27 21-37 21-4 2-14 2-17 2-4 1-6 1-6 6 0 3 2 3 9 3 6 0 14 0 20 0 33 0 49 29 49 70 0 56-29 68-47 68s-50-7-65-31c15 1 28-7 28-24 0-14-11-23-23-23-11 0-24 6-24 24 0 39 40 66 85 66 52 0 90-38 90-80 0-34-26-67-71-76z"><text:p/></draw:path><draw:path draw:style-name="gr162" draw:text-style-name="P23" svg:width="0.28cm" svg:height="0.097cm" svg:x="1.286cm" svg:y="0.127cm" svg:viewBox="0 0 281 98" svg:d="M266 17c6 0 15 0 15-9 0-8-9-8-15-8-84 0-168 0-252 0-6 0-14 0-14 8 0 9 8 9 14 9 84 0 168 0 252 0zM266 98c6 0 15 0 15-8s-9-8-15-8c-84 0-168 0-252 0-6 0-14 0-14 8s8 8 14 8c84 0 168 0 252 0z"><text:p/></draw:path><draw:path draw:style-name="gr163" draw:text-style-name="P23" svg:width="0.137cm" svg:height="0.278cm" svg:x="1.745cm" svg:y="0cm" svg:viewBox="0 0 138 279" svg:d="M86 11c0-10 0-11-10-11-26 28-63 28-76 28 0 3 0 8 0 12 8 0 32 0 55-11 0 72 0 145 0 217 0 15-1 21-39 21-5 0-9 0-14 0 0 4 0 8 0 12 15-2 52-2 69-2s53 0 67 2c0-4 0-8 0-12-5 0-8 0-13 0-37 0-39-5-39-21 0-78 0-157 0-235z"><text:p/></draw:path><draw:path draw:style-name="gr164" draw:text-style-name="P23" svg:width="0.202cm" svg:height="0.201cm" svg:x="2.074cm" svg:y="0.074cm" svg:viewBox="0 0 203 202" svg:d="M102 90c-29-28-56-56-85-84-5-5-5-6-9-6s-8 5-8 8c0 4 0 5 5 9 29 29 56 56 85 85-29 28-56 55-85 84-5 4-5 5-5 7 0 5 4 9 8 9s4 0 9-6c27-27 56-54 84-82 29 29 59 58 87 85 2 0 4 3 6 3 6 0 9-4 9-9 0-1 0-2-1-3-29-30-68-66-88-88 25-26 52-52 77-77 2-2 8-8 11-11 0-1 1-2 1-6 0-3-3-8-9-8-2 0-4 2-9 7-28 28-55 55-83 83z"><text:p/></draw:path><draw:path draw:style-name="gr165" draw:text-style-name="P23" svg:width="0.209cm" svg:height="0.189cm" svg:x="2.445cm" svg:y="0.095cm" svg:viewBox="0 0 210 190" svg:d="M128 59c3-11 12-51 42-51 2 0 12 0 21 6-12 3-21 12-21 23 0 6 5 15 17 15 9 0 23-8 23-24 0-22-25-28-40-28-25 0-39 22-44 31-11-27-34-31-46-31-44 0-68 54-68 65 0 3 5 3 6 3 2 0 5-1 5-4 14-45 42-56 56-56 9 0 23 4 23 29 0 13-7 41-23 100-6 26-21 44-39 44-3 0-12 0-22-6 11-2 20-10 20-22 0-11-9-15-15-15-13 0-23 11-23 24 0 19 20 28 40 28 27 0 42-29 43-31 6 15 20 31 45 31 45 0 69-54 69-65 0-4-5-4-6-4-4 0-4 2-5 5-14 45-43 55-56 55-17 0-23-14-23-28 0-9 2-18 7-36 5-20 10-39 14-58z"><text:p/></draw:path><draw:path draw:style-name="gr166" draw:text-style-name="P23" svg:width="0.136cm" svg:height="0.2cm" svg:x="2.688cm" svg:y="0.148cm" svg:viewBox="0 0 137 201" svg:d="M65 97c24 0 39 16 39 48 0 36-20 46-38 46-12 0-37-2-49-19 13-1 17-11 17-17 0-10-8-16-17-16s-17 5-17 17c0 28 31 45 67 45 41 0 70-27 70-56 0-24-19-46-52-53 31-12 42-33 42-51 0-23-27-41-60-41s-57 16-57 40c0 9 7 15 15 15 10 0 15-7 15-15 0-9-5-15-15-15 11-13 30-17 42-17 13 0 31 8 31 33 0 12-3 26-12 35-9 10-18 12-32 13-7 0-8 0-10 0-1 1-2 1-2 5 0 3 2 3 7 3s11 0 16 0z"><text:p/></draw:path><draw:path draw:style-name="gr167" draw:text-style-name="P23" svg:width="0.373cm" svg:height="0.228cm" svg:x="3.003cm" svg:y="0.061cm" svg:viewBox="0 0 374 229" svg:d="M283 83c17 14 39 26 53 32-16 6-36 18-53 33-90 0-179 0-269 0-7 0-14 0-14 8 0 9 7 9 14 9 83 0 167 0 250 0-20 19-42 55-42 60 0 4 5 4 7 4 4 0 7 0 9-3 8-16 20-37 48-61 28-26 57-38 79-44 7-2 7-2 8-3 1 0 1-1 1-3 0-1 0-2-1-2 0-1-1-1-1-1-2-1-1-1-8-4-58-17-100-55-124-100-4-8-5-8-11-8-2 0-7 0-7 4 0 6 20 42 42 62-83 0-167 0-250 0-7 0-14 0-14 8 0 9 7 9 14 9 90 0 179 0 269 0z"><text:p/></draw:path><draw:path draw:style-name="gr168" draw:text-style-name="P23" svg:width="0.174cm" svg:height="0.287cm" svg:x="3.536cm" svg:y="0cm" svg:viewBox="0 0 175 288" svg:d="M104 132c35-11 59-41 59-73 0-35-36-59-77-59-43 0-74 25-74 58 0 13 8 21 22 21 12 0 20-9 20-21 0-21-19-21-25-21 13-21 41-26 55-26 18 0 41 9 41 47 0 4-1 30-12 48-12 20-27 21-37 21-4 2-14 2-17 2-3 1-6 1-6 6 0 3 3 3 9 3s14 0 20 0c34 0 50 29 50 70 0 56-29 68-48 68-18 0-49-7-65-31 16 1 28-7 28-24 0-14-11-23-23-23-11 0-24 6-24 24 0 39 40 66 85 66 52 0 90-38 90-80 0-34-26-67-71-76z"><text:p/></draw:path><draw:path draw:style-name="gr169" draw:text-style-name="P23" svg:width="0.28cm" svg:height="0.097cm" svg:x="3.869cm" svg:y="0.127cm" svg:viewBox="0 0 281 98" svg:d="M266 17c6 0 15 0 15-9 0-8-9-8-15-8-84 0-168 0-252 0-6 0-14 0-14 8 0 9 8 9 14 9 84 0 168 0 252 0zM266 98c6 0 15 0 15-8s-9-8-15-8c-84 0-168 0-252 0-6 0-14 0-14 8s8 8 14 8c84 0 168 0 252 0z"><text:p/></draw:path><draw:path draw:style-name="gr170" draw:text-style-name="P23" svg:width="0.209cm" svg:height="0.189cm" svg:x="4.303cm" svg:y="0.095cm" svg:viewBox="0 0 210 190" svg:d="M128 59c3-11 12-51 42-51 2 0 12 0 21 6-12 3-21 12-21 23 0 6 5 15 17 15 9 0 23-8 23-24 0-22-25-28-40-28-24 0-39 22-44 31-11-27-34-31-46-31-43 0-67 54-67 65 0 3 4 3 5 3 4 0 5-1 5-4 14-45 43-56 56-56 9 0 23 4 23 29 0 13-7 41-23 100-6 26-20 44-39 44-3 0-12 0-21-6 10-2 19-10 19-22 0-11-9-15-15-15-12 0-23 11-23 24 0 19 20 28 40 28 27 0 43-29 44-31 5 15 20 31 46 31 43 0 67-54 67-65 0-4-4-4-5-4-5 0-5 2-6 5-14 45-42 55-56 55-16 0-23-14-23-28 0-9 2-18 7-36 5-20 10-39 14-58z"><text:p/></draw:path><draw:path draw:style-name="gr171" draw:text-style-name="P23" svg:width="0.135cm" svg:height="0.2cm" svg:x="4.548cm" svg:y="0.148cm" svg:viewBox="0 0 136 201" svg:d="M64 97c24 0 39 16 39 48 0 36-20 46-38 46-11 0-37-2-49-19 13-1 16-11 16-17 0-10-7-16-16-16-8 0-16 5-16 17 0 28 30 45 66 45 41 0 70-27 70-56 0-24-20-46-52-53 31-12 42-33 42-51 0-23-28-41-60-41-34 0-58 16-58 40 0 9 8 15 16 15 10 0 16-7 16-15 0-9-6-15-16-15 11-13 31-17 42-17 13 0 31 8 31 33 0 12-3 26-12 35-9 10-18 12-32 13-7 0-7 0-10 0-1 1-2 1-2 5 0 3 2 3 7 3s11 0 16 0z"><text:p/></draw:path></draw:g></draw:g><text:s text:c="2"/></text:p>
      <text:p text:style-name="P14"/>
      <text:p text:style-name="P14"><draw:g text:anchor-type="as-char" svg:y="-0.189cm" draw:z-index="14" draw:style-name="gr1"><svg:title>TexMaths</svg:title><svg:desc>12§display§x_3§svg§600§FALSE§</svg:desc><draw:g draw:style-name="gr2"><draw:path draw:style-name="gr154" draw:text-style-name="P21" svg:width="0.346cm" svg:height="0.209cm" svg:x="0.01cm" svg:y="0.022cm" svg:viewBox="0 0 347 210" svg:d="M0 0c115 0 232 0 347 0 0 70 0 140 0 210-115 0-232 0-347 0 0-70 0-140 0-210z"><text:p/></draw:path><draw:path draw:style-name="gr155" draw:text-style-name="P23" svg:width="0.207cm" svg:height="0.187cm" svg:x="0.001cm" svg:y="0cm" svg:viewBox="0 0 208 188" svg:d="M129 59c2-11 12-49 42-49 1 0 12 0 20 4-12 3-20 14-20 23 0 7 5 15 17 15 8 0 20-8 20-24 0-22-23-28-37-28-24 0-40 23-45 32-11-28-32-32-45-32-44 0-68 54-68 65 0 3 4 2 5 3 4 0 5 0 6-3 14-46 42-55 57-55 7 0 22 3 22 27 0 13-7 41-22 99-8 26-22 44-41 44-3 0-12 0-21-6 11-2 19-11 19-23 0-11-8-14-15-14-12 0-23 11-23 24 0 19 22 27 40 27 27 0 43-28 44-31 5 16 21 31 46 31 43 0 66-54 66-62 0-5-4-5-5-5-3 0-3 3-5 5-14 43-42 54-56 54-16 0-23-13-23-28 0-9 2-19 7-36 5-19 10-38 15-57z"><text:p/></draw:path><draw:path draw:style-name="gr156" draw:text-style-name="P23" svg:width="0.135cm" svg:height="0.199cm" svg:x="0.244cm" svg:y="0.053cm" svg:viewBox="0 0 136 200" svg:d="M65 97c23 0 40 17 40 47 0 36-22 47-39 47-12 0-37-4-50-21 14 0 16-10 16-16 0-10-6-16-15-16s-17 5-17 17c0 27 31 45 66 45 41 0 70-27 70-56 0-22-19-44-52-52 31-10 42-33 42-51 0-23-26-41-59-41-32 0-57 17-57 40 0 10 6 15 15 15s15-6 15-14c0-9-6-15-15-16 10-13 30-15 41-15 13 0 33 6 33 31 0 13-5 26-12 35-10 12-18 12-33 13-7 0-8 0-10 1-1 0-3 0-3 4 0 3 3 3 8 3s11 0 16 0z"><text:p/></draw:path></draw:g></draw:g><text:s/>vaut donc 3</text:p>
      <text:p text:style-name="P15"><draw:g text:anchor-type="as-char" svg:y="-0.561cm" draw:z-index="15" draw:style-name="gr1"><svg:title>TexMaths</svg:title><svg:desc>12§display§x_1 \times 1 = 2 \times x_4 \Rightarrow 1 = 2 \times x_4 \Rightarrow \frac{1}{2} = x_4§svg§600§FALSE§</svg:desc><draw:g draw:style-name="gr2"><draw:path draw:style-name="gr130" draw:text-style-name="P21" svg:width="7.343cm" svg:height="0.81cm" svg:x="0.01cm" svg:y="0.022cm" svg:viewBox="0 0 7344 811" svg:d="M0 0c2448 0 4896 0 7344 0 0 270 0 540 0 811-2448 0-4896 0-7344 0 0-271 0-541 0-811z"><text:p/></draw:path><draw:path draw:style-name="gr131" draw:text-style-name="P23" svg:width="0.209cm" svg:height="0.19cm" svg:x="0.001cm" svg:y="0.38cm" svg:viewBox="0 0 210 191" svg:d="M128 59c3-11 14-49 42-49 3 0 12 0 22 4-12 3-20 14-20 23 0 7 4 16 15 16 10 0 23-9 23-25 0-22-25-28-38-28-26 0-40 23-45 32-11-27-33-32-45-32-45 0-69 54-69 65 0 5 4 3 5 5 4 0 5-2 6-5 14-45 42-55 56-55 9 0 23 3 23 27 0 13-7 42-23 101-7 27-21 43-39 43-4 0-13 0-22-4 11-3 21-11 21-23s-10-15-16-15c-13 0-24 11-24 24 0 20 22 28 40 28 27 0 43-29 44-32 5 15 20 32 46 32 43 0 67-54 67-65 0-3-4-3-5-3-4 0-5 1-5 3-14 46-43 55-56 55-17 0-24-13-24-27 0-10 3-18 7-38 5-19 10-38 14-57z"><text:p/></draw:path><draw:path draw:style-name="gr132" draw:text-style-name="P23" svg:width="0.106cm" svg:height="0.195cm" svg:x="0.262cm" svg:y="0.432cm" svg:viewBox="0 0 107 196" svg:d="M66 8c0-8 0-8-8-8-20 18-46 18-58 18 0 4 0 7 0 11 7 0 26 0 42-9 0 51 0 101 0 152 0 9 0 13-29 13-3 0-8 0-12 0 0 4 0 7 0 11 6 0 42-1 53-1 10 0 47 1 53 1 0-4 0-7 0-11-4 0-7 0-11 0-30 0-30-4-30-13 0-54 0-110 0-164z"><text:p/></draw:path><draw:path draw:style-name="gr133" draw:text-style-name="P23" svg:width="0.203cm" svg:height="0.202cm" svg:x="0.574cm" svg:y="0.359cm" svg:viewBox="0 0 204 203" svg:d="M102 90c-28-28-56-56-84-84-5-5-6-6-10-6-3 0-8 4-8 8 0 3 1 4 6 9 28 27 56 56 84 84-28 29-56 56-84 85-5 5-6 6-6 9 0 4 5 8 8 8 4 0 5-1 10-6 28-29 56-56 84-84 29 29 59 58 88 88 2 0 3 2 6 2 4 0 8-4 8-8 0-2 0-3-1-5 0-1-67-67-89-89 25-25 52-52 77-77 2-2 8-7 11-11 1 0 2-2 2-5 0-4-4-8-8-8s-5 1-10 6c-28 28-56 56-84 84z"><text:p/></draw:path><draw:path draw:style-name="gr134" draw:text-style-name="P23" svg:width="0.138cm" svg:height="0.28cm" svg:x="0.972cm" svg:y="0.285cm" svg:viewBox="0 0 139 281" svg:d="M86 12c0-11 0-12-9-12-27 28-63 28-77 28 0 4 0 8 0 13 8 0 34 0 55-11 0 72 0 144 0 217 0 16-1 21-38 21-5 0-10 0-15 0 0 3 0 8 0 13 16-1 52-1 69-1s54 0 68 1c0-5 0-10 0-13-5 0-8 0-13 0-38 0-40-5-40-21 0-79 0-157 0-235z"><text:p/></draw:path><draw:path draw:style-name="gr135" draw:text-style-name="P23" svg:width="0.28cm" svg:height="0.099cm" svg:x="1.286cm" svg:y="0.41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36" draw:text-style-name="P23" svg:width="0.167cm" svg:height="0.28cm" svg:x="1.729cm" svg:y="0.285cm" svg:viewBox="0 0 168 281" svg:d="M32 249c15-15 30-29 45-44 66-57 91-80 91-122 0-48-38-83-89-83-48 0-79 40-79 77 0 24 20 24 23 24 6 0 21-6 21-23 0-11-8-22-22-22-4 0-4 0-5 0 9-27 32-43 56-43 39 0 57 35 57 70 0 33-21 66-45 92-26 30-54 60-80 90-5 5-5 6-5 16 52 0 104 0 156 0 4-25 8-49 12-73-4 0-7 0-11 0-1 13-5 31-8 37-4 4-31 4-41 4-25 0-50 0-76 0z"><text:p/></draw:path><draw:path draw:style-name="gr137" draw:text-style-name="P23" svg:width="0.203cm" svg:height="0.202cm" svg:x="2.075cm" svg:y="0.359cm" svg:viewBox="0 0 204 203" svg:d="M102 90c-28-28-56-56-84-84-6-5-6-6-10-6s-8 4-8 8c0 3 0 4 5 9 29 27 56 56 85 84-29 29-56 56-85 85-5 5-5 6-5 9 0 4 4 8 8 8s4-1 10-6c28-29 55-56 83-84 29 29 59 58 87 88 2 0 4 2 6 2 6 0 10-4 10-8 0-2 0-3-2-5 0-1-68-67-88-89 25-25 52-52 77-77 2-2 8-7 11-11 1-1 2-2 2-5 0-4-4-8-10-8-2 0-4 1-9 6-28 28-55 56-83 84z"><text:p/></draw:path><draw:path draw:style-name="gr138" draw:text-style-name="P23" svg:width="0.209cm" svg:height="0.19cm" svg:x="2.447cm" svg:y="0.38cm" svg:viewBox="0 0 210 191" svg:d="M128 59c3-11 12-49 42-49 2 0 12 0 21 4-12 3-21 14-21 23 0 7 5 16 17 16 9 0 23-9 23-25 0-22-25-28-40-28-24 0-39 23-44 32-11-27-34-32-46-32-43 0-67 54-67 65 0 5 4 5 5 5 4 0 5-2 5-5 14-45 43-55 57-55 8 0 22 3 22 27 0 13-6 42-22 101-7 27-21 43-40 43-3 0-12 0-21-4 10-3 19-11 19-23s-9-15-15-15c-12 0-23 11-23 24 0 20 20 28 40 28 27 0 43-29 44-32 5 15 20 32 46 32 43 0 67-54 67-65 0-3-4-3-5-3-5 0-5 1-6 3-14 46-42 55-56 55-16 0-23-13-23-27 0-10 2-18 7-38 5-19 10-38 14-57z"><text:p/></draw:path><draw:path draw:style-name="gr139" draw:text-style-name="P23" svg:width="0.144cm" svg:height="0.198cm" svg:x="2.687cm" svg:y="0.429cm" svg:viewBox="0 0 145 199" svg:d="M145 151c0-3 0-7 0-10-11 0-23 0-33 0 0-45 0-88 0-133 0-6 0-8-6-8-4 0-5 0-9 5-32 45-65 90-97 136 0 3 0 7 0 10 29 0 58 0 86 0 0 8 0 16 0 24 0 10 0 14-24 14-2 0-4 0-7 0 0 3 0 7 0 10 15-1 34-1 45-1 10 0 28 0 44 1 0-3 0-7 0-10-2 0-6 0-8 0-24 0-24-4-24-14 0-8 0-16 0-24 10 0 22 0 33 0zM89 32c0 36 0 72 0 109-27 0-52 0-78 0 26-37 51-73 78-109z"><text:p/></draw:path><draw:path draw:style-name="gr140" draw:text-style-name="P23" svg:width="0.373cm" svg:height="0.231cm" svg:x="3.005cm" svg:y="0.345cm" svg:viewBox="0 0 374 232" svg:d="M283 83c18 15 39 26 53 32-16 8-36 18-53 34-89 0-179 0-267 0-8 0-16 0-16 8 0 9 7 9 14 9 83 0 167 0 250 0-20 19-42 56-42 61s5 5 8 5 6 0 8-4c9-15 20-38 48-62 30-27 57-37 79-43 7-3 6-3 8-4 1-1 1-3 1-4s0-1 0-2h-1c-1-1-1-1-9-4-58-17-100-55-123-101-5-8-6-8-11-8-3 0-8 0-8 5s22 42 42 61c-83 0-167 0-250 0-7 0-14 0-14 8 0 9 8 9 16 9 88 0 178 0 267 0z"><text:p/></draw:path><draw:path draw:style-name="gr141" draw:text-style-name="P23" svg:width="0.138cm" svg:height="0.28cm" svg:x="3.558cm" svg:y="0.285cm" svg:viewBox="0 0 139 281" svg:d="M86 12c0-11 0-12-9-12-27 28-64 28-77 28 0 4 0 8 0 13 8 0 34 0 55-11 0 72 0 144 0 217 0 16-1 21-39 21-5 0-9 0-14 0 0 3 0 8 0 13 15-1 52-1 69-1s54 0 68 1c0-5 0-10 0-13-5 0-8 0-13 0-38 0-40-5-40-21 0-79 0-157 0-235z"><text:p/></draw:path><draw:path draw:style-name="gr142" draw:text-style-name="P23" svg:width="0.279cm" svg:height="0.099cm" svg:x="3.871cm" svg:y="0.411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143" draw:text-style-name="P23" svg:width="0.167cm" svg:height="0.28cm" svg:x="4.314cm" svg:y="0.285cm" svg:viewBox="0 0 168 281" svg:d="M32 249c15-15 30-29 45-44 66-57 91-80 91-122 0-48-38-83-90-83-47 0-78 40-78 77 0 24 20 24 22 24 7 0 21-6 21-23 0-11-7-22-21-22-4 0-5 0-6 0 9-27 32-43 57-43 39 0 57 35 57 70 0 33-22 66-45 92-27 30-54 60-81 90-4 5-4 6-4 16 52 0 104 0 156 0 4-25 8-49 12-73-4 0-7 0-11 0-2 13-5 31-9 37-3 4-30 4-40 4-25 0-50 0-76 0z"><text:p/></draw:path><draw:path draw:style-name="gr144" draw:text-style-name="P23" svg:width="0.203cm" svg:height="0.202cm" svg:x="4.658cm" svg:y="0.359cm" svg:viewBox="0 0 204 203" svg:d="M103 90c-29-28-56-56-85-84-5-5-6-6-10-6-3 0-8 4-8 8 0 3 1 4 6 9 28 27 56 56 84 84-28 29-56 56-84 85-5 5-6 6-6 9 0 4 5 8 8 8 4 0 5-1 10-6 28-29 56-56 84-84 29 29 59 58 88 88 1 0 3 2 6 2 4 0 8-4 8-8 0-2 0-3-1-5 0-1-67-67-89-89 26-25 52-52 78-77 1-2 8-7 10-11 1 0 2-2 2-5 0-4-4-8-8-8s-5 1-10 6c-28 28-55 56-83 84z"><text:p/></draw:path><draw:path draw:style-name="gr145" draw:text-style-name="P23" svg:width="0.209cm" svg:height="0.19cm" svg:x="5.03cm" svg:y="0.38cm" svg:viewBox="0 0 210 191" svg:d="M130 59c2-11 12-49 40-49 3 0 14 0 22 4-12 3-20 14-20 23 0 7 4 16 15 16 10 0 23-9 23-25 0-22-24-28-38-28-26 0-40 23-45 32-11-27-33-32-45-32-45 0-69 54-69 65 0 5 5 5 6 5 3 0 4-2 5-5 14-45 42-55 56-55 9 0 23 3 23 27 0 13-7 42-23 101-6 27-21 43-39 43-3 0-12 0-22-4 11-3 21-11 21-23s-10-15-16-15c-13 0-24 11-24 24 0 20 22 28 40 28 28 0 43-29 44-32 6 15 20 32 46 32 44 0 68-54 68-65 0-3-5-3-6-3-4 0-5 1-5 3-14 46-43 55-56 55-17 0-23-13-23-27 0-10 2-18 7-38 5-19 10-38 15-57z"><text:p/></draw:path><draw:path draw:style-name="gr146" draw:text-style-name="P23" svg:width="0.143cm" svg:height="0.198cm" svg:x="5.271cm" svg:y="0.429cm" svg:viewBox="0 0 144 199" svg:d="M144 151c0-3 0-7 0-10-11 0-22 0-32 0 0-45 0-88 0-133 0-6 0-8-8-8-2 0-3 0-7 5-32 45-65 90-97 136 0 3 0 7 0 10 29 0 58 0 86 0 0 8 0 16 0 24 0 10 0 14-24 14-2 0-6 0-8 0 0 3 0 7 0 10 16-1 34-1 44-1 11 0 30 0 45 1 0-3 0-7 0-10-3 0-5 0-7 0-24 0-24-4-24-14 0-8 0-16 0-24 10 0 21 0 32 0zM89 32c0 36 0 72 0 109-27 0-52 0-78 0 26-37 51-73 78-109z"><text:p/></draw:path><draw:path draw:style-name="gr147" draw:text-style-name="P23" svg:width="0.373cm" svg:height="0.231cm" svg:x="5.59cm" svg:y="0.345cm" svg:viewBox="0 0 374 232" svg:d="M282 83c18 15 40 26 54 32-16 8-36 18-54 34-89 0-179 0-268 0-7 0-14 0-14 8 0 9 7 9 14 9 83 0 167 0 250 0-20 19-42 56-42 61s5 5 7 5c4 0 6 0 9-4 8-15 20-38 48-62 28-27 57-37 79-43 7-3 7-4 8-4 1-1 1-3 1-4s0-1-1-2h-1c0-1-1-1-8-4-58-17-100-55-124-101-5-8-5-8-11-8-2 0-7 0-7 5s20 42 42 61c-83 0-167 0-250 0-7 0-14 0-14 8 0 9 7 9 14 9 89 0 179 0 268 0z"><text:p/></draw:path><draw:path draw:style-name="gr148" draw:text-style-name="P23" svg:width="0.138cm" svg:height="0.28cm" svg:x="6.193cm" svg:y="0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149" draw:text-style-name="P23" svg:width="0.209cm" svg:height="0.016cm" svg:x="6.156cm" svg:y="0.45cm" svg:viewBox="0 0 210 17" svg:d="M0 0c70 0 140 0 210 0 0 6 0 11 0 17-70 0-140 0-210 0 0-6 0-11 0-17z"><text:p/></draw:path><draw:path draw:style-name="gr150" draw:text-style-name="P23" svg:width="0.167cm" svg:height="0.28cm" svg:x="6.176cm" svg:y="0.573cm" svg:viewBox="0 0 168 281" svg:d="M32 249c15-15 30-29 45-44 66-58 91-81 91-123 0-48-37-82-89-82-48 0-79 40-79 77 0 23 22 23 23 23 7 0 21-5 21-22 0-11-7-22-22-22-3 0-4 0-5 0 9-27 32-43 56-43 39 0 57 35 57 69 0 33-21 67-45 93-26 30-54 60-80 90-5 5-5 6-5 16 53 0 104 0 157 0 4-25 7-49 11-73-4 0-6 0-10 0-2 12-6 31-9 37-4 4-31 4-41 4-25 0-50 0-76 0z"><text:p/></draw:path><draw:path draw:style-name="gr151" draw:text-style-name="P23" svg:width="0.279cm" svg:height="0.099cm" svg:x="6.558cm" svg:y="0.411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152" draw:text-style-name="P23" svg:width="0.209cm" svg:height="0.19cm" svg:x="6.991cm" svg:y="0.38cm" svg:viewBox="0 0 210 191" svg:d="M128 59c4-11 14-49 42-49 3 0 12 0 22 4-12 3-20 14-20 23 0 7 4 16 15 16 10 0 23-9 23-25 0-22-25-28-38-28-26 0-40 23-45 32-11-27-33-32-45-32-45 0-69 54-69 65 0 5 4 3 5 5 4 0 5-2 6-5 14-45 42-55 56-55 9 0 23 3 23 27 0 13-7 42-23 101-7 27-21 43-39 43-4 0-13 0-22-4 11-3 21-11 21-23s-10-15-16-15c-13 0-24 11-24 24 0 20 22 28 40 28 27 0 43-29 44-32 5 15 20 32 46 32 43 0 67-54 67-65 0-3-4-3-5-3-4 0-5 1-5 3-14 46-43 55-56 55-17 0-24-13-24-27 0-10 3-18 7-38 5-19 10-38 14-57z"><text:p/></draw:path><draw:path draw:style-name="gr153" draw:text-style-name="P23" svg:width="0.144cm" svg:height="0.198cm" svg:x="7.231cm" svg:y="0.429cm" svg:viewBox="0 0 145 199" svg:d="M145 151c0-3 0-7 0-10-11 0-21 0-32 0 0-45 0-88 0-133 0-6 0-8-7-8-4 0-5 0-8 5-32 45-66 90-98 136 0 3 0 7 0 10 29 0 59 0 88 0 0 8 0 16 0 24 0 10 0 14-24 14-3 0-6 0-9 0 0 3 0 7 0 10 16-1 34-1 45-1 10 0 30 0 44 1 0-3 0-7 0-10-2 0-5 0-7 0-24 0-24-4-24-14 0-8 0-16 0-24 11 0 21 0 32 0zM90 32c0 36 0 72 0 109-26 0-52 0-78 0 26-37 52-73 78-109z"><text:p/></draw:path></draw:g></draw:g></text:p>
      <text:p text:style-name="P15"><draw:g text:anchor-type="as-char" svg:y="-0.183cm" draw:z-index="16" draw:style-name="gr1"><svg:title>TexMaths</svg:title><svg:desc>12§display§x_4§svg§600§FALSE§</svg:desc><draw:g draw:style-name="gr2"><draw:path draw:style-name="gr127" draw:text-style-name="P21" svg:width="0.352cm" svg:height="0.204cm" svg:x="0.01cm" svg:y="0.023cm" svg:viewBox="0 0 353 205" svg:d="M177 205c-59 0-118 0-177 0 0-69 0-137 0-205 118 0 235 0 353 0 0 68 0 136 0 205-59 0-118 0-176 0z"><text:p/></draw:path><draw:path draw:style-name="gr128" draw:text-style-name="P23" svg:width="0.21cm" svg:height="0.188cm" svg:x="0.001cm" svg:y="0cm" svg:viewBox="0 0 211 189" svg:d="M129 59c2-11 12-49 42-49 1 0 12 0 21 4-12 3-21 14-21 23 0 7 5 16 17 16 9 0 23-9 23-25 0-22-25-28-40-28-24 0-38 23-44 32-10-27-33-32-45-32-45 0-69 54-69 65 0 4 4 2 5 4 4 0 5-1 6-4 15-45 42-55 57-55 7 0 23 3 23 27 0 13-8 42-23 101-7 25-22 41-40 41-4 0-13 0-22-4 11-3 21-11 21-23s-10-13-16-13c-13 0-24 9-24 23 0 19 22 27 40 27 28 0 43-29 44-32 5 15 21 32 46 32 44 0 68-53 68-63 0-4-4-4-5-4-5 0-5 1-6 4-15 44-42 53-57 53s-23-13-23-27c0-10 3-17 8-36 4-19 9-38 14-57z"><text:p/></draw:path><draw:path draw:style-name="gr129" draw:text-style-name="P23" svg:width="0.144cm" svg:height="0.196cm" svg:x="0.241cm" svg:y="0.051cm" svg:viewBox="0 0 145 197" svg:d="M145 150c0-4 0-8 0-10-11 0-22 0-33 0 0-44 0-89 0-132 0-6 0-8-7-8-4 0-5 0-7 5-33 44-65 90-98 135 0 2 0 6 0 10 29 0 58 0 87 0 0 8 0 16 0 24 0 9 0 13-24 13-3 0-6 0-9 0 0 3 0 7 0 10 16-1 34-1 45-1s30 0 44 1c0-3 0-7 0-10-3 0-6 0-8 0-23 0-23-4-23-13 0-8 0-16 0-24 11 0 22 0 33 0zM89 32c0 36 0 72 0 108-26 0-52 0-78 0 26-36 52-72 78-108z"><text:p/></draw:path></draw:g></draw:g><text:s/><text:span text:style-name="T4">vaut donc </text:span><text:span text:style-name="T4"><draw:g text:anchor-type="as-char" svg:y="-0.561cm" draw:z-index="17" draw:style-name="gr1"><svg:title>TexMaths</svg:title><svg:desc>12§display§\frac{1}{2}§svg§600§FALSE§</svg:desc><draw:g draw:style-name="gr2"><draw:path draw:style-name="gr123" draw:text-style-name="P21" svg:width="0.165cm" svg:height="0.81cm" svg:x="0.023cm" svg:y="0.023cm" svg:viewBox="0 0 166 811" svg:d="M83 811c-28 0-55 0-83 0 0-271 0-541 0-811 55 0 111 0 166 0 0 270 0 540 0 811-28 0-55 0-83 0z"><text:p/></draw:path><draw:path draw:style-name="gr124" draw:text-style-name="P23" svg:width="0.137cm" svg:height="0.28cm" svg:x="0.038cm" svg:y="0.001cm" svg:viewBox="0 0 138 281" svg:d="M87 11c0-10 0-11-10-11-26 28-64 28-77 28 0 4 0 8 0 13 8 0 34 0 55-12 0 73 0 145 0 218 0 16-1 21-38 21-5 0-10 0-15 0 0 3 0 8 0 13 16-1 52-1 69-1s52 0 67 1c0-5 0-10 0-13-4 0-9 0-14 0-36 0-37-5-37-21 0-79 0-157 0-236z"><text:p/></draw:path><draw:path draw:style-name="gr125" draw:text-style-name="P23" svg:width="0.209cm" svg:height="0.016cm" svg:x="0.001cm" svg:y="0.451cm" svg:viewBox="0 0 210 17" svg:d="M105 17c-35 0-70 0-105 0 0-6 0-11 0-17 70 0 140 0 210 0 0 6 0 11 0 17-35 0-70 0-105 0z"><text:p/></draw:path><draw:path draw:style-name="gr126" draw:text-style-name="P23" svg:width="0.165cm" svg:height="0.28cm" svg:x="0.023cm" svg:y="0.574cm" svg:viewBox="0 0 166 281" svg:d="M33 249c14-15 28-29 44-44 64-58 89-81 89-123 0-48-37-82-88-82-48 0-78 38-78 77 0 23 20 23 22 23 7 0 21-5 21-22 0-11-7-23-21-23-4 0-5 0-6 1 9-27 32-43 56-43 39 0 56 34 56 69 0 33-20 67-43 93-27 30-54 60-81 90-4 5-4 5-4 16 52 0 104 0 154 0 5-25 9-49 12-73-3 0-7 0-11 0-1 12-4 31-8 37-4 4-30 4-40 4-25 0-50 0-74 0z"><text:p/></draw:path></draw:g></draw:g></text:span></text:p>
      <text:p text:style-name="P15"><draw:g text:anchor-type="as-char" svg:y="-0.561cm" draw:z-index="18" draw:style-name="gr1"><svg:title>TexMaths</svg:title><svg:desc>12§display§x_2 \times 1 = 3 \times x_4 \Rightarrow x_2 = 3 \times \frac{1}{2} = \frac{3}{2}§svg§600§FALSE§</svg:desc><draw:g draw:style-name="gr2"><draw:path draw:style-name="gr100" draw:text-style-name="P21" svg:width="6.34cm" svg:height="0.81cm" svg:x="0.01cm" svg:y="0.022cm" svg:viewBox="0 0 6341 811" svg:d="M0 0c2113 0 4228 0 6341 0 0 270 0 540 0 811-2113 0-4228 0-6341 0 0-271 0-541 0-811z"><text:p/></draw:path><draw:path draw:style-name="gr101" draw:text-style-name="P23" svg:width="0.209cm" svg:height="0.19cm" svg:x="0.001cm" svg:y="0.38cm" svg:viewBox="0 0 210 191" svg:d="M128 59c3-11 14-49 42-49 3 0 12 0 22 4-12 3-20 14-20 23 0 7 4 16 15 16 10 0 23-9 23-25 0-22-25-28-38-28-26 0-40 23-45 32-11-27-33-32-45-32-45 0-69 54-69 65 0 5 4 3 5 5 4 0 5-2 6-5 14-45 42-55 56-55 9 0 23 3 23 27 0 13-7 42-23 101-7 27-21 43-39 43-4 0-13 0-22-4 11-3 21-11 21-23s-10-15-16-15c-13 0-24 11-24 24 0 20 22 28 40 28 27 0 43-29 44-32 5 15 20 32 46 32 43 0 67-54 67-65 0-3-4-3-5-3-4 0-5 1-5 3-14 46-43 55-56 55-17 0-24-13-24-27 0-10 3-18 7-38 5-19 10-38 14-57z"><text:p/></draw:path><draw:path draw:style-name="gr102" draw:text-style-name="P23" svg:width="0.13cm" svg:height="0.195cm" svg:x="0.248cm" svg:y="0.432cm" svg:viewBox="0 0 131 196" svg:d="M131 142c-4 0-6 0-10 0-1 7-5 24-8 27-3 2-25 2-29 2-18 0-36 0-54 0 31-28 41-36 59-50 21-18 42-36 42-63 0-36-31-58-70-58-36 0-61 25-61 53 0 14 13 15 16 15 7 0 15-4 15-15 0-5-1-16-17-16 10-20 29-26 44-26 28 0 44 23 44 47 0 25-18 45-28 56-24 23-46 46-70 70-4 3-4 3-4 12 41 0 82 0 122 0 3-18 6-36 9-54z"><text:p/></draw:path><draw:path draw:style-name="gr103" draw:text-style-name="P23" svg:width="0.203cm" svg:height="0.202cm" svg:x="0.574cm" svg:y="0.359cm" svg:viewBox="0 0 204 203" svg:d="M102 90c-28-28-56-56-84-84-5-5-6-6-10-6-3 0-8 4-8 8 0 3 1 4 6 9 28 27 56 56 84 84-28 29-56 56-84 85-5 5-6 6-6 9 0 4 5 8 8 8 4 0 5-1 10-6 28-29 56-56 84-84 29 29 59 58 88 88 2 0 3 2 6 2 4 0 8-4 8-8 0-2 0-3-1-5 0-1-67-67-89-89 25-25 52-52 77-77 2-2 8-7 11-11 1 0 2-2 2-5 0-4-4-8-8-8s-5 1-10 6c-28 28-56 56-84 84z"><text:p/></draw:path><draw:path draw:style-name="gr104" draw:text-style-name="P23" svg:width="0.138cm" svg:height="0.28cm" svg:x="0.972cm" svg:y="0.285cm" svg:viewBox="0 0 139 281" svg:d="M86 12c0-11 0-12-9-12-27 28-64 28-77 28 0 4 0 8 0 13 8 0 34 0 55-11 0 72 0 144 0 217 0 16-1 21-38 21-5 0-10 0-15 0 0 3 0 8 0 13 16-1 52-1 69-1s54 0 68 1c0-5 0-10 0-13-5 0-8 0-13 0-38 0-40-5-40-21 0-79 0-157 0-235z"><text:p/></draw:path><draw:path draw:style-name="gr105" draw:text-style-name="P23" svg:width="0.28cm" svg:height="0.099cm" svg:x="1.286cm" svg:y="0.41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06" draw:text-style-name="P23" svg:width="0.174cm" svg:height="0.29cm" svg:x="1.725cm" svg:y="0.285cm" svg:viewBox="0 0 175 291" svg:d="M104 133c35-12 59-41 59-74 0-35-37-59-77-59-43 0-75 26-75 58 0 14 9 21 21 21 14 0 22-8 22-20 0-22-19-22-26-22 13-20 42-26 56-26 18 0 41 9 41 48 0 5-1 29-12 48-12 19-27 20-37 22-4 0-14 1-17 1-4 0-6 1-6 5s2 4 9 4c6 0 14 0 20 0 34 0 50 29 50 70 0 58-30 70-48 70s-50-8-65-33c15 3 28-7 28-23 0-14-11-24-23-24-11 0-24 6-24 26 0 38 40 66 85 66 52 0 90-39 90-82 0-35-26-67-71-76z"><text:p/></draw:path><draw:path draw:style-name="gr107" draw:text-style-name="P23" svg:width="0.202cm" svg:height="0.202cm" svg:x="2.074cm" svg:y="0.359cm" svg:viewBox="0 0 203 203" svg:d="M102 90c-29-28-56-56-85-84-5-5-6-6-9-6-4 0-8 4-8 8 0 3 0 4 5 9 27 27 56 56 84 84-28 29-57 56-84 85-5 5-5 6-5 9 0 4 4 8 8 8 3 0 4-1 9-6 27-29 56-56 84-84 29 29 59 58 87 88 2 0 4 2 6 2 6 0 9-4 9-8 0-2 0-3-1-5 0-1-68-67-89-89 26-25 51-52 78-77 2-2 8-7 11-11 0-1 1-2 1-5 0-4-3-8-9-8-3 0-4 1-9 6-28 28-55 56-83 84z"><text:p/></draw:path><draw:path draw:style-name="gr108" draw:text-style-name="P23" svg:width="0.209cm" svg:height="0.19cm" svg:x="2.446cm" svg:y="0.38cm" svg:viewBox="0 0 210 191" svg:d="M128 59c3-11 12-49 41-49 3 0 13 0 22 4-12 3-21 14-21 23 0 7 5 16 17 16 9 0 23-9 23-25 0-22-25-28-40-28-25 0-39 23-44 32-11-27-34-32-46-32-44 0-68 54-68 65 0 5 5 5 6 5 2 0 5-2 5-5 14-45 42-55 56-55 9 0 23 3 23 27 0 13-7 42-23 101-6 27-21 43-39 43-3 0-12 0-22-4 11-3 20-11 20-23s-9-15-15-15c-13 0-23 11-23 24 0 20 20 28 40 28 27 0 42-29 43-32 6 15 20 32 45 32 45 0 69-54 69-65 0-3-5-3-6-3-4 0-4 1-5 3-14 46-43 55-56 55-17 0-23-13-23-27 0-10 2-18 7-38 5-19 10-38 14-57z"><text:p/></draw:path><draw:path draw:style-name="gr109" draw:text-style-name="P23" svg:width="0.143cm" svg:height="0.198cm" svg:x="2.686cm" svg:y="0.429cm" svg:viewBox="0 0 144 199" svg:d="M144 151c0-3 0-7 0-10-11 0-22 0-32 0 0-45 0-88 0-133 0-6 0-8-6-8-4 0-5 0-9 5-32 45-65 90-97 136 0 3 0 7 0 10 29 0 58 0 86 0 0 8 0 16 0 24 0 10 0 14-24 14-2 0-4 0-7 0 0 3 0 7 0 10 15-1 34-1 43-1 12 0 30 0 46 1 0-3 0-7 0-10-2 0-6 0-8 0-24 0-24-4-24-14 0-8 0-16 0-24 10 0 21 0 32 0zM89 32c0 36 0 72 0 109-27 0-52 0-78 0 26-37 51-73 78-109z"><text:p/></draw:path><draw:path draw:style-name="gr110" draw:text-style-name="P23" svg:width="0.373cm" svg:height="0.231cm" svg:x="3.004cm" svg:y="0.345cm" svg:viewBox="0 0 374 232" svg:d="M283 83c17 15 39 26 53 32-16 8-36 18-53 34-90 0-179 0-269 0-7 0-14 0-14 8 0 9 7 9 14 9 83 0 167 0 250 0-20 19-42 56-42 61s5 5 7 5c4 0 7 0 9-4 8-15 20-38 48-62 28-27 57-37 79-43 7-3 7-4 8-4 1-1 1-3 1-4s0-1-1-2h-1c0-1-1-1-8-4-58-17-100-55-124-101-4-8-5-8-11-8-2 0-7 0-7 5s20 42 42 61c-83 0-167 0-250 0-7 0-14 0-14 8 0 9 7 9 14 9 90 0 179 0 269 0z"><text:p/></draw:path><draw:path draw:style-name="gr111" draw:text-style-name="P23" svg:width="0.209cm" svg:height="0.19cm" svg:x="3.531cm" svg:y="0.38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5-15-15c-13 0-23 11-23 24 0 20 20 28 40 28 27 0 42-29 44-32 5 15 19 32 44 32 45 0 69-54 69-65 0-3-4-3-6-3-4 0-4 1-5 3-14 46-43 55-56 55-17 0-23-13-23-27 0-10 2-18 7-38 5-19 10-38 14-57z"><text:p/></draw:path><draw:path draw:style-name="gr112" draw:text-style-name="P23" svg:width="0.129cm" svg:height="0.195cm" svg:x="3.778cm" svg:y="0.432cm" svg:viewBox="0 0 130 196" svg:d="M130 142c-4 0-6 0-10 0-1 7-4 24-7 27-3 2-25 2-30 2-18 0-36 0-54 0 31-28 42-36 59-50 21-18 42-36 42-63 0-36-32-58-69-58s-61 25-61 53c0 14 12 15 16 15 7 0 15-4 15-15 0-5-2-16-18-16 10-20 30-26 43-26 30 0 46 23 46 47 0 25-19 45-29 56-24 23-47 46-71 70-2 3-2 3-2 12 41 0 80 0 121 0 3-18 6-36 9-54z"><text:p/></draw:path><draw:path draw:style-name="gr113" draw:text-style-name="P23" svg:width="0.28cm" svg:height="0.099cm" svg:x="4.089cm" svg:y="0.41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14" draw:text-style-name="P23" svg:width="0.174cm" svg:height="0.29cm" svg:x="4.528cm" svg:y="0.285cm" svg:viewBox="0 0 175 291" svg:d="M104 133c35-12 60-41 60-74 0-35-37-59-78-59-43 0-74 26-74 58 0 14 8 21 22 21 12 0 20-8 20-20 0-22-19-22-25-22 13-20 41-26 55-26 18 0 41 9 41 48 0 5-1 29-12 48-12 19-27 20-37 22-4 0-14 1-17 1s-6 1-6 5 3 4 11 4c6 0 12 0 18 0 34 0 50 29 50 70 0 58-29 70-48 70-18 0-49-8-65-33 16 3 29-7 29-23 0-14-12-24-24-24-11 0-24 6-24 26 0 38 40 66 85 66 52 0 90-39 90-82 0-35-26-67-71-76z"><text:p/></draw:path><draw:path draw:style-name="gr115" draw:text-style-name="P23" svg:width="0.203cm" svg:height="0.202cm" svg:x="4.878cm" svg:y="0.359cm" svg:viewBox="0 0 204 203" svg:d="M102 90c-28-28-56-56-84-84-6-5-6-6-10-6s-8 4-8 8c0 3 1 4 5 9 29 27 56 56 85 84-29 29-56 56-85 85-4 5-5 6-5 9 0 4 4 8 8 8s4-1 10-6c28-29 56-56 84-84 29 29 58 58 86 88 2 0 4 2 8 2s8-4 8-8c0-2 0-3-1-5-1-1-69-67-89-89 25-25 52-52 77-77 2-2 8-7 11-11 1-1 2-2 2-5 0-4-4-8-8-8s-6 1-11 6c-28 28-55 56-83 84z"><text:p/></draw:path><draw:path draw:style-name="gr116" draw:text-style-name="P23" svg:width="0.138cm" svg:height="0.28cm" svg:x="5.325cm" svg:y="0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117" draw:text-style-name="P23" svg:width="0.209cm" svg:height="0.016cm" svg:x="5.288cm" svg:y="0.45cm" svg:viewBox="0 0 210 17" svg:d="M0 0c70 0 140 0 210 0 0 6 0 11 0 17-70 0-140 0-210 0 0-6 0-11 0-17z"><text:p/></draw:path><draw:path draw:style-name="gr118" draw:text-style-name="P23" svg:width="0.168cm" svg:height="0.28cm" svg:x="5.308cm" svg:y="0.573cm" svg:viewBox="0 0 169 281" svg:d="M32 249c16-15 30-29 46-44 65-58 91-81 91-123 0-48-38-82-90-82-48 0-79 40-79 77 0 23 22 23 23 23 7 0 21-5 21-22 0-11-7-22-21-22-4 0-5 0-6 0 9-27 32-43 56-43 39 0 58 35 58 69 0 33-22 67-45 93-27 30-54 60-81 90-5 5-5 6-5 16 53 0 104 0 157 0 4-25 9-49 12-73-3 0-7 0-11 0-2 12-4 31-9 37-3 4-31 4-40 4-25 0-51 0-77 0z"><text:p/></draw:path><draw:path draw:style-name="gr119" draw:text-style-name="P23" svg:width="0.28cm" svg:height="0.099cm" svg:x="5.69cm" svg:y="0.411cm" svg:viewBox="0 0 281 100" svg:d="M266 17c6 0 15 0 15-9 0-8-9-8-15-8-84 0-169 0-253 0-5 0-13 0-13 8 0 9 8 9 14 9 84 0 168 0 252 0zM266 100c6 0 15 0 15-9 0-8-9-8-15-8-84 0-168 0-252 0-6 0-14 0-14 8 0 9 8 9 13 9 84 0 169 0 253 0z"><text:p/></draw:path><draw:path draw:style-name="gr120" draw:text-style-name="P23" svg:width="0.174cm" svg:height="0.288cm" svg:x="6.18cm" svg:y="0cm" svg:viewBox="0 0 175 289" svg:d="M104 132c35-11 59-41 59-74 0-34-37-58-77-58-43 0-74 25-74 58 0 13 8 21 20 21 14 0 22-9 22-21 0-21-19-21-25-21 12-21 41-26 55-26 18 0 41 8 41 47 0 4-1 30-12 48-12 20-27 21-37 21-4 2-14 2-17 2-4 1-6 1-6 6 0 3 2 3 9 3 6 0 14 0 20 0 34 0 50 29 50 71 0 56-30 70-48 70s-49-8-65-33c16 3 28-7 28-23 0-15-11-24-23-24-11 0-24 6-24 24 0 39 40 66 85 66 52 0 90-37 90-80 0-35-26-67-71-77z"><text:p/></draw:path><draw:path draw:style-name="gr121" draw:text-style-name="P23" svg:width="0.21cm" svg:height="0.016cm" svg:x="6.162cm" svg:y="0.45cm" svg:viewBox="0 0 211 17" svg:d="M0 0c71 0 140 0 211 0 0 6 0 11 0 17-71 0-140 0-211 0 0-6 0-11 0-17z"><text:p/></draw:path><draw:path draw:style-name="gr122" draw:text-style-name="P23" svg:width="0.167cm" svg:height="0.28cm" svg:x="6.183cm" svg:y="0.573cm" svg:viewBox="0 0 168 281" svg:d="M32 249c15-15 30-29 45-44 66-58 91-81 91-123 0-48-38-82-89-82-48 0-79 40-79 77 0 23 20 23 22 23 7 0 22-5 22-22 0-11-8-22-22-22-4 0-4 0-5 0 9-27 32-43 56-43 39 0 57 35 57 69 0 33-21 67-45 93-26 30-54 60-80 90-5 5-5 6-5 16 52 0 104 0 156 0 4-25 8-49 12-73-4 0-7 0-11 0-1 12-5 31-8 37-4 4-31 4-41 4-25 0-50 0-76 0z"><text:p/></draw:path></draw:g></draw:g></text:p>
      <text:p text:style-name="P15"><draw:g text:anchor-type="as-char" svg:y="-0.183cm" draw:z-index="19" draw:style-name="gr1"><svg:title>TexMaths</svg:title><svg:desc>12§display§x_2§svg§600§FALSE§</svg:desc><draw:g draw:style-name="gr2"><draw:path draw:style-name="gr97" draw:text-style-name="P21" svg:width="0.343cm" svg:height="0.202cm" svg:x="0.01cm" svg:y="0.021cm" svg:viewBox="0 0 344 203" svg:d="M0 0c115 0 229 0 344 0 0 68 0 135 0 203-115 0-229 0-344 0 0-68 0-135 0-203z"><text:p/></draw:path><draw:path draw:style-name="gr98" draw:text-style-name="P23" svg:width="0.207cm" svg:height="0.187cm" svg:x="0.001cm" svg:y="0cm" svg:viewBox="0 0 208 188" svg:d="M128 59c3-11 12-49 42-49 1 0 12 0 20 4-12 3-20 14-20 23 0 7 5 14 17 14 7 0 21-7 21-23 0-22-24-28-38-28-24 0-39 23-44 32-11-28-33-32-46-32-43 0-67 54-67 65 0 3 4 2 5 3 4 0 5 0 6-5 14-44 42-53 56-53 7 0 23 3 23 27 0 13-7 41-23 98-7 27-21 44-40 44-3 0-12 0-21-5 11-3 19-11 19-23 0-11-8-15-15-15-12 0-23 11-23 24 0 19 22 28 40 28 27 0 43-29 44-31 5 15 20 31 45 31 43 0 66-54 66-64 0-3-2-3-3-3-5 0-5 1-6 3-15 45-42 55-57 55s-22-13-22-27c0-10 2-19 7-36 5-19 9-38 14-57z"><text:p/></draw:path><draw:path draw:style-name="gr99" draw:text-style-name="P23" svg:width="0.128cm" svg:height="0.193cm" svg:x="0.246cm" svg:y="0.053cm" svg:viewBox="0 0 129 194" svg:d="M129 140c-3 0-7 0-9 0-1 7-5 24-9 28-2 1-25 1-28 1-18 0-36 0-54 0 31-28 40-35 58-48 22-17 42-36 42-64 0-34-31-57-68-57s-61 26-61 53c0 15 12 16 16 16 7 0 15-4 15-15 0-5-2-16-18-16 10-20 29-27 43-27 29 0 45 23 45 46 0 27-18 46-28 57-24 22-47 45-71 68-2 3-2 3-2 12 41 0 80 0 121 0 2-18 5-36 8-54z"><text:p/></draw:path></draw:g></draw:g><text:s/><text:span text:style-name="T4">vaut donc </text:span><text:span text:style-name="T4"><draw:g text:anchor-type="as-char" svg:y="-0.561cm" draw:z-index="20" draw:style-name="gr1"><svg:title>TexMaths</svg:title><svg:desc>12§display§\frac{3}{2}§svg§600§FALSE§</svg:desc><draw:g draw:style-name="gr2"><draw:path draw:style-name="gr93" draw:text-style-name="P21" svg:width="0.165cm" svg:height="0.81cm" svg:x="0.023cm" svg:y="0.023cm" svg:viewBox="0 0 166 811" svg:d="M83 811c-28 0-55 0-83 0 0-271 0-541 0-811 55 0 111 0 166 0 0 270 0 540 0 811-28 0-55 0-83 0z"><text:p/></draw:path><draw:path draw:style-name="gr94" draw:text-style-name="P23" svg:width="0.172cm" svg:height="0.29cm" svg:x="0.019cm" svg:y="0.001cm" svg:viewBox="0 0 173 291" svg:d="M104 132c33-11 57-41 57-73 0-35-36-59-76-59-42 0-74 25-74 58 0 13 9 21 22 21s21-9 21-21c0-21-20-21-26-21 13-20 41-26 56-26 17 0 39 9 39 47 0 4 0 30-11 48-12 20-27 21-37 21-3 2-14 3-16 3-4 0-6 0-6 5 0 4 2 4 10 4 6 0 12 0 18 0 35 0 49 28 49 70 0 58-28 70-47 70-18 0-49-8-64-33 15 3 28-7 28-23 0-15-11-24-24-24-10 0-23 6-23 24 0 39 39 68 84 68 51 0 89-39 89-82 0-35-26-67-69-77z"><text:p/></draw:path><draw:path draw:style-name="gr95" draw:text-style-name="P23" svg:width="0.209cm" svg:height="0.016cm" svg:x="0.001cm" svg:y="0.451cm" svg:viewBox="0 0 210 17" svg:d="M105 17c-35 0-70 0-105 0 0-6 0-11 0-17 70 0 140 0 210 0 0 6 0 11 0 17-35 0-70 0-105 0z"><text:p/></draw:path><draw:path draw:style-name="gr96" draw:text-style-name="P23" svg:width="0.165cm" svg:height="0.28cm" svg:x="0.023cm" svg:y="0.574cm" svg:viewBox="0 0 166 281" svg:d="M33 249c14-15 28-29 44-44 64-58 89-81 89-123 0-48-37-82-88-82-48 0-78 38-78 77 0 23 20 23 22 23 7 0 21-5 21-22 0-11-7-23-21-23-4 0-5 0-6 1 9-27 32-43 56-43 39 0 56 34 56 69 0 33-20 67-43 93-27 30-54 60-81 90-4 5-4 5-4 16 52 0 104 0 154 0 5-25 9-49 12-73-3 0-7 0-11 0-1 12-4 31-8 37-4 4-30 4-40 4-25 0-50 0-74 0z"><text:p/></draw:path></draw:g></draw:g></text:span><text:span text:style-name="T4"><text:s/></text:span></text:p>
      <text:p text:style-name="P13">La dernière équation, <draw:g text:anchor-type="as-char" svg:y="-0.561cm" draw:z-index="24" draw:style-name="gr1"><svg:title>TexMaths</svg:title><svg:desc>12§display§x_2 \times 2 = 1 \times x_3 \Longrightarrow \frac{3}{2} \times 2 = 3 \Rightarrow 3 = 3§svg§600§FALSE§</svg:desc><draw:g draw:style-name="gr2"><draw:path draw:style-name="gr67" draw:text-style-name="P21" svg:width="7.176cm" svg:height="0.81cm" svg:x="0.01cm" svg:y="0.022cm" svg:viewBox="0 0 7177 811" svg:d="M0 0c2393 0 4784 0 7177 0 0 270 0 540 0 811-2393 0-4784 0-7177 0 0-271 0-541 0-811z"><text:p/></draw:path><draw:path draw:style-name="gr68" draw:text-style-name="P23" svg:width="0.209cm" svg:height="0.19cm" svg:x="0.001cm" svg:y="0.38cm" svg:viewBox="0 0 210 191" svg:d="M128 59c3-11 14-49 42-49 3 0 12 0 22 4-12 3-20 14-20 23 0 7 4 16 15 16 10 0 23-9 23-25 0-22-25-28-38-28-26 0-40 23-45 32-11-27-33-32-45-32-45 0-69 54-69 65 0 5 4 3 5 5 4 0 5-2 6-5 14-45 42-55 56-55 9 0 23 3 23 27 0 13-7 42-23 101-7 27-21 43-39 43-4 0-13 0-22-4 11-3 21-11 21-23s-10-15-16-15c-13 0-24 11-24 24 0 20 22 28 40 28 27 0 43-29 44-32 5 15 20 32 46 32 43 0 67-54 67-65 0-3-4-3-5-3-4 0-5 1-5 3-14 46-43 55-56 55-17 0-24-13-24-27 0-10 3-18 7-38 5-19 10-38 14-57z"><text:p/></draw:path><draw:path draw:style-name="gr69" draw:text-style-name="P23" svg:width="0.13cm" svg:height="0.195cm" svg:x="0.248cm" svg:y="0.432cm" svg:viewBox="0 0 131 196" svg:d="M131 142c-4 0-6 0-10 0-1 7-5 24-8 27-3 2-25 2-29 2-18 0-36 0-54 0 31-28 41-36 59-50 21-18 42-36 42-63 0-36-31-58-70-58-36 0-61 25-61 53 0 14 13 15 16 15 7 0 15-4 15-15 0-5-1-16-17-16 10-20 29-26 44-26 28 0 44 23 44 47 0 25-18 45-28 56-24 23-46 46-70 70-4 3-4 3-4 12 41 0 82 0 122 0 3-18 6-36 9-54z"><text:p/></draw:path><draw:path draw:style-name="gr70" draw:text-style-name="P23" svg:width="0.203cm" svg:height="0.202cm" svg:x="0.574cm" svg:y="0.359cm" svg:viewBox="0 0 204 203" svg:d="M102 90c-28-28-56-56-84-84-5-5-6-6-10-6-3 0-8 4-8 8 0 3 1 4 6 9 28 27 56 56 84 84-28 29-56 56-84 85-5 5-6 6-6 9 0 4 5 8 8 8 4 0 5-1 10-6 28-29 56-56 84-84 29 29 59 58 88 88 2 0 3 2 6 2 4 0 8-4 8-8 0-2 0-3-1-5 0-1-67-67-89-89 25-25 52-52 77-77 2-2 8-7 11-11 1 0 2-2 2-5 0-4-4-8-8-8s-5 1-10 6c-28 28-56 56-84 84z"><text:p/></draw:path><draw:path draw:style-name="gr71" draw:text-style-name="P23" svg:width="0.167cm" svg:height="0.28cm" svg:x="0.956cm" svg:y="0.285cm" svg:viewBox="0 0 168 281" svg:d="M32 249c15-15 30-29 45-44 66-57 91-80 91-122 0-48-38-83-90-83-47 0-78 40-78 77 0 24 20 24 22 24 7 0 21-6 21-23 0-11-7-22-21-22-4 0-5 0-6 0 9-27 32-43 57-43 39 0 57 35 57 70 0 33-22 66-45 92-27 30-54 60-81 90-4 5-4 6-4 16 52 0 104 0 156 0 4-25 8-49 12-73-4 0-7 0-11 0-2 13-5 31-9 37-3 4-30 4-40 4-25 0-50 0-76 0z"><text:p/></draw:path><draw:path draw:style-name="gr72" draw:text-style-name="P23" svg:width="0.28cm" svg:height="0.099cm" svg:x="1.286cm" svg:y="0.41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73" draw:text-style-name="P23" svg:width="0.138cm" svg:height="0.28cm" svg:x="1.744cm" svg:y="0.285cm" svg:viewBox="0 0 139 281" svg:d="M86 12c0-11 0-12-9-12-25 28-63 28-77 28 0 4 0 8 0 13 8 0 34 0 55-11 0 72 0 144 0 217 0 16-1 21-38 21-5 0-9 0-13 0 0 3 0 8 0 13 14-1 49-1 67-1 17 0 54 0 68 1 0-5 0-10 0-13-5 0-8 0-13 0-37 0-40-5-40-21 0-79 0-157 0-235z"><text:p/></draw:path><draw:path draw:style-name="gr74" draw:text-style-name="P23" svg:width="0.202cm" svg:height="0.202cm" svg:x="2.074cm" svg:y="0.359cm" svg:viewBox="0 0 203 203" svg:d="M102 90c-29-28-56-56-85-84-5-5-6-6-9-6-4 0-8 4-8 8 0 3 0 4 5 9 27 27 56 56 84 84-28 29-57 56-84 85-5 5-5 6-5 9 0 4 4 8 8 8 3 0 4-1 9-6 27-29 56-56 84-84 29 29 59 58 87 88 2 0 4 2 6 2 6 0 9-4 9-8 0-2 0-3-1-5 0-1-68-67-89-89 26-25 51-52 78-77 2-2 8-7 11-11 0-1 1-2 1-5 0-4-3-8-9-8-3 0-4 1-9 6-28 28-55 56-83 84z"><text:p/></draw:path><draw:path draw:style-name="gr75" draw:text-style-name="P23" svg:width="0.209cm" svg:height="0.19cm" svg:x="2.446cm" svg:y="0.38cm" svg:viewBox="0 0 210 191" svg:d="M128 59c3-11 12-49 41-49 3 0 13 0 22 4-12 3-21 14-21 23 0 7 5 16 17 16 9 0 23-9 23-25 0-22-25-28-40-28-25 0-39 23-44 32-11-27-34-32-46-32-44 0-68 54-68 65 0 5 5 5 6 5 2 0 5-2 5-5 14-45 42-55 56-55 9 0 23 3 23 27 0 13-7 42-23 101-6 27-21 43-39 43-3 0-12 0-22-4 11-3 20-11 20-23s-9-15-15-15c-13 0-23 11-23 24 0 20 20 28 40 28 27 0 42-29 43-32 6 15 20 32 45 32 45 0 69-54 69-65 0-3-5-3-6-3-4 0-4 1-5 3-14 46-43 55-56 55-17 0-23-13-23-27 0-10 2-18 7-38 5-19 10-38 14-57z"><text:p/></draw:path><draw:path draw:style-name="gr76" draw:text-style-name="P23" svg:width="0.136cm" svg:height="0.201cm" svg:x="2.69cm" svg:y="0.432cm" svg:viewBox="0 0 137 202" svg:d="M65 97c24 0 39 16 39 47 0 37-20 48-38 48-12 0-37-3-50-20 14-1 18-11 18-17 0-10-8-17-17-17s-17 6-17 18c0 28 31 46 67 46 41 0 70-28 70-58 0-23-19-46-52-53 31-11 42-32 42-50 0-24-27-41-60-41s-57 16-57 40c0 9 6 15 15 15s15-7 15-15c0-9-6-15-15-16 10-12 30-16 42-16 13 0 31 6 31 33 0 12-3 25-12 35s-18 12-32 12c-7 1-8 1-10 1-1 1-2 1-2 3 0 5 2 5 7 5s11 0 16 0z"><text:p/></draw:path><draw:path draw:style-name="gr77" draw:text-style-name="P23" svg:width="0.28cm" svg:height="0.099cm" svg:x="3.004cm" svg:y="0.41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78" draw:text-style-name="P23" svg:width="0.375cm" svg:height="0.231cm" svg:x="3.261cm" svg:y="0.345cm" svg:viewBox="0 0 376 232" svg:d="M283 83c18 15 40 26 54 32-15 8-36 18-54 34-89 0-179 0-267 0-8 0-16 0-16 8 0 9 8 9 16 9 82 0 165 0 248 0-19 19-42 56-42 61s6 5 8 5c4 0 6 0 9-4 8-15 20-38 48-62 29-27 57-37 79-43 7-3 7-4 8-4 2-1 2-3 2-4s0-1-2-2h-1c-1-1-1-1-9-4-57-17-99-55-123-101-5-8-5-8-11-8-2 0-8 0-8 5s22 42 42 61c-83 0-166 0-248 0-8 0-16 0-16 8 0 9 8 9 16 9 88 0 178 0 267 0z"><text:p/></draw:path><draw:path draw:style-name="gr79" draw:text-style-name="P23" svg:width="0.174cm" svg:height="0.288cm" svg:x="3.844cm" svg:y="0cm" svg:viewBox="0 0 175 289" svg:d="M104 132c35-11 59-41 59-74 0-34-36-58-77-58-43 0-74 25-74 58 0 13 8 21 20 21 14 0 22-9 22-21 0-21-19-21-25-21 13-21 41-26 55-26 18 0 41 8 41 47 0 4-1 30-12 48-12 20-27 21-37 21-4 2-14 2-17 2-4 1-6 1-6 6 0 3 2 3 9 3 6 0 14 0 20 0 34 0 50 29 50 71 0 56-30 70-48 70s-49-8-65-33c16 3 28-7 28-23 0-15-11-24-23-24-11 0-24 6-24 24 0 39 40 66 85 66 52 0 90-37 90-80 0-35-26-67-71-77z"><text:p/></draw:path><draw:path draw:style-name="gr80" draw:text-style-name="P23" svg:width="0.21cm" svg:height="0.016cm" svg:x="3.826cm" svg:y="0.45cm" svg:viewBox="0 0 211 17" svg:d="M0 0c71 0 140 0 211 0 0 6 0 11 0 17-71 0-140 0-211 0 0-6 0-11 0-17z"><text:p/></draw:path><draw:path draw:style-name="gr81" draw:text-style-name="P23" svg:width="0.167cm" svg:height="0.28cm" svg:x="3.848cm" svg:y="0.573cm" svg:viewBox="0 0 168 281" svg:d="M32 249c15-15 30-29 45-44 66-58 91-81 91-123 0-48-38-82-89-82-48 0-79 40-79 77 0 23 20 23 23 23 6 0 21-5 21-22 0-11-8-22-22-22-4 0-4 0-5 0 9-27 32-43 56-43 39 0 57 35 57 69 0 33-21 67-45 93-26 30-54 60-80 90-5 5-5 6-5 16 52 0 104 0 156 0 4-25 8-49 12-73-4 0-7 0-11 0-1 12-5 31-8 37-4 4-31 4-41 4-25 0-50 0-76 0z"><text:p/></draw:path><draw:path draw:style-name="gr82" draw:text-style-name="P23" svg:width="0.203cm" svg:height="0.202cm" svg:x="4.244cm" svg:y="0.359cm" svg:viewBox="0 0 204 203" svg:d="M102 90c-28-28-56-56-84-84-6-5-6-6-10-6s-8 4-8 8c0 3 1 4 6 9 28 27 56 56 84 84-28 29-56 56-84 85-5 5-6 6-6 9 0 4 4 8 8 8s4-1 10-6c28-29 56-56 84-84 29 29 58 58 86 88 2 0 5 2 8 2 4 0 8-4 8-8 0-2 0-3-1-5-1-1-69-67-89-89 25-25 52-52 77-77 2-2 8-7 11-11 1-1 2-2 2-5 0-4-4-8-8-8s-6 1-10 6c-28 28-56 56-84 84z"><text:p/></draw:path><draw:path draw:style-name="gr83" draw:text-style-name="P23" svg:width="0.167cm" svg:height="0.28cm" svg:x="4.624cm" svg:y="0.285cm" svg:viewBox="0 0 168 281" svg:d="M32 249c16-15 30-29 46-44 65-57 90-80 90-122 0-48-37-83-89-83-48 0-79 40-79 77 0 24 22 24 23 24 7 0 21-6 21-23 0-11-7-22-21-22-4 0-5 0-6 0 9-27 32-43 56-43 39 0 57 35 57 70 0 33-21 66-44 92-27 30-54 60-81 90-5 5-5 6-5 16 53 0 104 0 157 0 4-25 7-49 11-73-4 0-6 0-10 0-2 13-6 31-9 37-4 4-31 4-40 4-25 0-51 0-77 0z"><text:p/></draw:path><draw:path draw:style-name="gr84" draw:text-style-name="P23" svg:width="0.279cm" svg:height="0.099cm" svg:x="4.956cm" svg:y="0.411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85" draw:text-style-name="P23" svg:width="0.173cm" svg:height="0.29cm" svg:x="5.395cm" svg:y="0.285cm" svg:viewBox="0 0 174 291" svg:d="M104 133c35-12 59-41 59-74 0-35-37-59-78-59-42 0-74 26-74 58 0 14 9 21 21 21 14 0 22-8 22-20 0-22-20-22-26-22 13-20 40-26 56-26 17 0 41 9 41 48 0 5-1 29-12 48-13 19-28 20-37 22-4 0-15 1-17 1-4 0-6 1-6 5s2 4 9 4c6 0 12 0 18 0 35 0 51 29 51 70 0 58-29 70-47 70-19 0-50-8-65-33 15 3 28-7 28-23 0-14-11-24-24-24-10 0-23 6-23 26 0 38 38 66 85 66 52 0 89-39 89-82 0-35-26-67-70-76z"><text:p/></draw:path><draw:path draw:style-name="gr86" draw:text-style-name="P23" svg:width="0.373cm" svg:height="0.231cm" svg:x="5.728cm" svg:y="0.345cm" svg:viewBox="0 0 374 232" svg:d="M282 83c18 15 40 26 54 32-16 8-36 18-54 34-89 0-179 0-268 0-7 0-14 0-14 8 0 9 7 9 14 9 83 0 166 0 249 0-19 19-42 56-42 61s6 5 8 5c4 0 6 0 9-4 8-15 20-38 48-62 28-27 57-37 79-43 7-3 7-4 8-4 1-1 1-3 1-4s0-1-1-2h-1c-1-1-1-1-10-4-56-17-98-55-122-101-5-8-5-8-11-8-2 0-8 0-8 5s21 42 42 61c-83 0-166 0-249 0-7 0-14 0-14 8 0 9 7 9 14 9 89 0 179 0 268 0z"><text:p/></draw:path><draw:path draw:style-name="gr87" draw:text-style-name="P23" svg:width="0.174cm" svg:height="0.29cm" svg:x="6.261cm" svg:y="0.285cm" svg:viewBox="0 0 175 291" svg:d="M104 133c35-12 59-41 59-74 0-35-37-59-77-59-43 0-75 26-75 58 0 14 9 21 21 21 14 0 22-8 22-20 0-22-19-22-26-22 13-20 42-26 56-26 18 0 41 9 41 48 0 5-1 29-12 48-12 19-27 20-37 22-4 0-14 1-17 1-4 0-6 1-6 5s2 4 9 4c6 0 14 0 20 0 34 0 50 29 50 70 0 58-30 70-48 70s-50-8-65-33c15 3 28-7 28-23 0-14-11-24-23-24-11 0-24 6-24 26 0 38 40 66 85 66 52 0 90-39 90-82 0-35-26-67-71-76z"><text:p/></draw:path><draw:path draw:style-name="gr88" draw:text-style-name="P23" svg:width="0.28cm" svg:height="0.099cm" svg:x="6.595cm" svg:y="0.41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89" draw:text-style-name="P23" svg:width="0.174cm" svg:height="0.29cm" svg:x="7.034cm" svg:y="0.285cm" svg:viewBox="0 0 175 291" svg:d="M104 133c35-12 60-41 60-74 0-35-37-59-78-59-43 0-74 26-74 58 0 14 8 21 22 21 12 0 21-8 21-20 0-22-20-22-26-22 13-20 41-26 55-26 18 0 41 9 41 48 0 5-1 29-12 48-12 19-27 20-37 22-4 0-14 1-17 1s-6 1-6 5 3 4 11 4c6 0 12 0 18 0 34 0 50 29 50 70 0 58-29 70-48 70-18 0-49-8-65-33 16 3 29-7 29-23 0-14-12-24-24-24-11 0-24 6-24 26 0 38 40 66 85 66 52 0 90-39 90-82 0-35-26-67-71-76z"><text:p/></draw:path></draw:g></draw:g>, vient confirmer ce résultat.</text:p>
      <text:p text:style-name="P16"/>
      <text:p text:style-name="P20">5. On remplace les coefficients stœchiométriques par leurs valeurs</text:p>
      <text:p text:style-name="P16"/>
      <text:p text:style-name="P17">Notre équation ajustée est donc <draw:g text:anchor-type="as-char" svg:y="-0.561cm" draw:z-index="25" draw:style-name="gr1"><svg:title>TexMaths</svg:title><svg:desc>12§display§
 \textcolor{red}{1} \: Na_3PO_4 + \textcolor{red}{\frac{3}{2}} \: FeCl_2 \rightarrow  \textcolor{red}{3} \: NaCl + \textcolor{red}{\frac{1}{2}} \: Fe_3P_2O_8 §svg§600§FALSE§</svg:desc><draw:g draw:style-name="gr2"><draw:path draw:style-name="gr33" draw:text-style-name="P21" svg:width="8.594cm" svg:height="0.81cm" svg:x="0.001cm" svg:y="0.023cm" svg:viewBox="0 0 8595 811" svg:d="M4298 811c-1433 0-2865 0-4298 0 0-271 0-541 0-811 2865 0 5730 0 8595 0 0 270 0 540 0 811-1432 0-2865 0-4297 0z"><text:p/></draw:path><draw:path draw:style-name="gr34" draw:text-style-name="P22" svg:width="0.137cm" svg:height="0.279cm" svg:x="0.018cm" svg:y="0.287cm" svg:viewBox="0 0 138 280" svg:d="M86 11c0-11 0-11-10-11-26 26-63 26-76 26 0 5 0 9 0 14 8 0 32 0 55-11 0 72 0 144 0 217 0 16-2 21-39 21-5 0-9 0-14 0 0 3 0 8 0 13 15-1 51-1 69-1 17 0 53 0 67 1 0-5 0-10 0-13-5 0-8 0-13 0-37 0-39-5-39-21 0-79 0-157 0-235z"><text:p/></draw:path><draw:path draw:style-name="gr35" draw:text-style-name="P23" svg:width="0.354cm" svg:height="0.286cm" svg:x="0.301cm" svg:y="0.28cm" svg:viewBox="0 0 355 287" svg:d="M302 43c4-17 12-30 46-31 1 0 7 0 7-8-2-2 0-4-6-4-14 0-29 1-42 1-14 0-30-1-43-1-2 0-8 0-8 8 0 4 4 4 8 4 24 1 29 10 29 19 0 1-1 7-1 9-16 62-33 125-48 187-32-73-62-147-93-220-3-7-5-7-14-7-19 0-37 0-57 0-8 0-12 0-12 8 0 4 4 4 12 4 3 0 29 0 29 5-19 75-37 150-56 226-5 16-12 30-46 31-2 0-7 1-7 8 0 4 1 5 5 5 14 0 29-1 42-1 14 0 30 1 44 1 1 0 7 0 7-8 0-4-3-5-8-5-24 0-28-10-28-18 0-4 0-5 2-10 19-74 37-148 56-222 1 2 1 2 4 7 34 83 69 165 104 248 4 7 5 8 8 8 5 0 5-1 8-8 19-80 39-158 58-236z"><text:p/></draw:path><draw:path draw:style-name="gr36" draw:text-style-name="P23" svg:width="0.192cm" svg:height="0.19cm" svg:x="0.686cm" svg:y="0.38cm" svg:viewBox="0 0 193 191" svg:d="M140 28c-8-16-20-28-39-28-49 0-101 62-101 124 0 39 23 67 56 67 9 0 29-1 54-31 4 17 18 31 39 31 14 0 25-10 31-23 7-15 13-41 13-42 0-5-3-5-5-5-4 0-4 3-6 9-7 27-15 51-32 51-12 0-13-10-13-19s1-12 6-31c5-18 5-22 9-37 5-20 10-40 15-59 3-12 3-13 3-15 0-7-4-12-12-12-10 0-16 10-18 20zM113 136c-3 8-3 8-9 15-19 24-36 30-48 30-20 0-26-22-26-39 0-21 13-72 23-92 13-25 32-40 49-40 28 0 34 34 34 37 0 2-2 5-2 7-7 28-14 54-21 82z"><text:p/></draw:path><draw:path draw:style-name="gr37" draw:text-style-name="P23" svg:width="0.135cm" svg:height="0.201cm" svg:x="0.908cm" svg:y="0.433cm" svg:viewBox="0 0 136 202" svg:d="M65 97c23 0 39 16 39 47 0 37-21 48-38 48-12 0-38-3-50-20 13-1 16-11 16-17 0-10-7-17-15-17-9 0-17 6-17 18 0 28 30 46 66 46 41 0 70-28 70-58 0-23-20-46-52-53 31-11 42-32 42-50 0-24-26-41-59-41s-59 16-59 40c0 9 8 15 16 15 10 0 16-7 16-15 0-9-6-15-16-16 11-12 31-16 42-16 13 0 31 6 31 33 0 12-3 25-11 35-10 10-18 12-33 12-7 1-7 1-10 1-1 1-2 1-2 3 0 5 2 5 7 5 6 0 11 0 17 0z"><text:p/></draw:path><draw:path draw:style-name="gr38" draw:text-style-name="P23" svg:width="0.3cm" svg:height="0.286cm" svg:x="1.098cm" svg:y="0.28cm" svg:viewBox="0 0 301 287" svg:d="M112 154c24 0 46 0 70 0 60 0 119-44 119-90 0-33-27-64-83-64-45 0-91 0-136 0-9 0-14 0-14 7 0 5 5 5 14 5 4 0 13 1 18 1 6 1 9 3 9 7 0 2-1 3-2 8-19 75-37 151-57 227-4 15-4 19-38 19-7 0-12 0-12 8 0 5 5 5 6 5 12 0 42-1 54-1 8 0 18 0 28 0 8 0 18 1 26 1 4 0 8 0 8-8 0-5-3-5-10-5-16 0-28 0-28-7 0-3 0-5 1-8 9-36 18-70 27-105zM142 29c3-16 4-17 22-17 14 0 28 0 41 0 35 0 57 12 57 41 0 17-9 53-24 68-22 18-47 22-65 22-21 0-40 0-60 0 9-39 19-76 29-114z"><text:p/></draw:path><draw:path draw:style-name="gr39" draw:text-style-name="P23" svg:width="0.291cm" svg:height="0.305cm" svg:x="1.431cm" svg:y="0.27cm" svg:viewBox="0 0 292 306" svg:d="M292 113c0-67-46-113-108-113-92 0-184 95-184 193 0 70 47 113 108 113 89 0 184-92 184-193zM110 295c-42 0-72-34-72-90 0-18 6-80 39-129 30-44 71-65 104-65 35 0 72 23 72 86 0 30-11 96-53 148-20 25-55 50-90 50z"><text:p/></draw:path><draw:path draw:style-name="gr40" draw:text-style-name="P23" svg:width="0.144cm" svg:height="0.198cm" svg:x="1.743cm" svg:y="0.43cm" svg:viewBox="0 0 145 199" svg:d="M145 151c0-3 0-7 0-10-11 0-23 0-33 0 0-45 0-88 0-133 0-6 0-8-6-8-4 0-5 0-8 5-32 45-66 90-98 136 0 3 0 7 0 10 29 0 59 0 88 0 0 8 0 16 0 24 0 10 0 14-24 14-3 0-6 0-9 0 0 3 0 7 0 10 15-1 34-1 45-1 10 0 30 0 44 1 0-3 0-7 0-10-2 0-6 0-8 0-24 0-24-4-24-14 0-8 0-16 0-24 10 0 22 0 33 0zM89 32c0 36 0 72 0 109-27 0-52 0-78 0 26-37 51-73 78-109z"><text:p/></draw:path><draw:path draw:style-name="gr41" draw:text-style-name="P23" svg:width="0.28cm" svg:height="0.279cm" svg:x="2.038cm" svg:y="0.32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42" draw:text-style-name="P22" svg:width="0.174cm" svg:height="0.29cm" svg:x="2.505cm" svg:y="0.001cm" svg:viewBox="0 0 175 291" svg:d="M104 132c35-11 59-41 59-73 0-35-37-59-78-59-42 0-74 25-74 58 0 13 9 21 21 21 14 0 22-9 22-21 0-21-19-21-26-21 13-20 40-26 56-26 17 0 41 9 41 47 0 4-1 30-12 48-13 20-28 21-37 21-4 2-15 3-17 3-4 0-6 0-6 5 0 4 2 4 9 4 6 0 14 0 20 0 33 0 49 28 49 70 0 58-29 70-47 70s-50-8-65-33c15 3 28-7 28-23 0-15-11-24-24-24-10 0-23 6-23 24 0 39 38 68 85 68 52 0 90-39 90-82 0-35-27-67-71-77z"><text:p/></draw:path><draw:path draw:style-name="gr43" draw:text-style-name="P22" svg:width="0.21cm" svg:height="0.016cm" svg:x="2.487cm" svg:y="0.451cm" svg:viewBox="0 0 211 17" svg:d="M106 17c-35 0-71 0-106 0 0-6 0-11 0-17 71 0 140 0 211 0 0 6 0 11 0 17-35 0-71 0-105 0z"><text:p/></draw:path><draw:path draw:style-name="gr44" draw:text-style-name="P22" svg:width="0.167cm" svg:height="0.28cm" svg:x="2.509cm" svg:y="0.574cm" svg:viewBox="0 0 168 281" svg:d="M32 249c15-15 30-29 45-44 66-58 91-81 91-123 0-48-38-82-90-82-47 0-78 38-78 77 0 23 20 23 22 23 7 0 21-5 21-22 0-11-7-23-21-23-4 0-5 0-6 1 9-27 32-43 57-43 39 0 57 34 57 69 0 33-22 67-45 93-27 30-54 60-81 90-4 5-4 5-4 16 52 0 104 0 156 0 4-25 8-49 12-73-4 0-7 0-11 0-2 12-5 31-9 37-3 4-30 4-40 4-25 0-50 0-76 0z"><text:p/></draw:path><draw:path draw:style-name="gr45" draw:text-style-name="P23" svg:width="0.299cm" svg:height="0.285cm" svg:x="2.858cm" svg:y="0.28cm" svg:viewBox="0 0 300 286" svg:d="M112 149c14 0 27 0 42 0 31 0 34 7 34 19 0 3 0 9-3 21 0 2-1 3-1 4 0 4 2 5 4 5 5 0 5-1 8-8 7-31 15-61 22-92 2-4 2-6 2-7s-2-5-5-5c-5 0-5 3-6 10-10 33-19 40-55 40-14 0-26 0-39 0 10-36 18-71 28-107 3-15 3-17 23-17 18 0 37 0 55 0 51 0 61 14 61 47 0 9 0 12-1 23 0 6 0 6 0 7 0 2 1 6 5 6s4-4 6-11c2-24 6-49 8-73 1-11-1-11-12-11-68 0-138 0-206 0-9 0-12 0-12 8 0 4 3 4 10 4 16 0 28 0 28 8 0 2 0 3-1 10-19 74-37 149-57 223-3 16-4 20-38 20-7 0-12 0-12 8 0 5 6 5 7 5 12 0 43-1 55-1 15 0 50 1 63 1 3 0 9 0 9-9 0-2-1-2-2-3s-2-1-12-1-12 0-23 0c-12-2-13-4-13-9 0-1 0-3 2-9 9-36 17-71 26-106z"><text:p/></draw:path><draw:path draw:style-name="gr46" draw:text-style-name="P23" svg:width="0.161cm" svg:height="0.19cm" svg:x="3.192cm" svg:y="0.38cm" svg:viewBox="0 0 162 191" svg:d="M59 89c13 0 44-1 65-10 30-12 32-37 32-43 0-19-17-36-46-36-46 0-110 41-110 115 0 42 25 76 66 76 60 0 96-44 96-49 0-3-2-6-5-6-2 0-3 1-6 5-33 40-79 40-84 40-33 0-37-34-37-48 0-6 1-18 7-44 7 0 15 0 22 0zM40 79c16-63 60-69 70-69 21 0 32 12 32 26 0 43-68 43-86 43-6 0-10 0-16 0z"><text:p/></draw:path><draw:path draw:style-name="gr47" draw:text-style-name="P23" svg:width="0.298cm" svg:height="0.305cm" svg:x="3.39cm" svg:y="0.27cm" svg:viewBox="0 0 299 306" svg:d="M299 4c0-2 0-4-4-4-1 0-2 0-7 5-10 11-19 21-29 32-3-6-24-37-71-37-93 0-188 92-188 191 0 70 49 115 114 115 37 0 68-17 91-36 40-35 47-73 47-74 0-5-4-4-5-5-3 0-5 1-6 5-3 12-13 42-43 66-29 24-55 31-77 31-38 0-83-22-83-88 0-24 9-92 51-141 26-30 66-51 103-51 43 0 68 33 68 81 0 16-1 16-1 21 0 4 5 5 6 5 6 0 6-1 7-8 9-36 18-72 27-108z"><text:p/></draw:path><draw:path draw:style-name="gr48" draw:text-style-name="P23" svg:width="0.089cm" svg:height="0.296cm" svg:x="3.718cm" svg:y="0.275cm" svg:viewBox="0 0 90 297" svg:d="M90 5c0-1 0-5-5-5-9 0-41 4-51 4-4 1-9 1-9 9 0 4 5 4 11 4 20 0 20 5 20 7s-1 6-1 8c-18 71-35 141-53 212-1 5-2 7-2 14 0 24 19 39 38 39 15 0 26-9 33-24 7-16 12-40 12-41 0-5-4-5-5-5-5 0-5 2-6 8-7 28-16 52-32 52-12 0-12-13-12-19 0-10 0-12 2-21 20-81 40-162 60-242z"><text:p/></draw:path><draw:path draw:style-name="gr49" draw:text-style-name="P23" svg:width="0.13cm" svg:height="0.195cm" svg:x="3.844cm" svg:y="0.433cm" svg:viewBox="0 0 131 196" svg:d="M131 142c-4 0-7 0-11 0 0 6-4 24-7 26-3 3-25 3-29 3-18 0-37 0-55 0 31-28 42-36 60-50 21-18 42-36 42-63 0-36-31-58-70-58-36 0-61 25-61 53 0 14 13 15 16 15 7 0 15-4 15-15 0-5-2-16-17-16 9-20 29-26 44-26 28 0 44 23 44 47 0 25-18 45-28 56-24 23-46 46-70 70-4 2-4 3-4 12 41 0 80 0 121 0 4-18 6-36 10-54z"><text:p/></draw:path><draw:path draw:style-name="gr50" draw:text-style-name="P23" svg:width="0.373cm" svg:height="0.219cm" svg:x="4.155cm" svg:y="0.352cm" svg:viewBox="0 0 374 220" svg:d="M329 118c-23 18-35 36-39 41-19 28-21 55-21 56 0 5 5 5 8 5 7 0 7-1 9-9 10-40 34-76 82-96 5-1 6-3 6-6s-2-3-3-3c-18-8-70-29-85-100-2-5-2-6-9-6-3 0-8 0-8 5 0 1 3 27 21 55 9 13 21 28 39 41-105 0-209 0-313 0-9 0-16 0-16 8 0 9 7 9 16 9 104 0 208 0 313 0z"><text:p/></draw:path><draw:path draw:style-name="gr51" draw:text-style-name="P22" svg:width="0.173cm" svg:height="0.288cm" svg:x="4.688cm" svg:y="0.287cm" svg:viewBox="0 0 174 289" svg:d="M104 132c35-12 59-41 59-74 0-35-37-58-78-58-42 0-74 25-74 56 0 15 9 22 21 22 14 0 22-8 22-20 0-22-20-22-26-22 13-20 40-26 56-26 17 0 41 9 41 48 0 4-1 28-12 48-13 19-28 20-37 21-4 0-15 2-17 2-4 0-6 1-6 4 0 5 2 5 9 5 6 0 12 0 18 0 35 0 51 29 51 70 0 57-29 69-47 69-19 0-50-7-65-32 15 2 28-7 28-23 0-15-11-24-24-24-10 0-23 6-23 25 0 39 38 66 85 66 52 0 89-38 89-81 0-35-26-67-70-76z"><text:p/></draw:path><draw:path draw:style-name="gr52" draw:text-style-name="P23" svg:width="0.354cm" svg:height="0.286cm" svg:x="4.99cm" svg:y="0.28cm" svg:viewBox="0 0 355 287" svg:d="M302 43c5-17 12-30 46-31 2 0 7 0 7-8-1-2 0-4-5-4-14 0-28 1-43 1-14 0-29-1-43-1-2 0-7 0-7 8 0 4 5 4 7 4 24 1 29 10 29 19 0 1 0 7-1 9-16 62-32 125-47 187-31-73-63-147-94-220-3-7-3-7-13-7-19 0-37 0-56 0-9 0-12 0-12 8 0 4 3 4 12 4 1 0 27 0 27 5-19 75-37 150-56 226-4 16-11 30-46 31-2 0-7 1-7 8 0 4 2 5 6 5 13 0 29-1 42-1 14 0 30 1 43 1 3 0 9 0 9-8 0-4-5-5-9-5-25 0-29-10-29-18 0-4 2-5 3-10 18-74 37-148 55-222 2 2 2 2 4 7 34 83 70 165 105 248 3 7 4 8 9 8 3 0 3-1 6-8 19-80 39-158 58-236z"><text:p/></draw:path><draw:path draw:style-name="gr53" draw:text-style-name="P23" svg:width="0.192cm" svg:height="0.19cm" svg:x="5.375cm" svg:y="0.38cm" svg:viewBox="0 0 193 191" svg:d="M140 28c-7-16-19-28-38-28-49 0-102 62-102 124 0 39 24 67 56 67 9 0 30-1 56-31 3 17 18 31 38 31 14 0 24-10 31-23 7-15 12-41 12-42 0-5-3-5-5-5-3 0-4 3-6 9-7 27-14 51-31 51-12 0-13-10-13-19s1-12 6-31c4-18 5-22 8-37 5-20 11-40 16-59 2-12 2-13 2-15 0-7-4-12-12-12-9 0-15 10-18 20zM114 136c-2 8-2 8-8 15-20 24-36 30-48 30-22 0-28-22-28-39 0-21 14-72 24-92 13-25 31-40 48-40 28 0 34 34 34 37 0 2 0 5-2 7-7 28-13 54-20 82z"><text:p/></draw:path><draw:path draw:style-name="gr54" draw:text-style-name="P23" svg:width="0.298cm" svg:height="0.305cm" svg:x="5.603cm" svg:y="0.27cm" svg:viewBox="0 0 299 306" svg:d="M299 4c0-2 0-4-5-4-1 0-1 0-6 5-10 11-20 21-30 32-4-6-23-37-70-37-93 0-188 92-188 191 0 70 49 115 114 115 37 0 68-17 91-36 40-35 47-73 47-74 0-5-5-5-6-5-2 0-5 1-5 5-3 12-14 42-43 66s-55 31-77 31c-38 0-83-22-83-88 0-24 9-92 51-141 26-30 66-51 103-51 43 0 68 33 68 81 0 16-2 16-2 21 0 4 5 5 7 5 5 0 5-1 7-8 9-36 18-72 27-108z"><text:p/></draw:path><draw:path draw:style-name="gr55" draw:text-style-name="P23" svg:width="0.089cm" svg:height="0.296cm" svg:x="5.932cm" svg:y="0.275cm" svg:viewBox="0 0 90 297" svg:d="M90 5c0-1 0-5-5-5-11 0-41 4-51 4-4 1-9 1-9 9 0 4 5 4 11 4 20 0 20 5 20 7s-1 6-1 8c-18 71-35 141-53 212-1 5-2 7-2 14 0 24 18 39 38 39 14 0 24-9 32-24 8-16 13-40 13-41 0-5-4-5-5-5-5 0-5 2-6 8-7 28-16 52-32 52-14 0-14-13-14-19 0-10 2-12 4-21 20-81 40-162 60-242z"><text:p/></draw:path><draw:path draw:style-name="gr56" draw:text-style-name="P23" svg:width="0.28cm" svg:height="0.279cm" svg:x="6.165cm" svg:y="0.32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57" draw:text-style-name="P22" svg:width="0.138cm" svg:height="0.28cm" svg:x="6.651cm" svg:y="0.001cm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58" draw:text-style-name="P22" svg:width="0.21cm" svg:height="0.016cm" svg:x="6.614cm" svg:y="0.451cm" svg:viewBox="0 0 211 17" svg:d="M106 17c-35 0-71 0-106 0 0-6 0-11 0-17 71 0 140 0 211 0 0 6 0 11 0 17-35 0-71 0-105 0z"><text:p/></draw:path><draw:path draw:style-name="gr59" draw:text-style-name="P22" svg:width="0.168cm" svg:height="0.28cm" svg:x="6.634cm" svg:y="0.574cm" svg:viewBox="0 0 169 281" svg:d="M34 249c14-15 30-29 44-44 66-58 91-81 91-123 0-48-38-82-90-82-48 0-79 38-79 77 0 23 22 23 23 23 7 0 21-5 21-22 0-11-7-23-21-23-4 0-5 0-6 1 9-27 32-43 57-43 39 0 57 34 57 69 0 33-22 67-45 93-27 30-54 60-81 90-5 5-5 5-5 16 53 0 104 0 157 0 4-25 9-49 12-73-3 0-7 0-11 0-2 12-4 31-9 37-3 4-30 4-40 4-25 0-50 0-75 0z"><text:p/></draw:path><draw:path draw:style-name="gr60" draw:text-style-name="P23" svg:width="0.299cm" svg:height="0.285cm" svg:x="6.985cm" svg:y="0.28cm" svg:viewBox="0 0 300 286" svg:d="M112 149c13 0 27 0 40 0 33 0 36 7 36 19 0 3 0 9-3 21-1 2-1 3-1 4 0 4 2 5 4 5 5 0 5-1 8-8 7-31 15-61 22-92 2-4 2-6 2-7s-2-5-5-5c-5 0-5 3-6 10-10 33-19 40-55 40-14 0-26 0-39 0 10-36 18-71 28-107 3-15 3-17 23-17 18 0 37 0 55 0 51 0 61 14 61 47 0 9 0 12-1 23 0 6 0 6 0 7 0 2 1 6 5 6s4-4 6-11c2-24 6-49 8-73 1-11-1-11-12-11-68 0-138 0-206 0-9 0-12 0-12 8 0 4 3 4 10 4 16 0 28 0 28 8 0 2 0 3-2 10-18 74-38 149-56 223-3 16-4 20-38 20-7 0-12 0-12 8 0 5 5 5 7 5 12 0 43-1 55-1 15 0 50 1 63 1 3 0 9 0 9-9 0-2-1-2-2-3-2-1-2-1-12-1s-12 0-23 0c-12-2-13-4-13-9 0-1 0-3 2-9 9-36 17-71 26-106z"><text:p/></draw:path><draw:path draw:style-name="gr61" draw:text-style-name="P23" svg:width="0.161cm" svg:height="0.19cm" svg:x="7.318cm" svg:y="0.38cm" svg:viewBox="0 0 162 191" svg:d="M59 89c13 0 44-1 65-10 30-12 32-37 32-43 0-19-17-36-46-36-46 0-110 41-110 115 0 42 25 76 66 76 60 0 96-44 96-49 0-3-2-6-5-6-2 0-3 1-6 5-33 40-79 40-84 40-33 0-37-34-37-48 0-6 1-18 7-44 7 0 15 0 22 0zM40 79c16-63 60-69 70-69 20 0 32 12 32 26 0 43-68 43-86 43-6 0-10 0-16 0z"><text:p/></draw:path><draw:path draw:style-name="gr62" draw:text-style-name="P23" svg:width="0.135cm" svg:height="0.201cm" svg:x="7.511cm" svg:y="0.433cm" svg:viewBox="0 0 136 202" svg:d="M64 97c24 0 39 16 39 47 0 37-20 48-38 48-11 0-37-3-49-20 13-1 16-11 16-17 0-10-7-17-16-17-8 0-16 6-16 18 0 28 30 46 66 46 41 0 70-28 70-58 0-23-20-46-52-53 31-11 42-32 42-50 0-24-28-41-60-41-34 0-58 16-58 40 0 9 8 15 16 15 10 0 16-7 16-15 0-9-6-15-16-16 11-12 31-16 42-16 13 0 31 6 31 33 0 12-3 25-12 35s-18 12-32 12c-7 1-9 1-10 1-1 1-2 1-2 3 0 5 2 5 7 5s11 0 16 0z"><text:p/></draw:path><draw:path draw:style-name="gr63" draw:text-style-name="P23" svg:width="0.3cm" svg:height="0.286cm" svg:x="7.701cm" svg:y="0.28cm" svg:viewBox="0 0 301 287" svg:d="M110 154c24 0 48 0 72 0 60 0 119-44 119-90 0-33-27-64-83-64-45 0-91 0-136 0-9 0-14 0-14 7 0 5 4 5 14 5 4 0 12 1 18 1 6 1 8 3 8 7 0 2 0 3-1 8-19 75-37 151-57 227-4 15-4 19-38 19-7 0-12 0-12 8 0 5 5 5 6 5 12 0 42-1 54-1 8 0 18 0 26 0 10 0 20 1 28 1 4 0 8 0 8-8 0-5-3-5-12-5-15 0-26 0-26-7 0-3 0-5 1-8 9-36 17-70 25-105zM142 29c3-16 4-17 22-17 14 0 27 0 40 0 36 0 58 12 58 41 0 17-9 53-24 68-22 18-47 22-66 22-20 0-40 0-59 0 9-39 19-76 29-114z"><text:p/></draw:path><draw:path draw:style-name="gr64" draw:text-style-name="P23" svg:width="0.13cm" svg:height="0.195cm" svg:x="7.973cm" svg:y="0.433cm" svg:viewBox="0 0 131 196" svg:d="M131 142c-4 0-7 0-11 0 0 6-4 24-7 26-3 3-25 3-29 3-18 0-37 0-55 0 31-28 42-36 60-50 21-18 42-36 42-63 0-36-31-58-70-58-36 0-61 25-61 53 0 14 13 15 16 15 7 0 15-4 15-15 0-5-2-16-17-16 9-20 29-26 44-26 28 0 44 23 44 47 0 25-18 45-28 56-24 23-46 46-70 70-4 2-4 3-4 12 41 0 80 0 121 0 4-18 6-36 10-54z"><text:p/></draw:path><draw:path draw:style-name="gr65" draw:text-style-name="P23" svg:width="0.291cm" svg:height="0.305cm" svg:x="8.164cm" svg:y="0.27cm" svg:viewBox="0 0 292 306" svg:d="M292 113c0-67-45-113-107-113-91 0-185 95-185 193 0 70 48 113 108 113 90 0 184-92 184-193zM112 295c-42 0-72-34-72-90 0-18 6-80 38-129 29-44 71-65 104-65 34 0 72 23 72 86 0 30-10 96-52 148-21 25-56 50-90 50z"><text:p/></draw:path><draw:path draw:style-name="gr66" draw:text-style-name="P23" svg:width="0.135cm" svg:height="0.201cm" svg:x="8.482cm" svg:y="0.433cm" svg:viewBox="0 0 136 202" svg:d="M89 89c23-11 37-25 37-46 0-29-30-43-59-43-32 0-59 20-59 49 0 13 8 24 12 30 6 6 8 7 26 17-17 7-46 23-46 54 0 33 34 52 67 52 37 0 69-24 69-57 0-19-12-36-29-45-4-3-15-9-18-11zM41 61c-9-5-17-13-17-24 0-18 22-29 43-29 23 0 43 15 43 35 0 27-30 40-31 40s-1 0-3-1c-12-8-23-14-35-21zM55 102c13 7 27 16 40 23 8 5 23 13 23 31 0 22-24 36-51 36-26 0-50-18-50-42 0-21 17-38 38-48z"><text:p/></draw:path></draw:g></draw:g></text:p>
      <text:p text:style-name="P17">ou <draw:g text:anchor-type="as-char" svg:y="-0.3cm" draw:z-index="26" draw:style-name="gr1"><svg:title>TexMaths</svg:title><svg:desc>12§display§ \textcolor{red}{2} \: Na_3PO_4 + \textcolor{red}{3} \: FeCl_2 \rightarrow  \textcolor{red}{6} \: NaCl + \textcolor{red}{1} \: Fe_3P_2O_8§svg§600§FALSE§</svg:desc><draw:g draw:style-name="gr2"><draw:path draw:style-name="gr3" draw:text-style-name="P21" svg:width="8.392cm" svg:height="0.32cm" svg:x="0.001cm" svg:y="0.023cm" svg:viewBox="0 0 8393 321" svg:d="M4196 321c-1399 0-2797 0-4196 0 0-107 0-214 0-321 2797 0 5596 0 8393 0 0 107 0 214 0 321-1399 0-2799 0-4197 0z"><text:p/></draw:path><draw:path draw:style-name="gr4" draw:text-style-name="P22" svg:width="0.167cm" svg:height="0.277cm" svg:x="0.001cm" svg:y="0.018cm" svg:viewBox="0 0 168 278" svg:d="M32 246c15-15 30-29 45-44 66-56 91-79 91-121 0-47-38-81-89-81-48 0-79 38-79 75 0 24 20 24 22 24 7 0 22-4 22-22 0-11-8-22-22-22-4 0-4 0-5 0 9-26 32-42 56-42 39 0 57 34 57 68s-22 68-45 93c-26 28-54 58-80 88-5 5-5 6-5 16 52 0 104 0 156 0 4-24 8-48 12-73-4 0-7 0-11 0-2 13-5 31-9 38-3 3-30 3-40 3-25 0-50 0-76 0z"><text:p/></draw:path><draw:path draw:style-name="gr5" draw:text-style-name="P23" svg:width="0.354cm" svg:height="0.284cm" svg:x="0.301cm" svg:y="0.011cm" svg:viewBox="0 0 355 285" svg:d="M302 44c4-16 12-30 46-31 1 0 7-1 7-8 0-1 0-5-6-5-14 0-29 1-42 1-14 0-30-1-43-1-2 0-8 0-8 8 0 5 4 5 8 5 24 0 29 9 29 18 0 1-1 9-1 10-16 62-33 124-48 185-32-72-62-145-93-218-3-8-5-8-14-8-19 0-37 0-57 0-8 0-12 0-12 8 0 5 4 5 12 5 3 0 29 0 29 4-19 74-37 149-56 224-5 16-12 30-46 31-2 0-7 1-7 8 0 4 1 5 5 5 14 0 29-1 42-1 14 0 30 1 44 1 1 0 7 0 7-8 0-4-3-5-8-5-24 0-28-10-28-18 0-2 0-5 2-10 19-73 37-147 56-220 1 2 1 4 4 7 34 83 69 165 104 247 4 7 5 7 8 7 5 0 5-1 6-8 21-78 40-155 60-233z"><text:p/></draw:path><draw:path draw:style-name="gr6" draw:text-style-name="P23" svg:width="0.192cm" svg:height="0.189cm" svg:x="0.686cm" svg:y="0.111cm" svg:viewBox="0 0 193 190" svg:d="M140 28c-8-16-20-28-39-28-49 0-101 62-101 123 0 40 23 67 55 67 10 0 30-1 55-31 4 18 18 31 39 31 14 0 25-9 31-22 7-16 13-41 13-42 0-4-3-4-6-4s-3 1-5 7c-7 28-15 52-32 52-12 0-13-11-13-19 0-9 1-12 6-31 5-17 5-22 9-38 5-20 10-39 15-58 3-12 3-13 3-15 0-7-4-12-12-12-10 0-16 10-18 20zM113 137c-3 7-3 8-9 15-19 23-36 29-48 29-20 0-26-23-26-38 0-22 13-74 23-93 13-25 32-40 49-40 28 0 34 34 34 37 0 2-2 5-3 7-7 27-13 55-20 83z"><text:p/></draw:path><draw:path draw:style-name="gr7" draw:text-style-name="P23" svg:width="0.135cm" svg:height="0.199cm" svg:x="0.908cm" svg:y="0.165cm" svg:viewBox="0 0 136 200" svg:d="M65 97c23 0 39 16 39 47 0 37-21 48-38 48-12 0-38-4-50-21 13-1 16-11 16-17 0-9-7-15-15-15-9 0-17 5-17 17 0 27 30 44 66 44 41 0 70-26 70-56 0-23-20-46-52-52 31-12 42-33 42-51 0-24-26-41-59-41s-59 16-59 40c0 9 8 15 16 15 10 0 16-7 16-15 0-9-6-15-16-15 11-13 31-17 42-17 13 0 31 6 31 33 0 12-3 25-11 34-10 11-18 12-33 14-7 0-7 0-10 0-1 1-2 1-2 4 0 4 2 4 7 4 6 0 11 0 17 0z"><text:p/></draw:path><draw:path draw:style-name="gr8" draw:text-style-name="P23" svg:width="0.3cm" svg:height="0.284cm" svg:x="1.098cm" svg:y="0.011cm" svg:viewBox="0 0 301 285" svg:d="M112 155c24 0 46 0 70 0 60 0 119-45 119-92 0-32-27-63-83-63-45 0-91 0-136 0-9 0-14 0-14 8 0 5 5 5 14 5 4 0 13 0 18 0 6 1 8 3 8 7 0 2 0 4-1 9-19 74-37 149-57 224-4 16-4 19-38 19-7 0-12 0-12 8 0 5 5 5 6 5 12 0 42-1 54-1 8 0 18 1 28 1 8 0 18 0 26 0 4 0 8 0 8-8 0-5-3-5-10-5-16 0-28 0-28-7 0-3 0-5 1-8 9-34 18-68 27-102zM142 29c3-15 4-16 22-16 14 0 28 0 41 0 35 0 57 11 57 40 0 16-9 52-24 68-22 19-47 22-65 22-21 0-40 0-60 0 9-39 19-77 29-114z"><text:p/></draw:path><draw:path draw:style-name="gr9" draw:text-style-name="P23" svg:width="0.291cm" svg:height="0.303cm" svg:x="1.431cm" svg:y="0.001cm" svg:viewBox="0 0 292 304" svg:d="M292 113c0-67-46-113-108-113-92 0-184 96-184 193 0 69 47 111 108 111 89 0 184-92 184-191zM110 293c-42 0-72-33-72-89 0-17 6-78 39-127 30-45 71-66 104-66 35 0 72 24 72 86 0 30-11 96-53 146-20 25-55 50-90 50z"><text:p/></draw:path><draw:path draw:style-name="gr10" draw:text-style-name="P23" svg:width="0.144cm" svg:height="0.197cm" svg:x="1.743cm" svg:y="0.163cm" svg:viewBox="0 0 145 198" svg:d="M145 150c0-4 0-7 0-11-11 0-23 0-33 0 0-44 0-88 0-132 0-6 0-7-6-7-4 0-5 0-8 4-32 45-66 89-98 135 0 4 0 7 0 11 29 0 58 0 86 0 0 7 0 15 0 24s0 13-22 13c-3 0-6 0-9 0 0 3 0 7 0 11 15-2 34-2 45-2 10 0 30 0 44 2 0-4 0-8 0-11-2 0-6 0-8 0-24 0-24-4-24-13s0-17 0-24c10 0 22 0 33 0zM89 31c0 36 0 72 0 108-27 0-52 0-78 0 26-36 51-72 78-108z"><text:p/></draw:path><draw:path draw:style-name="gr11" draw:text-style-name="P23" svg:width="0.28cm" svg:height="0.277cm" svg:x="2.038cm" svg:y="0.052cm" svg:viewBox="0 0 281 278" svg:d="M149 149c39 0 78 0 117 0 6 0 15 0 15-9 0-8-9-8-15-8-39 0-78 0-117 0 0-40 0-78 0-118 0-6 0-14-9-14-8 0-8 8-8 14 0 40 0 78 0 118-40 0-78 0-118 0-6 0-14 0-14 8 0 9 8 9 14 9 40 0 78 0 118 0 0 38 0 77 0 116 0 6 0 13 8 13 9 0 9-7 9-13 0-39 0-78 0-116z"><text:p/></draw:path><draw:path draw:style-name="gr12" draw:text-style-name="P22" svg:width="0.174cm" svg:height="0.286cm" svg:x="2.454cm" svg:y="0.018cm" svg:viewBox="0 0 175 287" svg:d="M106 132c33-12 58-41 58-75s-37-57-78-57c-42 0-74 25-74 57 0 14 10 22 22 22 13 0 21-10 21-22 0-21-20-21-26-21 13-20 41-25 56-25 17 0 40 8 40 46 0 5 0 29-11 48-13 21-28 22-38 22-3 0-14 1-16 1-4 0-7 1-7 5 0 5 3 5 11 5 6 0 12 0 18 0 34 0 50 28 50 68 0 57-29 69-48 69-18 0-49-7-64-31 15 2 28-7 28-24 0-14-12-21-24-21-10 0-24 5-24 23 0 38 40 65 85 65 52 0 90-38 90-81 0-32-26-66-69-74z"><text:p/></draw:path><draw:path draw:style-name="gr13" draw:text-style-name="P23" svg:width="0.298cm" svg:height="0.283cm" svg:x="2.757cm" svg:y="0.012cm" svg:viewBox="0 0 299 284" svg:d="M112 149c13 0 27 0 40 0 32 0 35 7 35 19 0 3 0 8-2 20-1 2-1 2-1 5s2 5 4 5c4 0 4-2 6-9 9-31 16-61 24-91 2-5 2-6 2-7-3-1-3-4-6-4-5 0-4 2-6 9-9 32-18 41-54 41-14 0-26 0-39 0 9-36 18-72 27-108 3-15 4-16 22-16 20 0 38 0 57 0 51 0 61 13 61 46 0 9 0 12-1 22-1 6-1 8-1 9s1 5 4 5c5 0 6-3 6-11 3-24 6-49 9-73 1-11 0-11-11-11-68 0-138 0-206 0-9 0-14 0-14 8 0 5 4 5 12 5 16 0 28 0 28 7 0 3 0 3-2 11-18 73-38 147-56 221-4 16-6 19-38 19-7 0-12 0-12 8 0 5 5 5 6 5 12 0 43-1 56-1 14 0 48 1 63 1 3 0 8 0 8-7 0-4-1-3-2-5-1-1-3-1-12-1s-11 0-22 0c-12-2-13-4-13-9 0-1 0-3 1-9 9-35 18-70 27-104z"><text:p/></draw:path><draw:path draw:style-name="gr14" draw:text-style-name="P23" svg:width="0.161cm" svg:height="0.189cm" svg:x="3.09cm" svg:y="0.111cm" svg:viewBox="0 0 162 190" svg:d="M60 89c12 0 43 0 65-10 29-12 31-37 31-43 0-18-16-36-44-36-47 0-112 41-112 115 0 42 25 75 67 75 60 0 95-44 95-49 0-2-2-6-5-6-2 0-2 2-5 5-33 41-79 41-85 41-32 0-36-35-36-48 0-5 0-18 6-44 7 0 16 0 23 0zM40 80c16-64 60-70 72-70 19 0 31 12 31 26 0 44-69 44-85 44-6 0-12 0-18 0z"><text:p/></draw:path><draw:path draw:style-name="gr15" draw:text-style-name="P23" svg:width="0.299cm" svg:height="0.303cm" svg:x="3.288cm" svg:y="0.001cm" svg:viewBox="0 0 300 304" svg:d="M300 5c0-1-1-5-5-5-1 0-1 1-6 5-9 11-20 21-30 32-3-6-23-37-69-37-94 0-190 93-190 190 0 69 50 114 115 114 36 0 69-17 91-36 39-34 46-72 46-73 0-3-4-3-5-3-2 0-5 0-5 3-4 11-14 41-43 66-29 23-55 30-78 30-37 0-83-22-83-87 0-23 10-91 52-141 25-28 65-50 103-50 43 0 67 33 67 82 0 16-1 16-1 21 0 4 5 4 7 4 5 0 5-1 8-9 8-36 18-70 26-106z"><text:p/></draw:path><draw:path draw:style-name="gr16" draw:text-style-name="P23" svg:width="0.089cm" svg:height="0.294cm" svg:x="3.618cm" svg:y="0.006cm" svg:viewBox="0 0 90 295" svg:d="M90 5c-2-1 0-5-6-5-10 0-40 4-52 5-2 0-7 0-7 8 0 5 4 5 11 5 19 0 20 4 20 7s-1 6-1 9c-18 69-36 138-54 208-1 5-1 7-1 14 0 24 18 39 38 39 14 0 24-9 32-23 7-17 13-41 13-42 0-4-5-4-6-4-4 0-5 2-6 8-7 27-15 51-31 51-14 0-14-13-14-19 0-10 2-12 3-19 20-81 41-162 61-242z"><text:p/></draw:path><draw:path draw:style-name="gr17" draw:text-style-name="P23" svg:width="0.129cm" svg:height="0.194cm" svg:x="3.744cm" svg:y="0.165cm" svg:viewBox="0 0 130 195" svg:d="M130 141c-4 0-6 0-10 0-1 8-4 24-7 28-3 1-25 1-30 1-18 0-36 0-54 0 31-27 41-36 59-49 21-18 42-36 42-64 0-35-32-57-69-57s-61 25-61 53c0 14 12 16 16 16 7 0 15-6 15-15 0-6-2-16-18-16 10-21 29-27 43-27 30 0 45 23 45 46 0 26-18 46-28 57-24 23-47 45-71 69-2 4-2 4-2 12 41 0 80 0 121 0 3-18 6-36 9-54z"><text:p/></draw:path><draw:path draw:style-name="gr18" draw:text-style-name="P23" svg:width="0.373cm" svg:height="0.217cm" svg:x="4.054cm" svg:y="0.082cm" svg:viewBox="0 0 374 218" svg:d="M328 119c-23 16-34 34-38 39-19 30-15 37-22 55 0 5 4 5 8 5 7 0 8-1 10-8 9-40 34-76 81-95 6-1 7-2 7-5s-2-5-3-5c-19-7-70-28-85-99-2-5-3-6-10-6-4 0-8 0-8 5 0 1 3 27 21 56 9 12 21 26 39 41-105 0-209 0-314 0-7 0-14 0-14 8 0 9 7 9 14 9 105 0 209 0 314 0z"><text:p/></draw:path><draw:path draw:style-name="gr19" draw:text-style-name="P22" svg:width="0.174cm" svg:height="0.286cm" svg:x="4.586cm" svg:y="0.018cm" svg:viewBox="0 0 175 287" svg:d="M38 141c0-3 0-7 0-9 0-107 52-121 74-121 10 0 27 2 37 17-6 0-23 0-23 18 0 13 10 20 19 20 7 0 19-5 19-20 0-26-18-46-52-46-54 0-112 54-112 147 0 111 49 140 89 140 47 0 86-39 86-93s-37-93-84-93c-29 0-44 21-53 40zM89 275c-28 0-40-25-42-31-9-20-9-52-9-60 0-32 15-74 52-74 7 0 26 0 40 25 7 16 7 37 7 58 0 19 0 41-7 55-12 25-32 27-41 27z"><text:p/></draw:path><draw:path draw:style-name="gr20" draw:text-style-name="P23" svg:width="0.354cm" svg:height="0.284cm" svg:x="4.89cm" svg:y="0.011cm" svg:viewBox="0 0 355 285" svg:d="M302 44c4-16 12-30 46-31 2 0 7-1 7-8 0-1 0-5-6-5-13 0-29 1-42 1-14 0-30-1-43-1-2 0-7 0-7 8 0 5 3 5 7 5 24 0 29 9 29 18 0 1-1 9-1 10-16 62-33 124-48 185-32-72-62-145-93-218-3-8-3-8-14-8-19 0-37 0-57 0-8 0-12 0-12 8 0 5 4 5 12 5 3 0 29 0 29 4-19 74-37 149-56 224-5 16-12 30-46 31-2 0-7 1-7 8 0 4 2 5 5 5 14 0 29-1 43-1s29 1 43 1c3 0 7 0 7-8 0-4-3-5-8-5-24 0-28-10-28-18 0-2 0-5 2-10 19-73 37-147 56-220 1 2 1 4 4 7 34 83 69 165 104 247 4 7 5 7 8 7 5 0 5-1 8-8 19-78 39-155 58-233z"><text:p/></draw:path><draw:path draw:style-name="gr21" draw:text-style-name="P23" svg:width="0.192cm" svg:height="0.189cm" svg:x="5.275cm" svg:y="0.111cm" svg:viewBox="0 0 193 190" svg:d="M140 28c-7-16-20-28-38-28-50 0-102 62-102 123 0 40 23 67 56 67 9 0 29-1 54-31 4 18 18 31 39 31 15 0 25-9 31-22 7-16 13-41 13-42 0-4-3-4-5-4-4 0-4 1-6 7-7 28-15 52-32 52-11 0-13-11-13-19 0-9 1-12 6-31 5-17 6-22 9-38 5-20 10-39 15-58 3-12 3-13 3-15 0-7-4-12-12-12-10 0-16 10-18 20zM113 137c-3 7-3 8-9 15-18 23-36 29-48 29-20 0-26-23-26-38 0-22 13-74 23-93 13-25 32-40 49-40 28 0 34 34 34 37 0 2-2 5-2 7-7 27-14 55-21 83z"><text:p/></draw:path><draw:path draw:style-name="gr22" draw:text-style-name="P23" svg:width="0.299cm" svg:height="0.303cm" svg:x="5.502cm" svg:y="0.001cm" svg:viewBox="0 0 300 304" svg:d="M300 5c0-1-1-5-5-5-1 0-2 1-6 5-9 11-20 21-30 32-3-6-23-37-69-37-95 0-190 93-190 190 0 69 50 114 114 114 37 0 70-17 91-36 40-34 47-72 47-73 0-3-4-2-5-3-2 0-5 0-6 3-3 11-13 41-42 66-30 23-56 30-78 30-38 0-83-22-83-87 0-23 10-91 52-141 25-28 65-50 102-50 43 0 68 33 68 82 0 16-1 16-1 21 0 4 5 4 6 4 6 0 6-1 9-9 8-36 18-70 26-106z"><text:p/></draw:path><draw:path draw:style-name="gr23" draw:text-style-name="P23" svg:width="0.09cm" svg:height="0.294cm" svg:x="5.83cm" svg:y="0.006cm" svg:viewBox="0 0 91 295" svg:d="M91 5c-2-1 0-5-6-5-9 0-41 4-51 5-4 0-9 0-9 8 0 5 5 5 11 5 20 0 20 4 20 7s-1 6-1 9c-18 69-35 138-53 208-1 5-2 7-2 14 0 24 19 39 38 39 15 0 26-9 33-23 7-17 12-41 12-42 0-4-4-4-5-4-5 0-5 2-6 8-7 27-16 51-32 51-12 0-12-13-12-19 0-10 0-12 2-19 20-81 41-162 61-242z"><text:p/></draw:path><draw:path draw:style-name="gr24" draw:text-style-name="P23" svg:width="0.28cm" svg:height="0.277cm" svg:x="6.063cm" svg:y="0.052cm" svg:viewBox="0 0 281 278" svg:d="M149 149c39 0 79 0 119 0 4 0 13 0 13-9 0-8-9-8-13-8-40 0-80 0-119 0 0-40 0-78 0-118 0-6 0-14-9-14-8 0-8 8-8 14 0 40 0 78 0 118-40 0-78 0-118 0-6 0-14 0-14 8 0 9 8 9 14 9 40 0 78 0 118 0 0 38 0 77 0 116 0 6 0 13 8 13 9 0 9-7 9-13 0-39 0-78 0-116z"><text:p/></draw:path><draw:path draw:style-name="gr25" draw:text-style-name="P22" svg:width="0.138cm" svg:height="0.277cm" svg:x="6.499cm" svg:y="0.018cm" svg:viewBox="0 0 139 278" svg:d="M86 11c0-10 0-11-9-11-25 26-63 26-77 26 0 5 0 9 0 14 8 0 34 0 55-11 0 72 0 145 0 217 0 14-1 19-38 19-5 0-9 0-13 0 0 4 0 9 0 13 14-1 49-1 67-1 17 0 54 0 68 1 0-4 0-9 0-13-5 0-8 0-13 0-37 0-40-4-40-19 0-78 0-157 0-235z"><text:p/></draw:path><draw:path draw:style-name="gr26" draw:text-style-name="P23" svg:width="0.299cm" svg:height="0.283cm" svg:x="6.782cm" svg:y="0.012cm" svg:viewBox="0 0 300 284" svg:d="M112 149c14 0 27 0 42 0 31 0 34 7 34 19 0 3 0 8-3 20 0 2-1 2-1 5s2 5 4 5c5 0 5-2 8-9 7-31 15-61 22-91 2-5 2-6 2-7-2-1-2-4-5-4-5 0-5 2-6 9-10 32-19 41-55 41-14 0-26 0-39 0 10-36 18-72 28-108 3-15 3-16 23-16 18 0 37 0 55 0 51 0 61 13 61 46 0 9 0 12-1 22 0 6 0 8 0 9s1 5 5 5 4-3 6-11c2-24 6-49 8-73 1-11-1-11-12-11-68 0-138 0-206 0-9 0-12 0-12 8 0 5 3 5 10 5 16 0 28 0 28 7 0 3 0 3-1 11-19 73-37 147-57 221-3 16-4 19-38 19-7 0-12 0-12 8 0 5 6 5 7 5 12 0 43-1 55-1 15 0 50 1 63 1 3 0 9 0 9-7 0-4-1-3-2-5-1-1-2-1-12-1s-12 0-23 0c-12-2-13-4-13-9 0-1 0-3 2-9 9-35 17-70 26-104z"><text:p/></draw:path><draw:path draw:style-name="gr27" draw:text-style-name="P23" svg:width="0.161cm" svg:height="0.189cm" svg:x="7.116cm" svg:y="0.111cm" svg:viewBox="0 0 162 190" svg:d="M59 89c13 0 44 0 65-10 30-12 32-37 32-43 0-18-17-36-46-36-46 0-110 41-110 115 0 42 25 75 66 75 60 0 96-44 96-49 0-2-2-6-5-6-2 0-3 2-6 5-33 41-79 41-84 41-33 0-37-35-37-48 0-5 1-18 7-44 7 0 15 0 22 0zM40 80c16-64 60-70 70-70 20 0 32 12 32 26 0 44-68 44-86 44-6 0-10 0-16 0z"><text:p/></draw:path><draw:path draw:style-name="gr28" draw:text-style-name="P23" svg:width="0.135cm" svg:height="0.199cm" svg:x="7.309cm" svg:y="0.165cm" svg:viewBox="0 0 136 200" svg:d="M65 97c23 0 38 16 38 47 0 37-20 48-37 48-12 0-38-4-50-21 13-1 16-11 16-17 0-9-7-15-16-15-8 0-16 5-16 17 0 27 30 44 66 44 41 0 70-26 70-56 0-23-20-46-52-52 31-12 42-33 42-51 0-24-28-41-60-41-34 0-58 16-58 40 0 9 8 15 16 15 10 0 16-7 16-15 0-9-6-15-16-15 11-13 31-17 42-17 13 0 31 6 31 33 0 12-3 25-12 34-9 11-18 12-32 14-7 0-7 0-10 0-1 1-2 1-2 4 0 4 2 4 7 4 6 0 11 0 17 0z"><text:p/></draw:path><draw:path draw:style-name="gr29" draw:text-style-name="P23" svg:width="0.3cm" svg:height="0.284cm" svg:x="7.498cm" svg:y="0.011cm" svg:viewBox="0 0 301 285" svg:d="M112 155c24 0 46 0 70 0 60 0 119-45 119-92 0-32-27-63-83-63-45 0-91 0-136 0-9 0-14 0-14 8 0 5 5 5 14 5 4 0 12 0 18 0 6 1 8 3 8 7 0 2 0 4-1 9-19 74-37 149-57 224-4 16-4 19-38 19-7 0-12 0-12 8 0 5 5 5 6 5 12 0 42-1 54-1 8 0 18 1 26 1 10 0 20 0 28 0 4 0 8 0 8-8 0-5-3-5-10-5-17 0-28 0-28-7 0-3 0-5 1-8 9-34 18-68 27-102zM142 29c3-15 4-16 22-16 14 0 28 0 41 0 35 0 57 11 57 40 0 16-9 52-24 68-22 19-47 22-66 22-20 0-40 0-59 0 9-39 19-77 29-114z"><text:p/></draw:path><draw:path draw:style-name="gr30" draw:text-style-name="P23" svg:width="0.13cm" svg:height="0.194cm" svg:x="7.771cm" svg:y="0.165cm" svg:viewBox="0 0 131 195" svg:d="M131 141c-4 0-7 0-11 0 0 8-4 24-7 28-3 1-25 1-29 1-18 0-37 0-55 0 31-27 42-36 60-49 21-18 42-36 42-64 0-35-31-57-70-57-36 0-61 25-61 53 0 14 13 16 16 16 7 0 15-6 15-15 0-6-2-16-17-16 9-21 29-27 44-27 28 0 44 23 44 46 0 26-18 46-28 57-24 23-46 45-70 69-4 4-4 4-4 12 41 0 80 0 121 0 4-18 6-36 10-54z"><text:p/></draw:path><draw:path draw:style-name="gr31" draw:text-style-name="P23" svg:width="0.289cm" svg:height="0.303cm" svg:x="7.963cm" svg:y="0.001cm" svg:viewBox="0 0 290 304" svg:d="M290 113c0-67-44-113-106-113-92 0-184 96-184 193 0 69 47 111 107 111 90 0 183-92 183-191zM110 293c-42 0-72-33-72-89 0-17 6-78 39-127 29-45 71-66 104-66 34 0 72 24 72 86 0 30-11 96-53 146-20 25-55 50-90 50z"><text:p/></draw:path><draw:path draw:style-name="gr32" draw:text-style-name="P23" svg:width="0.135cm" svg:height="0.199cm" svg:x="8.28cm" svg:y="0.165cm" svg:viewBox="0 0 136 200" svg:d="M89 89c23-11 37-26 37-45 0-28-30-44-59-44-32 0-59 22-59 49 0 13 8 24 12 30 6 6 8 7 26 17-17 7-46 24-46 54 0 33 34 50 67 50 37 0 69-23 69-55 0-19-12-36-29-46-4-2-15-8-18-10zM41 61c-9-5-17-12-17-23 0-19 22-30 43-30 23 0 43 15 43 36 0 25-30 39-31 39-1-2-1 0-3-2-12-7-23-14-35-20zM55 102c13 7 27 14 40 23 8 4 23 14 23 31 0 21-24 36-51 36-26 0-50-18-50-42 0-22 17-39 38-48z"><text:p/></draw:path></draw:g></draw:g><text:s/></text:p>
      <text:p text:style-name="P17"/>
      <text:p text:style-name="P17">en multipliant par 2 pour supprimer les fractions (dans ce cas)</text:p>
      <text:p text:style-name="P4"/>
      <text:p text:style-name="P4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5131*" fo:start-indent="0cm" fo:end-indent="0.55cm"/>
          <style:column style:rel-width="4507*" fo:start-indent="0.5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henry Saux</meta:initial-creator>
    <meta:creation-date>2022-02-18T11:25:04.765000000</meta:creation-date>
    <dc:date>2022-02-18T17:39:35.644000000</dc:date>
    <dc:creator>Paulhenry Saux</dc:creator>
    <meta:editing-duration>PT3H36M40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30" meta:word-count="192" meta:character-count="1080" meta:non-whitespace-character-count="885"/>
  </office:meta>
</office:document-meta>
</file>